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TimesNewRomanPSMT" svg:font-family="TimesNewRomanPSMT" style:font-family-generic="roman"/>
    <style:font-face style:name="TimesNewRomanPS-ItalicMT" svg:font-family="TimesNewRomanPS-ItalicMT" style:font-family-generic="script"/>
    <style:font-face style:name="AgfaRotisSansSerif" svg:font-family="AgfaRotisSansSerif" style:font-family-generic="swiss"/>
    <style:font-face style:name="AgfaRotisSansSerif-Italic" svg:font-family="AgfaRotisSansSerif-Italic" style:font-family-generic="swiss"/>
    <style:font-face style:name="AgfaRotisSansSerifExtraBold" svg:font-family="AgfaRotisSansSerifExtraBold" style:font-family-generic="swiss"/>
    <style:font-face style:name="ArialMT" svg:font-family="ArialMT" style:font-family-generic="swiss"/>
    <style:font-face style:name="FFScala" svg:font-family="FFScala" style:font-family-generic="system"/>
    <style:font-face style:name="StarSymbol" svg:font-family="StarSymbol" style:font-family-generic="system"/>
    <style:font-face style:name="TimesNewRomanPS-BoldMT" svg:font-family="TimesNewRomanPS-BoldMT" style:font-family-generic="system"/>
    <style:font-face style:name="MS Mincho" svg:font-family="'MS Mincho'" style:font-family-generic="modern" style:font-pitch="fixed"/>
    <style:font-face style:name="Cambria" svg:font-family="Cambria" style:font-family-generic="roman" style:font-pitch="variable"/>
    <style:font-face style:name="Minion Pro" svg:font-family="'Minion Pro'" style:font-family-generic="roman" style:font-pitch="variable"/>
    <style:font-face style:name="Perpetua" svg:font-family="Perpet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elle1" style:family="table">
      <style:table-properties style:width="15.981cm" fo:margin-left="0.014cm" table:align="left"/>
    </style:style>
    <style:style style:name="Tabelle1.A" style:family="table-column">
      <style:table-column-properties style:column-width="7.964cm"/>
    </style:style>
    <style:style style:name="Tabelle1.B" style:family="table-column">
      <style:table-column-properties style:column-width="8.017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2" style:family="table-row">
      <style:table-row-properties style:min-row-height="0.617cm" style:use-optimal-row-height="false"/>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Fußzeile">
      <style:paragraph-properties fo:text-align="end" style:justify-single-word="false"/>
    </style:style>
    <style:style style:name="P2" style:family="paragraph" style:parent-style-name="Standard">
      <style:paragraph-properties fo:orphans="2" fo:widows="2" fo:hyphenation-ladder-count="no-limit" style:text-autospace="none"/>
      <style:text-properties fo:hyphenate="true" fo:hyphenation-remain-char-count="0" fo:hyphenation-push-char-count="0"/>
    </style:style>
    <style:style style:name="P3" style:family="paragraph" style:parent-style-name="Standard">
      <style:text-properties fo:language="en" fo:country="US" fo:font-weight="bold" style:font-name-asian="TimesNewRomanPSMT" style:font-weight-asian="bold" style:font-name-complex="TimesNewRomanPSMT" style:font-weight-complex="bold"/>
    </style:style>
    <style:style style:name="P4" style:family="paragraph" style:parent-style-name="Standard">
      <style:paragraph-properties style:text-autospace="none"/>
    </style:style>
    <style:style style:name="P5" style:family="paragraph" style:parent-style-name="Standard">
      <style:paragraph-properties fo:text-align="center" style:justify-single-word="false"/>
      <style:text-properties fo:font-size="16pt" fo:language="en" fo:country="US"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autospace="none"/>
      <style:text-properties fo:font-size="16pt" fo:font-weight="bold" style:font-size-asian="16pt" style:font-weight-asian="bold" style:font-size-complex="16pt" style:font-weight-complex="bold"/>
    </style:style>
    <style:style style:name="P8" style:family="paragraph" style:parent-style-name="Standard">
      <style:paragraph-properties fo:text-align="center" style:justify-single-word="false" style:text-autospace="none"/>
      <style:text-properties fo:font-weight="bold" style:font-name-asian="TimesNewRomanPSMT" style:font-weight-asian="bold" style:font-name-complex="TimesNewRomanPSMT" style:font-weight-complex="bold"/>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line-height="150%" fo:text-align="justify" style:justify-single-word="false"/>
      <style:text-properties fo:font-weight="bold" style:font-weight-asian="bold" style:font-weight-complex="bold"/>
    </style:style>
    <style:style style:name="P11" style:family="paragraph" style:parent-style-name="Standard">
      <style:paragraph-properties style:text-autospace="none"/>
      <style:text-properties fo:font-weight="bold" style:font-name-asian="Times New Roman" style:font-weight-asian="bold" style:font-name-complex="Times New Roman" style:font-weight-complex="bold"/>
    </style:style>
    <style:style style:name="P1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3" style:family="paragraph" style:parent-style-name="Standard">
      <style:paragraph-properties fo:text-align="center" style:justify-single-word="false"/>
      <style:text-properties style:font-name-asian="TimesNewRomanPSMT" style:font-name-complex="TimesNewRomanPSMT"/>
    </style:style>
    <style:style style:name="P14" style:family="paragraph" style:parent-style-name="Standard">
      <style:paragraph-properties fo:text-align="center" style:justify-single-word="false" style:text-autospace="none"/>
      <style:text-properties style:font-name-asian="TimesNewRomanPSMT" style:font-name-complex="TimesNewRomanPSMT"/>
    </style:style>
    <style:style style:name="P15" style:family="paragraph" style:parent-style-name="Standard">
      <style:text-properties fo:color="#000000" fo:font-weight="bold" style:font-name-asian="TimesNewRomanPSMT" style:font-weight-asian="bold" style:font-name-complex="TimesNewRomanPSMT" style:font-weight-complex="bold"/>
    </style:style>
    <style:style style:name="P16" style:family="paragraph" style:parent-style-name="Standard">
      <style:text-properties fo:color="#000000" style:font-name-asian="TimesNewRomanPSMT" style:font-name-complex="TimesNewRomanPSMT"/>
    </style:style>
    <style:style style:name="P17" style:family="paragraph" style:parent-style-name="Standard">
      <style:paragraph-properties style:text-autospace="none"/>
      <style:text-properties fo:color="#000000" style:font-name-asian="TimesNewRomanPSMT" style:font-name-complex="TimesNewRomanPSMT"/>
    </style:style>
    <style:style style:name="P18" style:family="paragraph" style:parent-style-name="Standard">
      <style:paragraph-properties fo:line-height="150%" fo:text-align="justify" style:justify-single-word="false"/>
      <style:text-properties fo:color="#000000"/>
    </style:style>
    <style:style style:name="P19" style:family="paragraph" style:parent-style-name="Standard">
      <style:paragraph-properties fo:line-height="150%" fo:text-align="justify" style:justify-single-word="false" style:text-autospace="none"/>
      <style:text-properties fo:color="#000000"/>
    </style:style>
    <style:style style:name="P20" style:family="paragraph" style:parent-style-name="Standard">
      <style:paragraph-properties fo:line-height="150%" fo:text-align="justify" style:justify-single-word="false"/>
      <style:text-properties fo:color="#000000" fo:language="en" fo:country="US" fo:font-weight="bold" style:font-weight-asian="bold" style:font-weight-complex="bold"/>
    </style:style>
    <style:style style:name="P21" style:family="paragraph" style:parent-style-name="Standard">
      <style:paragraph-properties fo:text-align="justify" style:justify-single-word="false" style:text-autospace="none"/>
      <style:text-properties fo:color="#000000" fo:language="en" fo:country="US"/>
    </style:style>
    <style:style style:name="P22" style:family="paragraph" style:parent-style-name="Standard">
      <style:paragraph-properties fo:text-align="center" style:justify-single-word="false"/>
    </style:style>
    <style:style style:name="P23" style:family="paragraph" style:parent-style-name="Standard">
      <style:paragraph-properties fo:line-height="150%"/>
    </style:style>
    <style:style style:name="P24" style:family="paragraph" style:parent-style-name="Standard">
      <style:paragraph-properties fo:line-height="150%" fo:text-align="justify" style:justify-single-word="false"/>
    </style:style>
    <style:style style:name="P25" style:family="paragraph" style:parent-style-name="Standard">
      <style:paragraph-properties fo:line-height="150%" fo:text-align="justify" style:justify-single-word="false" style:text-autospace="none"/>
    </style:style>
    <style:style style:name="P26" style:family="paragraph" style:parent-style-name="Standard">
      <style:paragraph-properties fo:line-height="150%" fo:text-align="justify" style:justify-single-word="false" fo:orphans="2" fo:widows="2" fo:hyphenation-ladder-count="no-limit" style:text-autospace="none" style:vertical-align="auto"/>
      <style:text-properties fo:hyphenate="true" fo:hyphenation-remain-char-count="0" fo:hyphenation-push-char-count="0"/>
    </style:style>
    <style:style style:name="P27" style:family="paragraph" style:parent-style-name="Standard">
      <style:paragraph-properties fo:line-height="150%" style:text-autospace="none"/>
    </style:style>
    <style:style style:name="P28" style:family="paragraph" style:parent-style-name="Standard">
      <style:paragraph-properties fo:line-height="150%" fo:text-align="center" style:justify-single-word="false" style:text-autospace="none"/>
    </style:style>
    <style:style style:name="P29" style:family="paragraph" style:parent-style-name="Standard">
      <style:paragraph-properties fo:line-height="150%" fo:orphans="2" fo:widows="2" fo:hyphenation-ladder-count="no-limit" style:text-autospace="none" style:vertical-align="auto"/>
      <style:text-properties fo:hyphenate="true" fo:hyphenation-remain-char-count="0" fo:hyphenation-push-char-count="0"/>
    </style:style>
    <style:style style:name="P30" style:family="paragraph" style:parent-style-name="Standard">
      <style:text-properties fo:font-size="14pt" fo:font-weight="bold" style:font-size-asian="14pt" style:font-weight-asian="bold" style:font-size-complex="14pt" style:font-weight-complex="bold"/>
    </style:style>
    <style:style style:name="P31" style:family="paragraph" style:parent-style-name="Standard">
      <style:paragraph-properties fo:line-height="150%"/>
      <style:text-properties fo:font-size="14pt" fo:font-weight="bold" style:font-size-asian="14pt" style:font-weight-asian="bold" style:font-size-complex="14pt" style:font-weight-complex="bold"/>
    </style:style>
    <style:style style:name="P32" style:family="paragraph" style:parent-style-name="Standard">
      <style:paragraph-properties fo:line-height="150%" fo:text-align="justify" style:justify-single-word="false" style:text-autospace="none"/>
      <style:text-properties fo:font-size="14pt" fo:font-weight="bold" style:font-size-asian="14pt" style:font-weight-asian="bold" style:font-size-complex="14pt" style:font-weight-complex="bold"/>
    </style:style>
    <style:style style:name="P33" style:family="paragraph" style:parent-style-name="Standard">
      <style:paragraph-properties fo:line-height="150%" fo:text-align="justify" style:justify-single-word="false" fo:orphans="2" fo:widows="2" fo:hyphenation-ladder-count="no-limit" style:text-autospace="none" style:vertical-align="auto"/>
      <style:text-properties fo:font-size="14pt" fo:font-weight="bold" style:letter-kerning="false" style:font-size-asian="14pt" style:font-weight-asian="bold" style:font-name-complex="Times New Roman" style:font-size-complex="14pt" style:font-weight-complex="bold" fo:hyphenate="true" fo:hyphenation-remain-char-count="0" fo:hyphenation-push-char-count="0"/>
    </style:style>
    <style:style style:name="P34" style:family="paragraph" style:parent-style-name="Standard">
      <style:paragraph-properties fo:line-height="150%" fo:text-align="justify" style:justify-single-word="false" style:text-autospace="none"/>
      <style:text-properties style:font-name="TimesNewRomanPSMT" style:font-name-asian="TimesNewRomanPSMT" style:font-name-complex="TimesNewRomanPSMT"/>
    </style:style>
    <style:style style:name="P35" style:family="paragraph" style:parent-style-name="Standard">
      <style:paragraph-properties fo:line-height="150%" fo:text-align="justify" style:justify-single-word="false" style:text-autospace="none"/>
      <style:text-properties style:font-name="TimesNewRomanPSMT" fo:font-size="14pt" fo:font-weight="bold" style:font-name-asian="TimesNewRomanPSMT" style:font-size-asian="14pt" style:font-weight-asian="bold" style:font-name-complex="TimesNewRomanPSMT" style:font-size-complex="14pt" style:font-weight-complex="bold"/>
    </style:style>
    <style:style style:name="P36" style:family="paragraph" style:parent-style-name="Standard">
      <style:paragraph-properties fo:line-height="150%" fo:text-align="justify" style:justify-single-word="false" style:text-autospace="none"/>
      <style:text-properties fo:color="#1a171b" style:font-name-asian="Times New Roman" style:font-name-complex="Times New Roman"/>
    </style:style>
    <style:style style:name="P37" style:family="paragraph" style:parent-style-name="Standard">
      <style:paragraph-properties fo:line-height="150%" style:text-autospace="none"/>
      <style:text-properties fo:color="#1a171b" style:font-name-asian="Times New Roman" style:font-name-complex="Times New Roman"/>
    </style:style>
    <style:style style:name="P38" style:family="paragraph" style:parent-style-name="Standard">
      <style:paragraph-properties fo:line-height="150%" fo:text-align="justify" style:justify-single-word="false" style:text-autospace="none"/>
      <style:text-properties fo:color="#1a171b" fo:font-size="8pt" style:letter-kerning="false" style:font-name-asian="Times New Roman" style:font-size-asian="8pt" style:font-name-complex="Times New Roman" style:font-size-complex="8pt"/>
    </style:style>
    <style:style style:name="P39" style:family="paragraph" style:parent-style-name="Standard">
      <style:paragraph-properties style:text-autospace="none"/>
      <style:text-properties fo:color="#1a171b" fo:font-size="10pt" fo:font-style="italic" style:font-size-asian="10pt" style:font-style-asian="italic" style:font-size-complex="10pt"/>
    </style:style>
    <style:style style:name="P40" style:family="paragraph" style:parent-style-name="Standard">
      <style:paragraph-properties fo:line-height="150%" fo:text-align="justify" style:justify-single-word="false" style:text-autospace="none"/>
      <style:text-properties fo:color="#1a171b" fo:font-size="9pt" style:text-underline-style="solid" style:text-underline-width="auto" style:text-underline-color="font-color" style:text-underline-mode="continuous" style:text-line-through-mode="continuous" style:font-name-asian="Times New Roman" style:font-size-asian="9pt" style:font-name-complex="Times New Roman" style:font-size-complex="9pt"/>
    </style:style>
    <style:style style:name="P41" style:family="paragraph" style:parent-style-name="Standard">
      <style:paragraph-properties fo:line-height="150%" fo:text-align="justify" style:justify-single-word="false" style:text-autospace="none"/>
      <style:text-properties fo:font-style="italic" style:font-name-asian="Times New Roman" style:font-style-asian="italic" style:font-name-complex="Times New Roman" style:font-style-complex="italic"/>
    </style:style>
    <style:style style:name="P42" style:family="paragraph" style:parent-style-name="Standard">
      <style:paragraph-properties fo:line-height="150%" style:text-autospace="none"/>
      <style:text-properties fo:font-style="italic" style:font-name-asian="Times New Roman" style:font-style-asian="italic" style:font-name-complex="Times New Roman" style:font-style-complex="italic"/>
    </style:style>
    <style:style style:name="P43" style:family="paragraph" style:parent-style-name="Standard">
      <style:paragraph-properties fo:line-height="150%" fo:text-align="justify" style:justify-single-word="false" style:text-autospace="none"/>
      <style:text-properties style:font-name-asian="Times New Roman" style:font-name-complex="Times New Roman"/>
    </style:style>
    <style:style style:name="P44" style:family="paragraph" style:parent-style-name="Standard">
      <style:paragraph-properties fo:line-height="150%" fo:text-align="justify" style:justify-single-word="false"/>
      <style:text-properties fo:font-size="10.5pt" fo:font-weight="bold" style:font-size-asian="10.5pt" style:font-weight-asian="bold" style:font-size-complex="10.5pt" style:font-weight-complex="bold"/>
    </style:style>
    <style:style style:name="P45" style:family="paragraph" style:parent-style-name="Standard">
      <style:paragraph-properties style:text-autospace="none"/>
      <style:text-properties fo:font-size="10.5pt" fo:font-style="italic" style:font-name-asian="Times New Roman" style:font-size-asian="10.5pt" style:font-style-asian="italic" style:font-name-complex="Times New Roman" style:font-size-complex="10.5pt" style:font-style-complex="italic"/>
    </style:style>
    <style:style style:name="P46" style:family="paragraph" style:parent-style-name="Standard">
      <style:paragraph-properties fo:text-align="justify" style:justify-single-word="false" style:text-autospace="none"/>
    </style:style>
    <style:style style:name="P47" style:family="paragraph" style:parent-style-name="Standard">
      <style:paragraph-properties fo:line-height="150%" fo:text-align="justify" style:justify-single-word="false" style:text-autospace="none"/>
      <style:text-properties fo:font-size="8pt" style:font-size-asian="8pt" style:font-size-complex="8pt"/>
    </style:style>
    <style:style style:name="P48" style:family="paragraph" style:parent-style-name="Standard">
      <style:paragraph-properties fo:line-height="150%" style:text-autospace="none"/>
      <style:text-properties fo:font-size="8pt" style:font-size-asian="8pt" style:font-size-complex="8pt"/>
    </style:style>
    <style:style style:name="P49" style:family="paragraph" style:parent-style-name="Standard">
      <style:paragraph-properties fo:line-height="150%" fo:text-align="justify" style:justify-single-word="false"/>
      <style:text-properties fo:font-size="8pt" style:font-size-asian="8pt" style:font-name-complex="Times New Roman" style:font-size-complex="8pt"/>
    </style:style>
    <style:style style:name="P50" style:family="paragraph" style:parent-style-name="Standard">
      <style:paragraph-properties fo:line-height="150%" fo:orphans="2" fo:widows="2" fo:hyphenation-ladder-count="no-limit" style:text-autospace="none" style:vertical-align="auto"/>
      <style:text-properties fo:font-size="8pt" style:font-size-asian="8pt" style:font-name-complex="Times New Roman" style:font-size-complex="8pt" fo:hyphenate="true" fo:hyphenation-remain-char-count="0" fo:hyphenation-push-char-count="0"/>
    </style:style>
    <style:style style:name="P51" style:family="paragraph" style:parent-style-name="Standard">
      <style:paragraph-properties fo:line-height="150%" fo:text-align="justify" style:justify-single-word="false" fo:orphans="2" fo:widows="2" fo:hyphenation-ladder-count="no-limit" style:text-autospace="none" style:vertical-align="auto"/>
      <style:text-properties fo:font-size="8pt" style:letter-kerning="false" style:font-size-asian="8pt" style:font-name-complex="Times New Roman" style:font-size-complex="8pt" fo:hyphenate="true" fo:hyphenation-remain-char-count="0" fo:hyphenation-push-char-count="0"/>
    </style:style>
    <style:style style:name="P52" style:family="paragraph" style:parent-style-name="Standard">
      <style:paragraph-properties fo:line-height="150%" fo:text-align="justify" style:justify-single-word="false"/>
      <style:text-properties fo:font-size="9pt" style:font-size-asian="9pt" style:font-size-complex="9pt"/>
    </style:style>
    <style:style style:name="P53" style:family="paragraph" style:parent-style-name="Standard">
      <style:text-properties fo:font-size="11pt" fo:font-weight="bold" style:font-size-asian="11pt" style:font-weight-asian="bold" style:font-name-complex="Times New Roman" style:font-size-complex="11pt"/>
    </style:style>
    <style:style style:name="P54" style:family="paragraph" style:parent-style-name="Standard">
      <style:text-properties fo:font-size="11pt" fo:font-weight="bold" style:font-size-asian="11pt" style:font-weight-asian="bold" style:font-name-complex="Times New Roman" style:font-size-complex="11pt" style:font-weight-complex="bold"/>
    </style:style>
    <style:style style:name="P55" style:family="paragraph" style:parent-style-name="Standard">
      <style:paragraph-properties fo:line-height="150%"/>
      <style:text-properties fo:font-size="11pt" fo:font-weight="bold" style:font-size-asian="11pt" style:font-weight-asian="bold" style:font-name-complex="Times New Roman" style:font-size-complex="11pt"/>
    </style:style>
    <style:style style:name="P56" style:family="paragraph" style:parent-style-name="Standard">
      <style:paragraph-properties fo:line-height="150%" fo:text-align="justify" style:justify-single-word="false"/>
      <style:text-properties fo:font-size="11pt" style:font-size-asian="11pt" style:font-name-complex="Times New Roman" style:font-size-complex="11pt"/>
    </style:style>
    <style:style style:name="P57" style:family="paragraph" style:parent-style-name="Standard">
      <style:paragraph-properties fo:line-height="150%" fo:text-align="justify" style:justify-single-word="false"/>
      <style:text-properties fo:font-size="11pt" style:font-size-asian="11pt" style:font-name-complex="Times New Roman" style:font-size-complex="11pt" style:font-weight-complex="bold"/>
    </style:style>
    <style:style style:name="P58" style:family="paragraph" style:parent-style-name="Standard">
      <style:paragraph-properties fo:text-align="justify" style:justify-single-word="false"/>
      <style:text-properties fo:font-size="11pt" style:font-size-asian="11pt" style:font-name-complex="Times New Roman" style:font-size-complex="11pt"/>
    </style:style>
    <style:style style:name="P59" style:family="paragraph" style:parent-style-name="Standard">
      <style:paragraph-properties fo:line-height="150%" fo:text-align="justify" style:justify-single-word="false" fo:orphans="2" fo:widows="2" fo:hyphenation-ladder-count="no-limit" style:text-autospace="none" style:vertical-align="auto"/>
      <style:text-properties fo:font-size="11pt" style:font-name-asian="Times New Roman" style:font-size-asian="11pt" style:font-name-complex="Times New Roman" style:font-size-complex="11pt" fo:hyphenate="true" fo:hyphenation-remain-char-count="0" fo:hyphenation-push-char-count="0"/>
    </style:style>
    <style:style style:name="P60" style:family="paragraph" style:parent-style-name="Standard">
      <style:paragraph-properties fo:line-height="150%" fo:text-align="justify" style:justify-single-word="false" fo:orphans="2" fo:widows="2" fo:hyphenation-ladder-count="no-limit" style:text-autospace="none" style:vertical-align="auto"/>
      <style:text-properties fo:font-size="11pt" style:letter-kerning="false" style:font-size-asian="11pt" style:font-name-complex="Times New Roman" style:font-size-complex="11pt" style:font-weight-complex="bold" fo:hyphenate="true" fo:hyphenation-remain-char-count="0" fo:hyphenation-push-char-count="0"/>
    </style:style>
    <style:style style:name="P61" style:family="paragraph" style:parent-style-name="Standard">
      <style:paragraph-properties fo:line-height="150%" fo:text-align="justify" style:justify-single-word="false"/>
      <style:text-properties fo:font-size="11pt" fo:font-style="italic" style:font-size-asian="11pt" style:font-style-asian="italic" style:font-name-complex="Times New Roman" style:font-size-complex="11pt"/>
    </style:style>
    <style:style style:name="P62" style:family="paragraph" style:parent-style-name="Inhaltsverzeichnisüberschrift">
      <style:paragraph-properties fo:line-height="150%"/>
    </style:style>
    <style:style style:name="P63" style:family="paragraph" style:parent-style-name="Verzeichnis_20_1">
      <style:paragraph-properties fo:line-height="150%">
        <style:tab-stops>
          <style:tab-stop style:position="15.984cm" style:type="right" style:leader-style="dotted" style:leader-text="."/>
        </style:tab-stops>
      </style:paragraph-properties>
    </style:style>
    <style:style style:name="P64" style:family="paragraph" style:parent-style-name="Verzeichnis_20_2">
      <style:paragraph-properties fo:line-height="150%">
        <style:tab-stops>
          <style:tab-stop style:position="15.561cm" style:type="right" style:leader-style="dotted" style:leader-text="."/>
        </style:tab-stops>
      </style:paragraph-properties>
    </style:style>
    <style:style style:name="P65" style:family="paragraph" style:parent-style-name="Verzeichnis_20_3">
      <style:paragraph-properties fo:line-height="150%">
        <style:tab-stops>
          <style:tab-stop style:position="15.138cm" style:type="right" style:leader-style="dotted" style:leader-text="."/>
        </style:tab-stops>
      </style:paragraph-properties>
    </style:style>
    <style:style style:name="P66" style:family="paragraph" style:parent-style-name="Standard">
      <style:paragraph-properties fo:margin-left="0cm" fo:margin-right="0cm" fo:line-height="150%" fo:text-align="justify" style:justify-single-word="false" fo:text-indent="1.251cm" style:auto-text-indent="false" style:text-autospace="none"/>
    </style:style>
    <style:style style:name="P67" style:family="paragraph" style:parent-style-name="Standard">
      <style:paragraph-properties fo:margin-left="0cm" fo:margin-right="0cm" fo:line-height="150%" fo:text-align="justify" style:justify-single-word="false" fo:text-indent="1.251cm" style:auto-text-indent="false" style:text-autospace="none"/>
      <style:text-properties style:font-name="TimesNewRomanPSMT" style:font-name-asian="TimesNewRomanPSMT" style:font-name-complex="TimesNewRomanPSMT"/>
    </style:style>
    <style:style style:name="P68" style:family="paragraph" style:parent-style-name="Standard">
      <style:paragraph-properties fo:margin-left="0cm" fo:margin-right="0cm" fo:text-indent="1.251cm" style:auto-text-indent="false"/>
      <style:text-properties fo:font-style="italic" fo:font-weight="bold" style:font-style-asian="italic" style:font-weight-asian="bold" style:font-style-complex="italic"/>
    </style:style>
    <style:style style:name="P69" style:family="paragraph" style:parent-style-name="Standard">
      <style:paragraph-properties fo:margin-left="0.101cm" fo:margin-right="0cm" fo:line-height="150%" fo:text-align="justify" style:justify-single-word="false" fo:text-indent="0cm" style:auto-text-indent="false">
        <style:tab-stops/>
      </style:paragraph-properties>
    </style:style>
    <style:style style:name="P70" style:family="paragraph" style:parent-style-name="Ü2">
      <style:paragraph-properties fo:margin-top="0cm" fo:margin-bottom="0cm" fo:line-height="150%" fo:text-align="justify" style:justify-single-word="false"/>
    </style:style>
    <style:style style:name="P71" style:family="paragraph" style:parent-style-name="Standard">
      <style:paragraph-properties fo:margin-left="1.251cm" fo:margin-right="0cm" fo:line-height="150%" fo:text-align="justify" style:justify-single-word="false" fo:text-indent="0cm" style:auto-text-indent="false" style:text-autospace="none">
        <style:tab-stops/>
      </style:paragraph-properties>
    </style:style>
    <style:style style:name="P72" style:family="paragraph" style:parent-style-name="Standard">
      <style:paragraph-properties fo:margin-left="1.251cm" fo:margin-right="0cm" fo:text-indent="0cm" style:auto-text-indent="false" style:text-autospace="none">
        <style:tab-stops/>
      </style:paragraph-properties>
    </style:style>
    <style:style style:name="P73" style:family="paragraph" style:parent-style-name="Standard">
      <style:paragraph-properties fo:margin-left="0cm" fo:margin-right="0cm" fo:line-height="150%" fo:text-align="justify" style:justify-single-word="false" fo:text-indent="0.635cm" style:auto-text-indent="false" style:text-autospace="none"/>
    </style:style>
    <style:style style:name="P74" style:family="paragraph" style:parent-style-name="Überschrift_20_2">
      <style:text-properties fo:font-weight="normal" style:font-weight-asian="normal" style:font-weight-complex="normal"/>
    </style:style>
    <style:style style:name="P75" style:family="paragraph" style:parent-style-name="Standard">
      <style:paragraph-properties fo:margin-left="2.501cm" fo:margin-right="0cm" fo:text-indent="0cm" style:auto-text-indent="false" style:text-autospace="none">
        <style:tab-stops/>
      </style:paragraph-properties>
      <style:text-properties fo:font-size="10.5pt" fo:font-style="italic" style:font-size-asian="10.5pt" style:font-style-asian="italic" style:font-size-complex="10.5pt" style:font-style-complex="italic"/>
    </style:style>
    <style:style style:name="P76" style:family="paragraph" style:parent-style-name="Standard">
      <style:paragraph-properties fo:margin-left="1.251cm" fo:margin-right="0cm" fo:line-height="150%" fo:text-indent="1.251cm" style:auto-text-indent="false" style:text-autospace="none">
        <style:tab-stops/>
      </style:paragraph-properties>
      <style:text-properties fo:color="#1a171b" style:font-name-asian="Times New Roman" style:font-name-complex="Times New Roman"/>
    </style:style>
    <style:style style:name="P77" style:family="paragraph" style:parent-style-name="Standard">
      <style:paragraph-properties fo:margin-left="1.96cm" fo:margin-right="0cm" fo:margin-top="0.212cm" fo:margin-bottom="0cm" fo:text-align="justify" style:justify-single-word="false" fo:text-indent="0cm" style:auto-text-indent="false" style:text-autospace="none">
        <style:tab-stops/>
      </style:paragraph-properties>
    </style:style>
    <style:style style:name="P78" style:family="paragraph" style:parent-style-name="Standard">
      <style:paragraph-properties fo:padding="0.035cm" fo:border="0.009cm solid #000000" style:shadow="none"/>
      <style:text-properties fo:language="en" fo:country="US" fo:font-weight="bold" style:font-weight-asian="bold" style:font-weight-complex="bold"/>
    </style:style>
    <style:style style:name="P79" style:family="paragraph" style:parent-style-name="Standard">
      <style:paragraph-properties fo:line-height="150%" fo:padding="0.035cm" fo:border="0.009cm solid #000000" style:shadow="none"/>
      <style:text-properties fo:language="en" fo:country="US" fo:font-weight="bold" style:font-weight-asian="bold" style:font-weight-complex="bold"/>
    </style:style>
    <style:style style:name="P80" style:family="paragraph" style:parent-style-name="Standard">
      <style:paragraph-properties fo:line-height="150%" fo:padding="0.035cm" fo:border="0.009cm solid #000000" style:shadow="none"/>
    </style:style>
    <style:style style:name="P81" style:family="paragraph" style:parent-style-name="Standard">
      <style:paragraph-properties fo:line-height="150%" fo:text-align="justify" style:justify-single-word="false" fo:padding="0.035cm" fo:border="0.009cm solid #000000" style:shadow="none"/>
    </style:style>
    <style:style style:name="P82" style:family="paragraph" style:parent-style-name="Standard">
      <style:paragraph-properties fo:line-height="150%" fo:text-align="justify" style:justify-single-word="false" fo:padding="0.035cm" fo:border="0.009cm solid #000000" style:shadow="none" style:text-autospace="none"/>
    </style:style>
    <style:style style:name="P83" style:family="paragraph" style:parent-style-name="Standard">
      <style:paragraph-properties fo:margin-left="11.562cm" fo:margin-right="0cm" fo:text-indent="0cm" style:auto-text-indent="false" style:text-autospace="none">
        <style:tab-stops/>
      </style:paragraph-properties>
    </style:style>
    <style:style style:name="P84" style:family="paragraph" style:parent-style-name="Überschrift_20_1">
      <style:text-properties fo:font-size="12pt" style:font-size-asian="12pt" style:font-size-complex="12pt"/>
    </style:style>
    <style:style style:name="P85" style:family="paragraph" style:parent-style-name="Standard">
      <style:paragraph-properties fo:margin-top="0.212cm" fo:margin-bottom="0cm"/>
    </style:style>
    <style:style style:name="P86" style:family="paragraph" style:parent-style-name="Standard" style:master-page-name="MPF0">
      <style:paragraph-properties fo:orphans="2" fo:widows="2" fo:hyphenation-ladder-count="no-limit" style:page-number="auto" fo:break-before="page" style:text-autospace="none"/>
      <style:text-properties fo:color="#000000" style:font-name-asian="Times New Roman" fo:hyphenate="true" fo:hyphenation-remain-char-count="0" fo:hyphenation-push-char-count="0"/>
    </style:style>
    <style:style style:name="P87" style:family="paragraph" style:parent-style-name="Standard">
      <style:paragraph-properties fo:line-height="150%" fo:text-align="justify" style:justify-single-word="false"/>
    </style:style>
    <style:style style:name="P88" style:family="paragraph" style:parent-style-name="Standard" style:list-style-name="L1">
      <style:paragraph-properties fo:line-height="150%" fo:text-align="justify" style:justify-single-word="false" style:text-autospace="none"/>
    </style:style>
    <style:style style:name="P89" style:family="paragraph" style:parent-style-name="Standard" style:list-style-name="L1">
      <style:paragraph-properties fo:line-height="150%" fo:text-align="justify" style:justify-single-word="false" style:text-autospace="none"/>
    </style:style>
    <style:style style:name="P90" style:family="paragraph" style:parent-style-name="Standard" style:list-style-name="L1">
      <style:paragraph-properties fo:line-height="150%" fo:text-align="justify" style:justify-single-word="false" style:text-autospace="none"/>
    </style:style>
    <style:style style:name="P91" style:family="paragraph" style:parent-style-name="Standard" style:list-style-name="L1">
      <style:paragraph-properties fo:line-height="150%" fo:text-align="justify" style:justify-single-word="false" style:text-autospace="none"/>
    </style:style>
    <style:style style:name="P92" style:family="paragraph" style:parent-style-name="Standard" style:list-style-name="L1">
      <style:paragraph-properties fo:line-height="150%" fo:text-align="justify" style:justify-single-word="false" style:text-autospace="none"/>
    </style:style>
    <style:style style:name="P93" style:family="paragraph" style:parent-style-name="Standard" style:list-style-name="L1">
      <style:paragraph-properties fo:line-height="150%" fo:text-align="justify" style:justify-single-word="false" style:text-autospace="none"/>
    </style:style>
    <style:style style:name="P94" style:family="paragraph" style:parent-style-name="Standard" style:list-style-name="L1">
      <style:paragraph-properties fo:line-height="150%" fo:text-align="justify" style:justify-single-word="false" style:text-autospace="none"/>
    </style:style>
    <style:style style:name="P95" style:family="paragraph" style:parent-style-name="Standard" style:list-style-name="L2">
      <style:paragraph-properties fo:line-height="150%" fo:text-align="justify" style:justify-single-word="false"/>
    </style:style>
    <style:style style:name="P96" style:family="paragraph" style:parent-style-name="Standard" style:list-style-name="L2">
      <style:paragraph-properties fo:line-height="150%" fo:text-align="justify" style:justify-single-word="false"/>
    </style:style>
    <style:style style:name="P97" style:family="paragraph" style:parent-style-name="Standard" style:list-style-name="L2">
      <style:paragraph-properties fo:line-height="150%" fo:text-align="justify" style:justify-single-word="false"/>
    </style:style>
    <style:style style:name="P98" style:family="paragraph" style:parent-style-name="Standard" style:list-style-name="L3">
      <style:paragraph-properties fo:line-height="150%" fo:text-align="justify" style:justify-single-word="false"/>
    </style:style>
    <style:style style:name="P99" style:family="paragraph" style:parent-style-name="Standard" style:list-style-name="L3">
      <style:paragraph-properties fo:line-height="150%" fo:text-align="justify" style:justify-single-word="false"/>
    </style:style>
    <style:style style:name="P100" style:family="paragraph" style:parent-style-name="Standard" style:list-style-name="L3">
      <style:paragraph-properties fo:line-height="150%" fo:text-align="justify" style:justify-single-word="false"/>
    </style:style>
    <style:style style:name="P101" style:family="paragraph" style:parent-style-name="Standard">
      <style:paragraph-properties fo:margin-top="0cm" fo:margin-bottom="0cm" fo:line-height="150%" style:text-autospace="none"/>
      <style:text-properties fo:font-size="11pt" style:font-size-asian="11pt" style:font-name-complex="Times New Roman" style:font-size-complex="11pt"/>
    </style:style>
    <style:style style:name="P102" style:family="paragraph" style:parent-style-name="Standard">
      <style:paragraph-properties fo:line-height="150%" fo:text-align="justify" style:justify-single-word="false" fo:background-color="transparent" style:text-autospace="none">
        <style:background-image/>
      </style:paragraph-properties>
    </style:style>
    <style:style style:name="P103" style:family="paragraph">
      <style:paragraph-properties fo:text-align="center"/>
    </style:style>
    <style:style style:name="T1" style:family="text">
      <style:text-properties fo:color="#000000"/>
    </style:style>
    <style:style style:name="T2" style:family="text">
      <style:text-properties fo:color="#000000" style:font-name-asian="Times New Roman"/>
    </style:style>
    <style:style style:name="T3" style:family="text">
      <style:text-properties fo:color="#000000" style:font-name-asian="Times New Roman" style:font-name-complex="Minion Pro"/>
    </style:style>
    <style:style style:name="T4" style:family="text">
      <style:text-properties fo:color="#000000" style:font-name-asian="TimesNewRomanPSMT" style:font-name-complex="TimesNewRomanPSMT"/>
    </style:style>
    <style:style style:name="T5" style:family="text">
      <style:text-properties fo:color="#000000" style:font-name-asian="Minion Pro" style:font-name-complex="Minion Pro"/>
    </style:style>
    <style:style style:name="T6" style:family="text">
      <style:text-properties fo:color="#000000" style:font-name-asian="AgfaRotisSansSerifExtraBold" style:font-name-complex="AgfaRotisSansSerifExtraBold"/>
    </style:style>
    <style:style style:name="T7" style:family="text">
      <style:text-properties fo:color="#000000" style:font-name-asian="FFScala" style:font-name-complex="FFScala"/>
    </style:style>
    <style:style style:name="T8" style:family="text">
      <style:text-properties fo:color="#000000" style:font-name-asian="AgfaRotisSansSerif" style:font-name-complex="AgfaRotisSansSerif"/>
    </style:style>
    <style:style style:name="T9" style:family="text">
      <style:text-properties fo:color="#000000" fo:font-style="italic" style:font-name-asian="AgfaRotisSansSerif-Italic" style:font-style-asian="italic" style:font-name-complex="AgfaRotisSansSerif-Italic" style:font-style-complex="italic"/>
    </style:style>
    <style:style style:name="T10" style:family="text">
      <style:text-properties fo:color="#000000" fo:font-style="italic" style:font-style-asian="italic" style:font-style-complex="italic"/>
    </style:style>
    <style:style style:name="T11" style:family="text">
      <style:text-properties fo:color="#000000" fo:font-style="italic" fo:font-weight="bold" style:font-style-asian="italic" style:font-weight-asian="bold" style:font-style-complex="italic"/>
    </style:style>
    <style:style style:name="T12" style:family="text">
      <style:text-properties fo:color="#000000" fo:font-style="italic" fo:font-weight="bold" style:font-style-asian="italic" style:font-weight-asian="bold" style:font-style-complex="italic" style:font-weight-complex="bold"/>
    </style:style>
    <style:style style:name="T13" style:family="text">
      <style:text-properties fo:color="#000000" fo:font-style="italic" style:text-underline-style="solid" style:text-underline-width="auto" style:text-underline-color="font-color" style:text-underline-mode="continuous" style:text-line-through-mode="continuous" style:font-name-asian="Times New Roman" style:font-style-asian="italic" style:font-name-complex="Minion Pro" style:font-style-complex="italic"/>
    </style:style>
    <style:style style:name="T14" style:family="text">
      <style:text-properties fo:color="#000000" style:font-name="AgfaRotisSansSerif" fo:font-size="10pt" style:font-name-asian="AgfaRotisSansSerif" style:font-size-asian="10pt" style:font-name-complex="AgfaRotisSansSerif" style:font-size-complex="10pt"/>
    </style:style>
    <style:style style:name="T15" style:family="text">
      <style:text-properties fo:color="#000000" fo:font-weight="bold" style:font-name-asian="Times New Roman" style:font-weight-asian="bold" style:font-name-complex="Minion Pro" style:font-weight-complex="bold"/>
    </style:style>
    <style:style style:name="T16" style:family="text">
      <style:text-properties fo:color="#000000" fo:font-weight="bold" style:font-weight-asian="bold" style:font-weight-complex="bold"/>
    </style:style>
    <style:style style:name="T17" style:family="text">
      <style:text-properties fo:color="#000000" fo:language="en" fo:country="US"/>
    </style:style>
    <style:style style:name="T18" style:family="text">
      <style:text-properties fo:color="#000000" fo:language="en" fo:country="US" fo:font-weight="bold" style:font-weight-asian="bold" style:font-weight-complex="bold"/>
    </style:style>
    <style:style style:name="T19" style:family="text">
      <style:text-properties fo:language="en" fo:country="US"/>
    </style:style>
    <style:style style:name="T20" style:family="text">
      <style:text-properties fo:language="en" fo:country="US" fo:font-weight="bold" style:font-name-asian="TimesNewRomanPSMT" style:font-weight-asian="bold" style:font-name-complex="TimesNewRomanPSMT" style:font-weight-complex="bold"/>
    </style:style>
    <style:style style:name="T21" style:family="text">
      <style:text-properties fo:language="en" fo:country="US" fo:font-weight="bold" style:font-weight-asian="bold" style:font-weight-complex="bold"/>
    </style:style>
    <style:style style:name="T22" style:family="text">
      <style:text-properties fo:color="#000081" style:font-name-asian="TimesNewRomanPSMT" style:font-name-complex="TimesNewRomanPSMT"/>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font-weight-complex="bold"/>
    </style:style>
    <style:style style:name="T26" style:family="text">
      <style:text-properties fo:font-style="italic" style:font-name-asian="Times New Roman" style:font-style-asian="italic" style:font-name-complex="Times New Roman"/>
    </style:style>
    <style:style style:name="T27" style:family="text">
      <style:text-properties fo:font-style="italic" style:font-name-asian="Times New Roman" style:font-style-asian="italic" style:font-name-complex="Times New Roman" style:font-style-complex="italic"/>
    </style:style>
    <style:style style:name="T28" style:family="text">
      <style:text-properties fo:font-style="italic" style:font-name-asian="TimesNewRomanPS-ItalicMT" style:font-style-asian="italic" style:font-name-complex="TimesNewRomanPS-ItalicMT" style:font-style-complex="italic"/>
    </style:style>
    <style:style style:name="T29" style:family="text">
      <style:text-properties fo:font-style="italic" style:font-name-asian="AgfaRotisSansSerif-Italic" style:font-style-asian="italic" style:font-name-complex="AgfaRotisSansSerif-Italic" style:font-style-complex="italic"/>
    </style:style>
    <style:style style:name="T30" style:family="text">
      <style:text-properties fo:font-style="italic" fo:font-weight="bold" style:font-style-asian="italic" style:font-weight-asian="bold"/>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fo:background-color="#ffffff" style:font-style-asian="italic" style:font-weight-asian="bold" style:font-style-complex="italic" style:font-weight-complex="bold"/>
    </style:style>
    <style:style style:name="T33" style:family="text">
      <style:text-properties fo:font-style="italic" fo:background-color="#ffffff" style:font-style-asian="italic" style:font-style-complex="italic"/>
    </style:style>
    <style:style style:name="T34" style:family="text">
      <style:text-properties fo:font-style="italic" style:text-underline-style="solid" style:text-underline-width="auto" style:text-underline-color="font-color" style:text-underline-mode="continuous" style:text-line-through-mode="continuous" style:font-name-asian="Times New Roman" style:font-style-asian="italic" style:font-name-complex="Times New Roman" style:font-style-complex="italic"/>
    </style:style>
    <style:style style:name="T35" style:family="text">
      <style:text-properties fo:font-size="12pt" style:font-size-asian="12pt" style:font-size-complex="12pt"/>
    </style:style>
    <style:style style:name="T36" style:family="text">
      <style:text-properties fo:font-size="12pt" fo:font-style="italic" style:font-size-asian="12pt" style:font-style-asian="italic" style:font-size-complex="12pt"/>
    </style:style>
    <style:style style:name="T37" style:family="text">
      <style:text-properties fo:font-size="12pt" fo:font-style="italic" style:font-size-asian="12pt" style:font-style-asian="italic" style:font-size-complex="12pt" style:font-style-complex="italic"/>
    </style:style>
    <style:style style:name="T38" style:family="text">
      <style:text-properties fo:font-size="12pt" fo:font-style="italic" style:font-name-asian="Helvetica" style:font-size-asian="12pt" style:font-style-asian="italic" style:font-size-complex="12pt" style:font-style-complex="italic"/>
    </style:style>
    <style:style style:name="T39" style:family="text">
      <style:text-properties fo:font-size="12pt" style:font-name-asian="Helvetica" style:font-size-asian="12pt" style:font-size-complex="12pt"/>
    </style:style>
    <style:style style:name="T40" style:family="text">
      <style:text-properties fo:font-size="12pt" style:font-name-asian="Helvetica" style:font-size-asian="12pt" style:font-name-complex="Times New Roman" style:font-size-complex="12pt"/>
    </style:style>
    <style:style style:name="T41" style:family="text">
      <style:text-properties style:font-name-asian="ArialMT" style:font-name-complex="ArialMT"/>
    </style:style>
    <style:style style:name="T42" style:family="text">
      <style:text-properties style:font-name="TimesNewRomanPSMT" style:font-name-asian="TimesNewRomanPSMT" style:font-name-complex="TimesNewRomanPSMT"/>
    </style:style>
    <style:style style:name="T43" style:family="text">
      <style:text-properties style:font-name="TimesNewRomanPSMT" style:font-name-asian="TimesNewRomanPSMT" style:font-name-complex="TimesNewRomanPSMT" style:font-size-complex="14pt" style:font-weight-complex="bold"/>
    </style:style>
    <style:style style:name="T44" style:family="text">
      <style:text-properties style:font-name="TimesNewRomanPSMT" style:font-name-asian="TimesNewRomanPSMT" style:font-name-complex="TimesNewRomanPSMT" style:font-weight-complex="bold"/>
    </style:style>
    <style:style style:name="T45" style:family="text">
      <style:text-properties style:font-name="TimesNewRomanPSMT" fo:font-style="italic" style:font-name-asian="TimesNewRomanPSMT" style:font-style-asian="italic" style:font-name-complex="TimesNewRomanPSMT" style:font-style-complex="italic"/>
    </style:style>
    <style:style style:name="T46" style:family="text">
      <style:text-properties style:font-name="TimesNewRomanPSMT" fo:font-style="italic" fo:font-weight="normal" style:font-name-asian="TimesNewRomanPSMT" style:font-style-asian="italic" style:font-weight-asian="normal" style:font-name-complex="TimesNewRomanPSMT" style:font-style-complex="italic"/>
    </style:style>
    <style:style style:name="T47" style:family="text">
      <style:text-properties style:font-name="TimesNewRomanPSMT" fo:font-weight="bold" style:font-name-asian="TimesNewRomanPSMT" style:font-weight-asian="bold" style:font-name-complex="TimesNewRomanPSMT" style:font-weight-complex="bold"/>
    </style:style>
    <style:style style:name="T48" style:family="text">
      <style:text-properties style:font-name="TimesNewRomanPSMT" fo:font-weight="normal" style:font-name-asian="TimesNewRomanPSMT" style:font-weight-asian="normal" style:font-name-complex="TimesNewRomanPSMT"/>
    </style:style>
    <style:style style:name="T49" style:family="text">
      <style:text-properties style:font-name="TimesNewRomanPSMT" fo:font-weight="normal" style:font-name-asian="TimesNewRomanPSMT" style:font-weight-asian="normal" style:font-name-complex="TimesNewRomanPSMT" style:font-weight-complex="bold"/>
    </style:style>
    <style:style style:name="T50" style:family="text">
      <style:text-properties style:font-name-asian="Times New Roman" style:font-name-complex="Times New Roman"/>
    </style:style>
    <style:style style:name="T51" style:family="text">
      <style:text-properties fo:color="#1a171b" style:font-name="TimesNewRomanPSMT" style:font-name-asian="TimesNewRomanPSMT" style:font-name-complex="TimesNewRomanPSMT"/>
    </style:style>
    <style:style style:name="T52" style:family="text">
      <style:text-properties fo:color="#1a171b" style:font-name="TimesNewRomanPSMT" style:font-name-asian="Times New Roman" style:font-name-complex="Times New Roman"/>
    </style:style>
    <style:style style:name="T53" style:family="text">
      <style:text-properties fo:color="#1a171b" style:font-name="TimesNewRomanPSMT" fo:font-style="italic" style:font-name-asian="Times New Roman" style:font-style-asian="italic" style:font-name-complex="Times New Roman" style:font-style-complex="italic"/>
    </style:style>
    <style:style style:name="T54" style:family="text">
      <style:text-properties fo:color="#1a171b" style:font-name="TimesNewRomanPSMT" style:font-name-asian="ArialMT" style:font-name-complex="ArialMT"/>
    </style:style>
    <style:style style:name="T55" style:family="text">
      <style:text-properties fo:color="#1a171b" style:font-name-asian="TimesNewRomanPS-BoldMT" style:font-name-complex="TimesNewRomanPS-BoldMT"/>
    </style:style>
    <style:style style:name="T56" style:family="text">
      <style:text-properties fo:color="#1a171b" style:font-name-asian="Times New Roman" style:font-name-complex="Times New Roman"/>
    </style:style>
    <style:style style:name="T57" style:family="text">
      <style:text-properties fo:color="#1a171b" style:font-name-asian="Times New Roman" style:font-name-complex="Times New Roman" style:font-weight-complex="bold"/>
    </style:style>
    <style:style style:name="T58" style:family="text">
      <style:text-properties fo:color="#1a171b" style:font-name-asian="Times New Roman" style:font-name-complex="Times New Roman" style:font-style-complex="italic"/>
    </style:style>
    <style:style style:name="T59" style:family="text">
      <style:text-properties fo:color="#1a171b" fo:font-size="13pt" fo:font-weight="bold" style:font-name-asian="Times New Roman" style:font-size-asian="13pt" style:font-weight-asian="bold" style:font-name-complex="Times New Roman" style:font-size-complex="13pt" style:font-weight-complex="bold"/>
    </style:style>
    <style:style style:name="T60" style:family="text">
      <style:text-properties fo:color="#1a171b" fo:font-weight="bold" style:font-name-asian="Times New Roman" style:font-weight-asian="bold" style:font-name-complex="Times New Roman" style:font-weight-complex="bold"/>
    </style:style>
    <style:style style:name="T61" style:family="text">
      <style:text-properties fo:color="#1a171b" fo:font-weight="bold" style:letter-kerning="false" style:font-name-asian="Times New Roman" style:font-weight-asian="bold" style:font-name-complex="Times New Roman" style:font-weight-complex="bold"/>
    </style:style>
    <style:style style:name="T62" style:family="text">
      <style:text-properties fo:color="#1a171b" style:letter-kerning="false" style:font-name-asian="Times New Roman" style:font-name-complex="Times New Roman"/>
    </style:style>
    <style:style style:name="T63" style:family="text">
      <style:text-properties fo:color="#1a171b" style:letter-kerning="false" style:font-name-complex="Times New Roman"/>
    </style:style>
    <style:style style:name="T64" style:family="text">
      <style:text-properties fo:color="#1a171b" style:letter-kerning="false" style:font-name-asian="ArialMT" style:font-name-complex="ArialMT"/>
    </style:style>
    <style:style style:name="T65" style:family="text">
      <style:text-properties fo:color="#1a171b" fo:font-style="italic" fo:font-weight="bold" style:font-name-asian="Times New Roman" style:font-style-asian="italic" style:font-weight-asian="bold" style:font-name-complex="Times New Roman"/>
    </style:style>
    <style:style style:name="T66" style:family="text">
      <style:text-properties fo:color="#1a171b" fo:font-style="italic" fo:font-weight="bold" style:font-name-asian="Times New Roman" style:font-style-asian="italic" style:font-weight-asian="bold" style:font-name-complex="Times New Roman" style:font-style-complex="italic" style:font-weight-complex="bold"/>
    </style:style>
    <style:style style:name="T67" style:family="text">
      <style:text-properties fo:color="#1a171b" fo:font-style="italic" style:font-name-asian="Times New Roman" style:font-style-asian="italic" style:font-name-complex="Times New Roman" style:font-style-complex="italic"/>
    </style:style>
    <style:style style:name="T68" style:family="text">
      <style:text-properties fo:color="#1a171b" fo:font-style="italic" style:letter-kerning="false" style:font-name-asian="Times New Roman" style:font-style-asian="italic" style:font-name-complex="Times New Roman" style:font-style-complex="italic"/>
    </style:style>
    <style:style style:name="T69" style:family="text">
      <style:text-properties fo:color="#1a171b" fo:font-style="italic" style:text-underline-style="solid" style:text-underline-width="auto" style:text-underline-color="font-color" style:text-underline-mode="continuous" style:text-line-through-mode="continuous" style:font-name-asian="Times New Roman" style:font-style-asian="italic" style:font-name-complex="Times New Roman" style:font-style-complex="italic"/>
    </style:style>
    <style:style style:name="T70" style:family="text">
      <style:text-properties fo:color="#1a171b" fo:font-style="italic" style:text-underline-style="solid" style:text-underline-width="auto" style:text-underline-color="font-color" style:text-underline-mode="continuous" style:text-line-through-mode="continuous" style:letter-kerning="false" style:font-name-asian="Times New Roman" style:font-style-asian="italic" style:font-name-complex="Times New Roman" style:font-style-complex="italic"/>
    </style:style>
    <style:style style:name="T71" style:family="text">
      <style:text-properties fo:color="#1a171b" fo:background-color="#ffffff" style:font-name-asian="Times New Roman" style:font-name-complex="Times New Roman"/>
    </style:style>
    <style:style style:name="T72" style:family="text">
      <style:text-properties fo:color="#1a171b" fo:font-size="10.5pt" fo:font-style="italic" style:font-name-asian="Times New Roman" style:font-size-asian="10.5pt" style:font-style-asian="italic" style:font-name-complex="Times New Roman" style:font-size-complex="10.5pt" style:font-style-complex="italic"/>
    </style:style>
    <style:style style:name="T73" style:family="text">
      <style:text-properties fo:color="#1a171b" fo:language="en" fo:country="US" style:font-name-asian="Times New Roman" style:font-name-complex="Times New Roman"/>
    </style:style>
    <style:style style:name="T74" style:family="text">
      <style:text-properties fo:color="#1a171b" fo:language="en" fo:country="US" fo:font-weight="bold" style:font-name-asian="Times New Roman" style:font-weight-asian="bold" style:font-name-complex="Times New Roman" style:font-weight-complex="bold"/>
    </style:style>
    <style:style style:name="T75" style:family="text">
      <style:text-properties fo:color="#1a171b" fo:language="en" fo:country="US" style:letter-kerning="false" style:font-name-asian="Times New Roman" style:font-name-complex="Times New Roman"/>
    </style:style>
    <style:style style:name="T76" style:family="text">
      <style:text-properties fo:color="#1a171b" fo:font-size="10pt" fo:font-style="italic" style:font-size-asian="10pt" style:font-style-asian="italic" style:font-size-complex="10pt"/>
    </style:style>
    <style:style style:name="T77" style:family="text">
      <style:text-properties fo:color="#1a171b" fo:font-size="10pt" style:font-size-asian="10pt" style:font-size-complex="10pt"/>
    </style:style>
    <style:style style:name="T78" style:family="text">
      <style:text-properties style:font-size-complex="14pt" style:font-weight-complex="bold"/>
    </style:style>
    <style:style style:name="T79" style:family="text">
      <style:text-properties style:font-weight-complex="bold"/>
    </style:style>
    <style:style style:name="T80" style:family="text">
      <style:text-properties fo:background-color="#ffff00"/>
    </style:style>
    <style:style style:name="T81" style:family="text">
      <style:text-properties fo:background-color="#ffff00" style:font-weight-complex="bold"/>
    </style:style>
    <style:style style:name="T82" style:family="text">
      <style:text-properties style:font-name-asian="TimesNewRomanPSMT" style:font-name-complex="TimesNewRomanPSMT"/>
    </style:style>
    <style:style style:name="T83" style:family="text">
      <style:text-properties style:font-name-asian="FFScala" style:font-name-complex="FFScala"/>
    </style:style>
    <style:style style:name="T84" style:family="text">
      <style:text-properties style:font-name-asian="AgfaRotisSansSerif" style:font-name-complex="AgfaRotisSansSerif"/>
    </style:style>
    <style:style style:name="T85" style:family="text">
      <style:text-properties fo:font-weight="bold" style:font-name-asian="Times New Roman" style:font-weight-asian="bold" style:font-name-complex="Times New Roman" style:font-weight-complex="bold"/>
    </style:style>
    <style:style style:name="T86" style:family="text">
      <style:text-properties fo:font-weight="bold" style:font-name-asian="Times New Roman" style:font-weight-asian="bold" style:font-name-complex="Times New Roman" style:font-style-complex="italic" style:font-weight-complex="bold"/>
    </style:style>
    <style:style style:name="T87" style:family="text">
      <style:text-properties fo:font-weight="bold" style:font-weight-asian="bold" style:font-style-complex="italic" style:font-weight-complex="bold"/>
    </style:style>
    <style:style style:name="T88" style:family="text">
      <style:text-properties fo:font-weight="bold" style:font-weight-asian="bold" style:font-weight-complex="bold"/>
    </style:style>
    <style:style style:name="T89" style:family="text">
      <style:text-properties fo:font-size="11.5pt" style:font-name-asian="Times New Roman" style:font-size-asian="11.5pt" style:font-name-complex="Times New Roman" style:font-size-complex="11.5pt"/>
    </style:style>
    <style:style style:name="T90" style:family="text">
      <style:text-properties fo:font-size="8pt" style:font-name-asian="Times New Roman" style:font-size-asian="8pt" style:font-name-complex="Times New Roman" style:font-size-complex="8pt"/>
    </style:style>
    <style:style style:name="T91" style:family="text">
      <style:text-properties fo:font-size="8pt" style:font-size-asian="8pt" style:font-size-complex="8pt"/>
    </style:style>
    <style:style style:name="T92" style:family="text">
      <style:text-properties fo:font-size="8pt" style:font-size-asian="8pt" style:font-size-complex="8pt" style:font-weight-complex="bold"/>
    </style:style>
    <style:style style:name="T93" style:family="text">
      <style:text-properties fo:font-size="7pt" style:font-name-asian="Times New Roman" style:font-size-asian="7pt" style:font-name-complex="Times New Roman" style:font-size-complex="7pt"/>
    </style:style>
    <style:style style:name="T94" style:family="text">
      <style:text-properties fo:font-size="7pt" style:font-size-asian="7pt" style:font-size-complex="7pt"/>
    </style:style>
    <style:style style:name="T95" style:family="text">
      <style:text-properties style:font-name-asian="Perpetua" style:font-name-complex="Perpetua"/>
    </style:style>
    <style:style style:name="T96" style:family="text">
      <style:text-properties fo:font-size="13pt" fo:font-weight="bold" style:font-name-asian="Times New Roman" style:font-size-asian="13pt" style:font-weight-asian="bold" style:font-name-complex="Times New Roman" style:font-size-complex="13pt" style:font-weight-complex="bold"/>
    </style:style>
    <style:style style:name="T97" style:family="text">
      <style:text-properties fo:font-size="10.5pt" fo:font-style="italic" style:font-size-asian="10.5pt" style:font-style-asian="italic" style:font-size-complex="10.5pt" style:font-style-complex="italic"/>
    </style:style>
    <style:style style:name="T98" style:family="text">
      <style:text-properties fo:font-size="10.5pt" fo:font-style="italic" style:font-name-asian="Times New Roman" style:font-size-asian="10.5pt" style:font-style-asian="italic" style:font-name-complex="Times New Roman" style:font-size-complex="10.5pt" style:font-style-complex="italic"/>
    </style:style>
    <style:style style:name="T99" style:family="text">
      <style:text-properties fo:background-color="#ffffff"/>
    </style:style>
    <style:style style:name="T100" style:family="text">
      <style:text-properties style:font-name-asian="TimesNewRomanPS-ItalicMT" style:font-name-complex="TimesNewRomanPS-ItalicMT"/>
    </style:style>
    <style:style style:name="T101" style:family="text">
      <style:text-properties fo:font-size="11pt" style:font-size-asian="11pt" style:font-name-complex="Times New Roman" style:font-size-complex="11pt"/>
    </style:style>
    <style:style style:name="T102" style:family="text">
      <style:text-properties fo:font-size="11pt" style:font-size-asian="11pt" style:font-name-complex="Times New Roman" style:font-size-complex="11pt" style:font-weight-complex="bold"/>
    </style:style>
    <style:style style:name="T103" style:family="text">
      <style:text-properties fo:font-size="11pt" fo:font-style="italic" style:font-size-asian="11pt" style:font-style-asian="italic" style:font-name-complex="Times New Roman" style:font-size-complex="11pt"/>
    </style:style>
    <style:style style:name="T104" style:family="text">
      <style:text-properties fo:font-size="11pt" fo:font-style="italic" style:font-size-asian="11pt" style:font-style-asian="italic" style:font-name-complex="Times New Roman" style:font-size-complex="11pt" style:font-style-complex="italic"/>
    </style:style>
    <style:style style:name="T105" style:family="text">
      <style:text-properties fo:font-size="11pt" fo:font-style="italic" style:letter-kerning="false" style:font-size-asian="11pt" style:font-style-asian="italic" style:font-name-complex="Times New Roman" style:font-size-complex="11pt"/>
    </style:style>
    <style:style style:name="T106" style:family="text">
      <style:text-properties fo:font-size="11pt" fo:font-style="italic" style:letter-kerning="false" style:font-size-asian="11pt" style:font-style-asian="italic" style:font-name-complex="Times New Roman" style:font-size-complex="11pt" style:font-weight-complex="bold"/>
    </style:style>
    <style:style style:name="T107" style:family="text">
      <style:text-properties fo:font-size="11pt" fo:font-style="italic" style:font-name-asian="Times New Roman" style:font-size-asian="11pt" style:font-style-asian="italic" style:font-name-complex="Times New Roman" style:font-size-complex="11pt"/>
    </style:style>
    <style:style style:name="T108" style:family="text">
      <style:text-properties fo:font-size="11pt" style:letter-kerning="false" style:font-size-asian="11pt" style:font-name-complex="Times New Roman" style:font-size-complex="11pt"/>
    </style:style>
    <style:style style:name="T109" style:family="text">
      <style:text-properties fo:font-size="11pt" style:letter-kerning="false" style:font-size-asian="11pt" style:font-name-complex="Times New Roman" style:font-size-complex="11pt" style:font-weight-complex="bold"/>
    </style:style>
    <style:style style:name="T110" style:family="text">
      <style:text-properties fo:font-size="11pt" fo:language="en" fo:country="US" style:letter-kerning="false" style:font-size-asian="11pt" style:font-name-complex="Times New Roman" style:font-size-complex="11pt" style:font-weight-complex="bold"/>
    </style:style>
    <style:style style:name="T111" style:family="text">
      <style:text-properties fo:font-size="11pt" fo:language="en" fo:country="US" style:font-size-asian="11pt" style:font-name-complex="Times New Roman" style:font-size-complex="11pt"/>
    </style:style>
    <style:style style:name="T112" style:family="text">
      <style:text-properties fo:font-size="11pt" fo:language="en" fo:country="US" style:font-size-asian="11pt" style:font-name-complex="Times New Roman" style:font-size-complex="11pt" style:font-weight-complex="bold"/>
    </style:style>
    <style:style style:name="T113" style:family="text">
      <style:text-properties fo:font-size="11pt" fo:language="en" fo:country="US" fo:font-weight="bold" style:font-size-asian="11pt" style:font-weight-asian="bold" style:font-name-complex="Times New Roman" style:font-size-complex="11pt" style:font-weight-complex="bold"/>
    </style:style>
    <style:style style:name="T114" style:family="text">
      <style:text-properties fo:font-size="11pt" style:font-name-asian="Times New Roman" style:font-size-asian="11pt" style:font-name-complex="Times New Roman" style:font-size-complex="11pt"/>
    </style:style>
    <style:style style:name="T115" style:family="text">
      <style:text-properties fo:font-size="11pt" fo:font-weight="bold" style:font-size-asian="11pt" style:font-weight-asian="bold" style:font-name-complex="Times New Roman" style:font-size-complex="11pt" style:font-weight-complex="bold"/>
    </style:style>
    <style:style style:name="T116" style:family="text">
      <style:text-properties fo:background-color="transparent" style:font-weight-complex="bold"/>
    </style:style>
    <style:style style:name="T117" style:family="text">
      <style:text-properties fo:font-size="16pt" style:font-size-asian="16pt" style:font-size-complex="16pt"/>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0.002cm solid #000000">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bullet text:level="2" text:style-name="WW_5f_CharLFO1LVL2" text:bullet-char="○">
        <style:list-level-properties text:space-before="1.27cm" text:min-label-width="0.635cm"/>
        <style:text-properties style:font-name="StarSymbol"/>
      </text:list-level-style-bullet>
      <text:list-level-style-bullet text:level="3" text:style-name="WW_5f_CharLFO1LVL3" text:bullet-char="■">
        <style:list-level-properties text:space-before="1.905cm" text:min-label-width="0.635cm"/>
        <style:text-properties style:font-name="StarSymbol"/>
      </text:list-level-style-bullet>
      <text:list-level-style-bullet text:level="4" text:style-name="WW_5f_CharLFO1LVL4" text:bullet-char="●">
        <style:list-level-properties text:space-before="2.54cm" text:min-label-width="0.635cm"/>
        <style:text-properties style:font-name="StarSymbol"/>
      </text:list-level-style-bullet>
      <text:list-level-style-bullet text:level="5" text:style-name="WW_5f_CharLFO1LVL5" text:bullet-char="○">
        <style:list-level-properties text:space-before="3.175cm" text:min-label-width="0.635cm"/>
        <style:text-properties style:font-name="StarSymbol"/>
      </text:list-level-style-bullet>
      <text:list-level-style-bullet text:level="6" text:style-name="WW_5f_CharLFO1LVL6" text:bullet-char="■">
        <style:list-level-properties text:space-before="3.81cm" text:min-label-width="0.635cm"/>
        <style:text-properties style:font-name="StarSymbol"/>
      </text:list-level-style-bullet>
      <text:list-level-style-bullet text:level="7" text:style-name="WW_5f_CharLFO1LVL7" text:bullet-char="●">
        <style:list-level-properties text:space-before="4.445cm" text:min-label-width="0.635cm"/>
        <style:text-properties style:font-name="StarSymbol"/>
      </text:list-level-style-bullet>
      <text:list-level-style-bullet text:level="8" text:style-name="WW_5f_CharLFO1LVL8" text:bullet-char="○">
        <style:list-level-properties text:space-before="5.08cm" text:min-label-width="0.635cm"/>
        <style:text-properties style:font-name="StarSymbol"/>
      </text:list-level-style-bullet>
      <text:list-level-style-bullet text:level="9" text:style-name="WW_5f_CharLFO1LVL9"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2">
      <text:list-level-style-bullet text:level="1" text:style-name="WW_5f_CharLFO2LVL1" text:bullet-char="●">
        <style:list-level-properties text:space-before="0.635cm" text:min-label-width="0.635cm"/>
        <style:text-properties style:font-name="StarSymbol"/>
      </text:list-level-style-bullet>
      <text:list-level-style-bullet text:level="2" text:style-name="WW_5f_CharLFO2LVL2" text:bullet-char="○">
        <style:list-level-properties text:space-before="1.27cm" text:min-label-width="0.635cm"/>
        <style:text-properties style:font-name="StarSymbol"/>
      </text:list-level-style-bullet>
      <text:list-level-style-bullet text:level="3" text:style-name="WW_5f_CharLFO2LVL3" text:bullet-char="■">
        <style:list-level-properties text:space-before="1.905cm" text:min-label-width="0.635cm"/>
        <style:text-properties style:font-name="StarSymbol"/>
      </text:list-level-style-bullet>
      <text:list-level-style-bullet text:level="4" text:style-name="WW_5f_CharLFO2LVL4" text:bullet-char="●">
        <style:list-level-properties text:space-before="2.54cm" text:min-label-width="0.635cm"/>
        <style:text-properties style:font-name="StarSymbol"/>
      </text:list-level-style-bullet>
      <text:list-level-style-bullet text:level="5" text:style-name="WW_5f_CharLFO2LVL5" text:bullet-char="○">
        <style:list-level-properties text:space-before="3.175cm" text:min-label-width="0.635cm"/>
        <style:text-properties style:font-name="StarSymbol"/>
      </text:list-level-style-bullet>
      <text:list-level-style-bullet text:level="6" text:style-name="WW_5f_CharLFO2LVL6" text:bullet-char="■">
        <style:list-level-properties text:space-before="3.81cm" text:min-label-width="0.635cm"/>
        <style:text-properties style:font-name="StarSymbol"/>
      </text:list-level-style-bullet>
      <text:list-level-style-bullet text:level="7" text:style-name="WW_5f_CharLFO2LVL7" text:bullet-char="●">
        <style:list-level-properties text:space-before="4.445cm" text:min-label-width="0.635cm"/>
        <style:text-properties style:font-name="StarSymbol"/>
      </text:list-level-style-bullet>
      <text:list-level-style-bullet text:level="8" text:style-name="WW_5f_CharLFO2LVL8" text:bullet-char="○">
        <style:list-level-properties text:space-before="5.08cm" text:min-label-width="0.635cm"/>
        <style:text-properties style:font-name="StarSymbol"/>
      </text:list-level-style-bullet>
      <text:list-level-style-bullet text:level="9" text:style-name="WW_5f_CharLFO2LVL9"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draw:stroke="solid" svg:stroke-width="0.026cm" svg:stroke-color="#000000" draw:marker-end="a2" svg:stroke-opacity="100%" draw:fill="none" fo:padding-top="-0.02cm" fo:padding-bottom="-0.02cm" fo:padding-left="-0.02cm" fo:padding-right="-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a12" svg:stroke-opacity="100%" draw:fill="none" fo:padding-top="-0.02cm" fo:padding-bottom="-0.02cm" fo:padding-left="-0.02cm" fo:padding-right="-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marker-end="a8" svg:stroke-opacity="100%" draw:fill="none" fo:padding-top="-0.02cm" fo:padding-bottom="-0.02cm" fo:padding-left="-0.02cm" fo:padding-right="-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000000" draw:marker-end="a10" svg:stroke-opacity="100%" draw:fill="none" fo:padding-top="-0.02cm" fo:padding-bottom="-0.02cm" fo:padding-left="-0.02cm" fo:padding-right="-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6cm" svg:stroke-color="#000000" draw:marker-end="a4" svg:stroke-opacity="100%" draw:fill="none" fo:padding-top="-0.02cm" fo:padding-bottom="-0.02cm" fo:padding-left="-0.02cm" fo:padding-right="-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09cm" svg:stroke-color="#000000" svg:stroke-opacity="100%" draw:fill="solid" draw:fill-color="#ffffff"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Freie Universität Berlin</text:p>
      <text:p text:style-name="P2"><text:span text:style-name="Absatz-Standardschriftart"><text:span text:style-name="T2">Fachbereich Erziehungswissenschaft und Psychologie <text:s/></text:span></text:span></text:p>
      <text:p text:style-name="P3">S-12109 „Quantitative Methoden“</text:p>
      <text:p text:style-name="P4"><text:span text:style-name="Absatz-Standardschriftart"><text:span text:style-name="T20">Dozent: </text:span></text:span><text:span text:style-name="Absatz-Standardschriftart"><text:span text:style-name="T21">Markus Szczesny</text:span></text:span></text:p>
      <text:p text:style-name="P5"/>
      <text:p text:style-name="P5"/>
      <text:p text:style-name="P5"/>
      <text:p text:style-name="P5"/>
      <text:p text:style-name="P5"/>
      <text:p text:style-name="P5"/>
      <text:p text:style-name="P8">Sommersemester 2012</text:p>
      <text:p text:style-name="P6"/>
      <text:p text:style-name="P6"/>
      <text:p text:style-name="P12">Forschungsbericht</text:p>
      <text:p text:style-name="P6"/>
      <text:p text:style-name="P6"/>
      <text:p text:style-name="P6"/>
      <text:p text:style-name="P6"/>
      <text:p text:style-name="P6"/>
      <text:p text:style-name="P6"/>
      <text:p text:style-name="P13">vorgelegt von Iryna Karpyuk</text:p>
      <text:p text:style-name="P14">Matrikelnummer: 4222981</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5"/>
      <text:p text:style-name="P15"/>
      <text:p text:style-name="P16">Storkowerstr. 225 <text:s text:c="72"/>Master-Studiengang</text:p>
      <text:p text:style-name="P17">10367 Berlin <text:tab/><text:tab/><text:tab/><text:tab/><text:tab/><text:tab/><text:tab/> <text:s text:c="6"/>Bildungswissenschaft</text:p>
      <text:p text:style-name="P4"><text:span text:style-name="Absatz-Standardschriftart"><text:span text:style-name="T22">karpyuk@bigmir.net </text:span></text:span><text:span text:style-name="Absatz-Standardschriftart"><text:span text:style-name="T22"><text:tab/></text:span></text:span><text:span text:style-name="Absatz-Standardschriftart"><text:span text:style-name="T22"><text:tab/></text:span></text:span><text:span text:style-name="Absatz-Standardschriftart"><text:span text:style-name="T22"><text:tab/></text:span></text:span><text:span text:style-name="Absatz-Standardschriftart"><text:span text:style-name="T22"><text:tab/></text:span></text:span><text:span text:style-name="Absatz-Standardschriftart"><text:span text:style-name="T22"><text:tab/></text:span></text:span><text:span text:style-name="Absatz-Standardschriftart"><text:span text:style-name="T22"><text:tab/> <text:s text:c="6"/>2</text:span></text:span><text:span text:style-name="Absatz-Standardschriftart"><text:span text:style-name="T4">.Semester</text:span></text:span></text:p>
      <text:p text:style-name="P7"/>
      <text:p text:style-name="P6"/>
      <text:p text:style-name="P22">Berlin xx,xx, 2012</text:p>
      <text:table-of-content text:style-name="Sect1" text:name="_TOC0">
        <text:table-of-content-source text:outline-level="3" text:use-index-marks="false">
          <text:index-title-template text:style-name="Contents_20_Heading">Inhaltsverzeichni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Verzeichni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Standard"/>
        </text:index-body>
      </text:table-of-content>
      <text:p text:style-name="P22"><text:soft-page-break/></text:p>
      <text:p text:style-name="P6"/>
      <text:p text:style-name="P62"><text:s text:c="54"/>Inhaltsverzeichnis</text:p>
      <text:p text:style-name="P23"/>
      <text:table-of-content text:style-name="Sect1" text:name="_TOC3">
        <text:table-of-content-source text:outline-level="3" text:use-index-marks="false">
          <text:index-title-template text:style-name="Contents_20_Heading">Inhaltsverzeichni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Verzeichni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3"><text:a xlink:type="simple" xlink:href="#_Toc338079041" office:target-frame-name="_top" xlink:show="replace"><text:span text:style-name="Hyperlink">1. Einleitung</text:span></text:a><text:a xlink:type="simple" xlink:href="#_Toc338079041" office:target-frame-name="_top" xlink:show="replace"><text:tab/>3</text:a></text:p>
          <text:p text:style-name="P63"><text:a xlink:type="simple" xlink:href="#_Toc338079042" office:target-frame-name="_top" xlink:show="replace"><text:span text:style-name="Hyperlink">2. Theorie &amp; Forschungsstand</text:span></text:a><text:a xlink:type="simple" xlink:href="#_Toc338079042" office:target-frame-name="_top" xlink:show="replace"><text:tab/>5</text:a></text:p>
          <text:p text:style-name="P63"><text:a xlink:type="simple" xlink:href="#_Toc338079043" office:target-frame-name="_top" xlink:show="replace"><text:span text:style-name="Hyperlink">3. Fragestellung &amp; Hypothesen</text:span></text:a><text:a xlink:type="simple" xlink:href="#_Toc338079043" office:target-frame-name="_top" xlink:show="replace"><text:tab/>8</text:a></text:p>
          <text:p text:style-name="P63"><text:a xlink:type="simple" xlink:href="#_Toc338079044" office:target-frame-name="_top" xlink:show="replace"><text:span text:style-name="Hyperlink">4. Datengrundlage und Methoden</text:span></text:a><text:a xlink:type="simple" xlink:href="#_Toc338079044" office:target-frame-name="_top" xlink:show="replace"><text:tab/>9</text:a></text:p>
          <text:p text:style-name="P64"><text:a xlink:type="simple" xlink:href="#_Toc338079045" office:target-frame-name="_top" xlink:show="replace"><text:span text:style-name="Hyperlink"><text:span text:style-name="T24">4.1 Datengrundlage</text:span></text:span></text:a><text:a xlink:type="simple" xlink:href="#_Toc338079045" office:target-frame-name="_top" xlink:show="replace"><text:tab/>9</text:a></text:p>
          <text:p text:style-name="P64"><text:a xlink:type="simple" xlink:href="#_Toc338079046" office:target-frame-name="_top" xlink:show="replace"><text:span text:style-name="Hyperlink"><text:span text:style-name="T23">4.2 Methoden: Korrelation, Multiple Regression, t-Test für unabhängige Stichproben, einfaktoriele Varianzanalyse ohne Messwiederholung</text:span></text:span></text:a><text:a xlink:type="simple" xlink:href="#_Toc338079046" office:target-frame-name="_top" xlink:show="replace"><text:tab/>10</text:a></text:p>
          <text:p text:style-name="P65"><text:a xlink:type="simple" xlink:href="#_Toc338079047" office:target-frame-name="_top" xlink:show="replace"><text:span text:style-name="Hyperlink"><text:span text:style-name="T26">4.2.1 Multiple Regression</text:span></text:span></text:a><text:a xlink:type="simple" xlink:href="#_Toc338079047" office:target-frame-name="_top" xlink:show="replace"><text:tab/>11</text:a></text:p>
          <text:p text:style-name="P65"><text:a xlink:type="simple" xlink:href="#_Toc338079048" office:target-frame-name="_top" xlink:show="replace"><text:span text:style-name="Hyperlink"><text:span text:style-name="T23">4.2.2 <text:s/>t-Test für unabhängige Stichproben</text:span></text:span></text:a><text:a xlink:type="simple" xlink:href="#_Toc338079048" office:target-frame-name="_top" xlink:show="replace"><text:tab/>12</text:a></text:p>
          <text:p text:style-name="P65"><text:a xlink:type="simple" xlink:href="#_Toc338079049" office:target-frame-name="_top" xlink:show="replace"><text:span text:style-name="Hyperlink"><text:span text:style-name="T23">4.2.3 Einfaktoriele Varianzanalyse ohne Messwiederholung</text:span></text:span></text:a><text:a xlink:type="simple" xlink:href="#_Toc338079049" office:target-frame-name="_top" xlink:show="replace"><text:tab/>12</text:a></text:p>
          <text:p text:style-name="P63"><text:a xlink:type="simple" xlink:href="#_Toc338079050" office:target-frame-name="_top" xlink:show="replace"><text:span text:style-name="Hyperlink">5. Ergebnisse</text:span></text:a><text:a xlink:type="simple" xlink:href="#_Toc338079050" office:target-frame-name="_top" xlink:show="replace"><text:tab/>13</text:a></text:p>
          <text:p text:style-name="P63"><text:a xlink:type="simple" xlink:href="#_Toc338079051" office:target-frame-name="_top" xlink:show="replace"><text:span text:style-name="Hyperlink">6. Zusammenfassung</text:span></text:a><text:a xlink:type="simple" xlink:href="#_Toc338079051" office:target-frame-name="_top" xlink:show="replace"><text:tab/>18</text:a></text:p>
          <text:p text:style-name="P63"><text:a xlink:type="simple" xlink:href="#_Toc338079052" office:target-frame-name="_top" xlink:show="replace"><text:span text:style-name="Hyperlink">7. Literaturverzeichnis</text:span></text:a><text:a xlink:type="simple" xlink:href="#_Toc338079052" office:target-frame-name="_top" xlink:show="replace"><text:tab/>20</text:a></text:p>
        </text:index-body>
      </text:table-of-content>
      <text:p text:style-name="P2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h text:style-name="Heading_20_1" text:outline-level="1"><text:bookmark-start text:name="_Toc338079041"/><text:span text:style-name="Absatz-Standardschriftart"><text:span text:style-name="T35">1. Einleitung</text:span></text:span><text:bookmark-end text:name="_Toc338079041"/></text:h>
      <text:p text:style-name="P30"/>
      <text:p text:style-name="P25"><text:span text:style-name="Absatz-Standardschriftart"><text:span text:style-name="T41">Bildung gilt als eine der wichtigsten sozialen Fragen des 21. Jahrhunderts. Insbesondere</text:span></text:span><text:span text:style-name="Absatz-Standardschriftart"><text:span text:style-name="T42"> liegt viel bildungspolitische Aufmerksamkeit auf dem Thema Bildung und Migration. Vor allem die PISA-Studien haben gezeigt, dass besonders in Deutschland der Zusammenhang zwischen sozialer Herkunft und erfolgreichem Abschließen des Bildungssystems immer noch sehr eng ist.</text:span></text:span> <text:span text:style-name="Absatz-Standardschriftart"><text:span text:style-name="T42">Die Thematik von Migranten im deutschen Bildungssystem ist eines der derzeit wichtigsten bildungspolitischen Themen. So ist „Bildung und Migration“ der Schwerpunkt des Bildungsberichts 2006. Unter dem Thema Übergänge in die Hochschule und Studienbeteiligung wird erläutert, dass Jugendliche mit Migrationshintergrund in der Gesamtheit der Studienberechtigten deutlich unterrepräsentiert sind (vgl. Autorengruppe Bildungsberichterstattung 2006: 156).</text:span></text:span></text:p>
      <text:p text:style-name="P66"><text:span text:style-name="Absatz-Standardschriftart"><text:span text:style-name="T42">Migration bedeutet oft einen Verlust an kulturellem und sozialem Kapital, was sich auch in einer erhöhten Zahl von Schulmisserfolgen unter jungen Migrantinnen und Migranten ausdrückt.</text:span></text:span> <text:span text:style-name="Absatz-Standardschriftart"><text:span text:style-name="T42">Auch für den nicht-migrierten Teil der Bevölkerung gilt, dass die Teilhabe an formalisierter Bildung immer noch ungleich verteilt ist. So werden Kinder aus nichtakademischem Hintergrund wesentlich seltener für das Gymnasium angemeldet, was sich dann auch in den Zahlen an den Universitäten widerspiegelt. Hierbei spielen mangelndes ökonomisches sowie soziales und kulturelles Kapital eine Rolle (vgl. Haas 1999: 21).</text:span></text:span></text:p>
      <text:p text:style-name="P67">Das Bundesamt für Migration und Flüchtlinge (BAMF) ist Auftraggeber mehrerer Studien: es veröffentlichte 2009 als 5. Teil des Integrationsberichtes das Working Paper 22 „Berufliche und akademische Ausbildung von Migranten in Deutschland“. Dabei <text:s/>besonders interessant ist, dass bei einer Differenzierung nach Herkunftsländern der prozentuale Anteil der StudiumsabsolventInnen aus der Russischen Föderation und aus Polen besonders stark gestiegen ist (vgl. Bundesamt für Migration und Flüchtlinge 2009: 52). Außerdem gab das BAMF 2008 eine Expertise in Auftrag: „Wege zum beruflichen Erfolg bei Frauen mit Migrationshintergrund der ersten und zweiten Generation und Ursachen für die gelungene Positionierung im Erwerbsleben“. Diese wurde erstellt von Prof. Dr. Manuela Westphal und Dr. Birgit Behrensen vom Fachbereich Erziehungs- und Kulturwissenschaft und dem Institut für Migrationsforschung und interkulturelle Studien der Universität Osnabrück. Ihre explorative Studie basiert auf 30 offenen Leitfadeninterviews mit Aussiedlerinnen, Arbeitsmigrantinnen und Flüchtlingen. Hier spielen Sprachkenntnisse, Systemunkenntnisse <text:soft-page-break/>der Eltern und Diskriminierungs- bzw. Benachteiligungserfahrungen in den Bildungsinstitutionen eine große Rolle (vgl. Westphal/ Behrensen 2009: 2).</text:p>
      <text:p text:style-name="P66"><text:span text:style-name="Absatz-Standardschriftart"><text:span text:style-name="T42">Ein äußerst entscheidender Faktor auf die Schulleistungen der Kinder sind die </text:span></text:span><text:span text:style-name="Absatz-Standardschriftart"><text:span text:style-name="T28">familiären Einflüsse, </text:span></text:span><text:span text:style-name="Absatz-Standardschriftart"><text:span text:style-name="T42">zu denen in diversen Studien vor allem der sozioökonomische Status der </text:span></text:span><text:span text:style-name="Absatz-Standardschriftart"><text:span text:style-name="T42">Familie, der Erziehungsstil, die Erwartungen der Eltern und deren Unterstützungsverhalten zählen. Die Familie kann als Ausgangspunkt jeder Bildungsbiografie angesehen werden. Ihr Einfluss wird sich also auch in den späteren Phasen des Bildungsweges auswirken. Für Deutschland kann (mindestens) seit den 1960er Jahren festgestellt werden, dass soziale, kulturelle und ökonomische Ressourcen von Familien den Bildungserfolg von Kindern maßgeblich beeinflussen (vgl. BMBF 2006: 17). Die individuelle Lern- und Studienmotivation ist allerdings ein vielfältiges Ursachengefüge, in dem familiäre Einflüsse </text:span></text:span><text:span text:style-name="Absatz-Standardschriftart"><text:span text:style-name="T45">ein</text:span></text:span><text:span text:style-name="Absatz-Standardschriftart"><text:span text:style-name="T42"> Faktor neben weiteren wie Peergroups, LehrerInnen, Klassenumfeld und Persönlichkeit der Kinder sind (vgl. Helmke, Hosenfeld, Schrader &amp; Wagner 2002, zit. n. Sobcak 2008: 43).</text:span></text:span></text:p>
      <text:p text:style-name="P34">Neben dem sozioökonomischen Hintergrund wurden in Untersuchungen zu Schulleistungen bereits Aspekte erfasst wie die elterliche Erwartungen an die Schulleistungen ihrer Kinder, elterliche Einstellung zu Bildung und Schule im Allgemeinen und das Maß ihrer Unterstützung z.B. bei Hausaufgaben (vgl. Helmke, Jäger u.a. 2002: 24).</text:p>
      <text:p text:style-name="P66"><text:span text:style-name="Absatz-Standardschriftart"><text:span text:style-name="T50">In dieser Arbeit</text:span></text:span><text:span text:style-name="Absatz-Standardschriftart"><text:span text:style-name="T42"> soll </text:span></text:span><text:span text:style-name="Absatz-Standardschriftart"><text:span text:style-name="T50">zunächst im Kapitel 2</text:span></text:span><text:span text:style-name="Absatz-Standardschriftart"><text:span text:style-name="T42"> einführend kurz </text:span></text:span><text:span text:style-name="Absatz-Standardschriftart"><text:span text:style-name="T50">auf den theoretischen Hintergrund des Themas</text:span></text:span><text:span text:style-name="Absatz-Standardschriftart"><text:span text:style-name="T42"> </text:span></text:span><text:span text:style-name="Absatz-Standardschriftart"><text:span text:style-name="T50">eingegangen werden, aus dem weitere forschungsleitende Hypothesen abgeleitet werden. </text:span></text:span><text:span text:style-name="Absatz-Standardschriftart"><text:span text:style-name="T42">Im dritten Kapitel werden die Fragestellung und Hypothesen präzisiert und</text:span></text:span><text:span text:style-name="Absatz-Standardschriftart"><text:span text:style-name="T50"> anschließend mit geeigneten Daten überprüft.</text:span></text:span><text:span text:style-name="Absatz-Standardschriftart"><text:span text:style-name="T42"> </text:span></text:span><text:span text:style-name="Absatz-Standardschriftart"><text:span text:style-name="T50">Bevor die Hypothesen mittels geeigneter statistischer Verfahren überprüft werden, werden die Datenbasis und die Methodik der Analysen im Abschnitt 4 vorgestellt.</text:span></text:span><text:span text:style-name="Absatz-Standardschriftart"><text:span text:style-name="T42"> Die daraus folgenden Ergebnisse werden im Abschnitt 5 formuliert. </text:span></text:span><text:span text:style-name="Absatz-Standardschriftart"><text:span text:style-name="T50">Abschließend werden die wichtigsten Ergebnisse zusammengefasst und ein Fazit gezogen (Kapitel 6).</text:span></text:span></text:p>
      <text:p text:style-name="P31"/>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h text:style-name="Heading_20_1" text:outline-level="1"><text:bookmark-start text:name="_Toc338079042"/><text:span text:style-name="Absatz-Standardschriftart"><text:span text:style-name="T35">2. Theorie</text:span></text:span><text:span text:style-name="Absatz-Standardschriftart"><text:span text:style-name="T35"> &amp; Forschungsstand</text:span></text:span><text:bookmark-end text:name="_Toc338079042"/></text:h>
      <text:p text:style-name="P30"/>
      <text:p text:style-name="P25"><text:span text:style-name="Absatz-Standardschriftart"><text:span text:style-name="T51">Die theoretischen Hintergründe zu den Hauptaspekten des Berichts werden im </text:span></text:span><text:span text:style-name="Absatz-Standardschriftart"><text:span text:style-name="T51">Folgenden</text:span></text:span><text:span text:style-name="Absatz-Standardschriftart"><text:span text:style-name="T51"> kurz erläutert.</text:span></text:span></text:p>
      <text:p text:style-name="P25"><text:span text:style-name="Absatz-Standardschriftart"><text:span text:style-name="T51"><text:tab/></text:span></text:span><text:span text:style-name="Absatz-Standardschriftart"><text:span text:style-name="T52">Es gibt heutzutage diverse Erklärungskonzepte bezüglich möglicher Ursachen für die Schulleistungsunterschiede von Schülern mit und ohne Migrationshintergrund. Als Ursachen für die schlechte</text:span></text:span><text:span text:style-name="Absatz-Standardschriftart"><text:span text:style-name="T52">n</text:span></text:span><text:span text:style-name="Absatz-Standardschriftart"><text:span text:style-name="T52"> Schulleistungen werden häufig Migration, wirtschaftliche Stellung der Eltern, Selbstkonzept der Schüler etc. genannt. </text:span></text:span><text:span text:style-name="Absatz-Standardschriftart"><text:span text:style-name="T42">Bevor es weiter näher auf die </text:span></text:span><text:span text:style-name="Absatz-Standardschriftart"><text:span text:style-name="T42">am </text:span></text:span><text:span text:style-name="Absatz-Standardschriftart"><text:span text:style-name="T42">häufigst</text:span></text:span><text:span text:style-name="Absatz-Standardschriftart"><text:span text:style-name="T42">en</text:span></text:span><text:span text:style-name="Absatz-Standardschriftart"><text:span text:style-name="T42"> genannte Ursache für die schlechte Schulleistungen und zwar Migration eingegangen wird, soll zunächst die Frage beantwortet werden, welche Personen werden schließlich als Personen mit Migrationshintergrund bezeichnet:</text:span></text:span></text:p>
      <text:p text:style-name="P25"/>
      <text:p text:style-name="P69"><text:tab/>„<text:span text:style-name="Absatz-Standardschriftart"><text:span text:style-name="T24">Zur Bevölkerung mit Migrationshintergrund zählen alle, die nach 1949 auf das </text:span></text:span><text:span text:style-name="Absatz-Standardschriftart"><text:span text:style-name="T24"><text:tab/>heutige Gebiet der Bundesrepublik Deutschland zugezogen sind, alle in Deutschland </text:span></text:span><text:span text:style-name="Absatz-Standardschriftart"><text:span text:style-name="T24"><text:tab/>geborenen Ausländer/-innen und alle in Deutschland mit deutscher </text:span></text:span><text:span text:style-name="Absatz-Standardschriftart"><text:span text:style-name="T24"><text:tab/>Staatsangehörigkeit Geborene mit zumindest einem zugezogenen oder als Ausländer </text:span></text:span><text:span text:style-name="Absatz-Standardschriftart"><text:span text:style-name="T24"><text:tab/>in Deutschland geborenen Elternteil. Nach den heutigen ausländerrechtlichen </text:span></text:span><text:span text:style-name="Absatz-Standardschriftart"><text:span text:style-name="T24"><text:tab/>Vorschriften umfasst diese Definition somit üblicherweise Angehörige der 1. bis 3. </text:span></text:span><text:span text:style-name="Absatz-Standardschriftart"><text:span text:style-name="T24"><text:tab/>Migrantengeneration (das heißt Zuwanderer, Kinder von Zuwanderern und Enkel von </text:span></text:span><text:span text:style-name="Absatz-Standardschriftart"><text:span text:style-name="T24"><text:tab/>Zuwanderern)“</text:span></text:span> (Statistisches Bundesamt).</text:p>
      <text:p text:style-name="P69"/>
      <text:p text:style-name="P25"><text:span text:style-name="Absatz-Standardschriftart"><text:span text:style-name="T78">Laut Bildungsberi</text:span></text:span><text:span text:style-name="Absatz-Standardschriftart"><text:span text:style-name="T78">chterstattung aus dem Jahr 2010</text:span></text:span><text:span text:style-name="Absatz-Standardschriftart"><text:span text:style-name="T78"> ist der Anteil der Kinder und Jugendlichen mit Migrationshintergrund in Deutschland stark gestiegen (vgl. Autorengruppe Bildungsberichterstattung 2010: 5).</text:span></text:span></text:p>
      <text:p text:style-name="P25"><text:span text:style-name="Absatz-Standardschriftart"><text:span text:style-name="T43"><text:tab/></text:span></text:span><text:span text:style-name="Absatz-Standardschriftart"><text:span text:style-name="T42">In Bezug auf </text:span></text:span><text:span text:style-name="Absatz-Standardschriftart"><text:span text:style-name="T28">Migration </text:span></text:span><text:span text:style-name="Absatz-Standardschriftart"><text:span text:style-name="T42">haben die PISA-Studien gezeigt, dass sowohl ein</text:span></text:span><text:span text:style-name="Absatz-Standardschriftart"><text:span text:style-name="T47"> </text:span></text:span><text:span text:style-name="Absatz-Standardschriftart"><text:span text:style-name="T42">Migrationshintergrund als auch die Zugehörigkeit zu einer niedrigen sozialen Schicht entscheidende Kriterien für geringen Schulerfolg und damit bestimmend für den weiteren Bildungsaufstieg sind. Dieser Zusammenhang ist in Deutschland besonders eng. Die Chancen von Kindern, deren beide Eltern migriert sind, auf einen mittleren oder höheren Bildungsgang sind deutlich geringer als für Kinder ohne familiären Migrationshintergrund (vgl. Deutsches PISA-Konsortium 2002: 199).</text:span></text:span></text:p>
      <text:p text:style-name="P34"><text:tab/>Betrachtet man die realen Zahlen der StudienanfängerInnen mit Migrationshintergrund werden diese Ergebnisse auch vom Bildungsbericht 2006 „Bildung und Migration“ bestätigt. <text:soft-page-break/>Bezogen auf die Übergangsquote in den Hochschulbereich kann demgegenüber festgestellt werden, dass sie für Studienberechtigte mit Migrationshintergrund wesentlich höher liegt. Interessant ist, dass beim Vergleich von Studienberechtigten, die aus einer nicht-akademisch vorgebildeten Familie kommen, diejenigen mit Migrationshintergrund eine signifikant höhere Studienbereitschaft haben als diejenigen ohne (vgl. Autorengruppe Bildungsberichterstattung 2006: 157).</text:p>
      <text:p text:style-name="P34"><text:tab/>Unter jungen Migrant/innen ist die Zahl der Schulmisserfolge besonders hoch, sowohl in einzelnen Fächern (vgl. BMBF 2006: 10-13) als auch in Bezug auf einen Schulabschluss: Jugendliche mit Migrationshintergrund verlassen doppelt so häufig die allgemeinbildenden Schulen ohne einen Abschluss als solche ohne Migrationshintergrund (vgl. Autorengruppe Bildungsberichterstattung 2008: 6).</text:p>
      <text:p text:style-name="P102"><text:span text:style-name="Absatz-Standardschriftart"><text:span text:style-name="T79"><text:tab/> Die Ergebnisse der internationalen PISA-Studie bestätigen ebenso erhebliche Leistungsnachteile von Schülerinnen und Schülern mit Migrationshintergrund </text:span></text:span><text:span text:style-name="Absatz-Standardschriftart"><text:span text:style-name="T116">(vgl. Stanat &amp; Christensen 2006 zit. n. Dirim et al. 2008: 9).</text:span></text:span><text:span text:style-name="Absatz-Standardschriftart"><text:span text:style-name="T79"> Viele von ihnen beenden ihre Schullaufbahn ohne Abschluss. Außerdem sind sie an Förderschulen überrepräsentiert. Zweifellos spielen die </text:span></text:span><text:span text:style-name="Absatz-Standardschriftart"><text:span text:style-name="T24">sozioökonomischen</text:span></text:span><text:span text:style-name="Absatz-Standardschriftart"><text:span text:style-name="T79"> Rahmenbedingungen für den Schulerfolg von Kindern und Jugendlichen mit Migrationshintergrund in Deutschland eine entscheidende Rolle </text:span></text:span><text:span text:style-name="Absatz-Standardschriftart"><text:span text:style-name="T116">(vgl. Dirim et al. 2008: 10)</text:span></text:span><text:span text:style-name="Absatz-Standardschriftart"><text:span text:style-name="T79">. G</text:span></text:span><text:span text:style-name="Absatz-Standardschriftart"><text:span text:style-name="T44">eschlechts- und schichtspezifische </text:span></text:span><text:span text:style-name="Absatz-Standardschriftart"><text:span text:style-name="T42">Bildungsbeteiligung</text:span></text:span><text:span text:style-name="Absatz-Standardschriftart"><text:span text:style-name="T44"> steht mit dem sozioökonomischen Status und der </text:span></text:span><text:span text:style-name="Absatz-Standardschriftart"><text:span text:style-name="T42">Schichtzugehörigkeit der Familie in engem Zusammenhang. Das besagt auch eine Studie von Bourdieu und Passeron von 1961/62, die feststellt, dass die Bildungschancen gesellschaftlich sehr ungleich verteilt sind. Zusätzlich dazu sind Frauen der unteren Schichten in ihren Studienchancen noch stärker benachteiligt (vgl. Bourdieu/ Passeron 2007: 12).</text:span></text:span></text:p>
      <text:p text:style-name="P70"><text:span text:style-name="Absatz-Standardschriftart"><text:span text:style-name="T44"><text:tab/></text:span></text:span><text:span text:style-name="Absatz-Standardschriftart"><text:span text:style-name="T48">Neben dem sozioökonomischen Status der Familie zählt </text:span></text:span><text:span text:style-name="Absatz-Standardschriftart"><text:span text:style-name="T46">der Erziehungsstil </text:span></text:span><text:span text:style-name="Absatz-Standardschriftart"><text:span text:style-name="T49">der Eltern zu den entscheidenden familiären Einflussfaktoren auf Schulleistung der Kinder. Eine besondere Rolle kommt dem Unterstützungsverhalten der Eltern zu (vgl. Boehnke u. Bergs-Winkel 1991, zit. n. Sobczak 2008: 46). Dabei weist z.B. PISA 2000 darauf hin, dass die elterlichen Erwartungen an die Bildungsabschlüsse ihrer Kinder seit 1950 kontinuierlich gestiegen sind und das über alle sozialen Schichten hinweg (vgl. Deutsches PISA-Konsortium 2002: 163).</text:span></text:span></text:p>
      <text:p text:style-name="P25"><text:span text:style-name="Absatz-Standardschriftart"><text:span text:style-name="T52"><text:tab/>In der vorliegenden Arbeit wird vor allem geschaut, wie sich das </text:span></text:span><text:span text:style-name="Absatz-Standardschriftart"><text:span text:style-name="T53">Ankunftsalter</text:span></text:span><text:span text:style-name="Absatz-Standardschriftart"><text:span text:style-name="T52"> der Kinder auf ihre Schulleistungen, insbesondere auf Deutsch- und Mathematikleistung auswirkt. Die wissenschaftlichen Studien beweisen, dass </text:span></text:span><text:span text:style-name="Absatz-Standardschriftart"><text:span text:style-name="T55">das Alter, </text:span></text:span><text:span text:style-name="Absatz-Standardschriftart"><text:span text:style-name="T51">in dem der Erwerb einer weiteren Sprache beginnt, </text:span></text:span><text:span text:style-name="Absatz-Standardschriftart"><text:span text:style-name="T52">e</text:span></text:span><text:span text:style-name="Absatz-Standardschriftart"><text:span text:style-name="T51">in bedeutsamer Faktor für den Erfolg des Erwerbs ist. Deswegen wird es davon ausgegangen, dass je früher ein Kind zugewandert ist, desto bessere Chancen hat es <text:s/>die jeweilige Sprache erfolgreich zu erwerben und dementsprechend bessere Schulleistungen </text:span></text:span><text:soft-page-break/><text:span text:style-name="Absatz-Standardschriftart"><text:span text:style-name="T51">zu erzielen. In einer Reihe von Studien konnte mittlerweile belegt werden, dass die Äußerungen von Kindern, die bis zum Alter von ca. vier Jahren mit dem Erwerb des Deutschen beginnen, auf der Ebene der Grammatik sich qualitativ nicht von Äußerungen </text:span></text:span><text:span text:style-name="Absatz-Standardschriftart"><text:span text:style-name="T51">einsprachiger Kinder unterscheiden. Das gilt auch dann, wenn die Erstsprache der Kinder deutliche sprachstrukturelle Unterschiede zum Deutschen aufweist (vgl. Rothweiler/Ruberg 2011: 14).</text:span></text:span></text:p>
      <text:p text:style-name="P25"><text:span text:style-name="Absatz-Standardschriftart"><text:span text:style-name="T42"><text:tab/>Die Reifungshypothese besagt, dass die Spracherwerbsfähigkeit im Verlauf der</text:span></text:span><text:span text:style-name="Absatz-Standardschriftart"><text:span text:style-name="T47"> </text:span></text:span><text:span text:style-name="Absatz-Standardschriftart"><text:span text:style-name="T42">kindlichen Entwicklung nur für einen begrenzten Zeitraum vollständig zur Verfügung steht (vgl. Meisel 2007: 99f.). Der Zusammenhang zwischen reifungsbedingten biologischen Veränderungen und Änderungen des Sprachvermögens ergibt sich aus der Hypothese </text:span></text:span><text:span text:style-name="Absatz-Standardschriftart"><text:span text:style-name="T28">der Kritischen Periode</text:span></text:span><text:span text:style-name="Absatz-Standardschriftart"><text:span text:style-name="T82">.</text:span></text:span><text:span text:style-name="Absatz-Standardschriftart"><text:span text:style-name="T42"> Die kritische Periode ist der Altersbereich, in dem die optimale Erwerbsperiode nachlässt. Die Alterszeiträume, in denen diese kritische Phase auftritt, sind umstritten, da es auch individuelle Variationen gibt. Die meisten Wissenschaftler bezeichnen als kritische Grenze für eine Veränderung der Erwerbsfähigkeit einer weiteren Sprache einmal</text:span></text:span></text:p>
      <text:p text:style-name="P34">das Alter von ca. vier Jahren und ein zweites Mal das Alter von ca. sieben Jahren. Es wird angenommen, dass die neuronale Plastizität für den Spracherwerb nur während eines bestimmten Zeitraums vorhanden ist. Findet der Spracherwerb in dieser optimalen Periode statt, wird die Sprache vollständig erworben. Gelingt der Erwerb in dieser Periode nicht, kann</text:p>
      <text:p text:style-name="P25"><text:span text:style-name="Absatz-Standardschriftart"><text:span text:style-name="T51">die Sprache zu einem späteren Zeitpunkt nicht mehr vollständig erworben werden (vgl. Chilla/ Rothweiler/ Babur 2010: 49f.).</text:span></text:span></text:p>
      <text:p text:style-name="P24"><text:span text:style-name="Absatz-Standardschriftart"><text:span text:style-name="T79"><text:tab/></text:span></text:span>Ein auffälliges Ergebnis ist, dass Jugendliche der ersten Generation (beide Elternteile sind im Ausland geboren, der/die Jugendliche selbst ist in Deutschland geboren) noch ungünstigere Ergebnisse in Schulleistungen als zugewanderte Jugendliche erzielen, obwohl sie in Deutschland aufgewachsen sind und ihre gesamte Schulzeit in deutschen Schulen verbracht haben. Jugendliche, von denen ein Elternteil im Ausland geboren wurde, weisen unter den Schülerinnen und Schülern mit Migrationshintergrund in allen Ländern das höchste Kompetenzniveau auf <text:span text:style-name="Absatz-Standardschriftart"><text:span text:style-name="T80">(vgl. Hannover).</text:span></text:span></text:p>
      <text:p text:style-name="P24"><text:span text:style-name="Absatz-Standardschriftart"><text:span text:style-name="T57"><text:tab/></text:span></text:span><text:span text:style-name="Absatz-Standardschriftart"><text:span text:style-name="T79">Wenn man die Ergebnisse aus der Bildungsforschung betrachtet, wird deutlich, dass sich der Gebrauch der deutschen Sprache im Alltag von Jugendlichen türkischer Herkunft und Schülerinnen und Schüler, die aus der ehemaligen Sowjetunion zugewandert sind, nicht automatisch mit der Aufenthaltsdauer einstellt. Obwohl die Jugendlichen türkischer Herkunft in Deutschland geboren und zur Schule gegangen sind, verwenden sie im Vergleich zu den anderen Kindern mit Migrationshintergrund seltener die deutsche Sprache im Alltag. Ihre durchschnittlichen Kompetenzen im Lesen und in der Mathematik liegen in fast allen Ländern auf einem Niveau, welches ein erfolgreiches Weiterlernen in Ausbildung und Beruf gefährdet erscheinen lässt.</text:span></text:span><text:span text:style-name="Absatz-Standardschriftart"><text:span text:style-name="T80"> (vgl. Hannover).</text:span></text:span><text:bookmark-start text:name="_Toc338079043"/></text:p>
      <text:h text:style-name="Heading_20_1" text:outline-level="1"><text:soft-page-break/><text:span text:style-name="Absatz-Standardschriftart"><text:span text:style-name="T35">3. Fragestellung &amp; Hypothesen</text:span></text:span><text:bookmark-end text:name="_Toc338079043"/></text:h>
      <text:p text:style-name="P35"><text:tab/></text:p>
      <text:p text:style-name="P25"><text:span text:style-name="Absatz-Standardschriftart"><text:span text:style-name="T5">Die Bildungsforschung zeigt, dass sich </text:span></text:span>Geschlechtsunterschiede, die sozioökonomische Herkunft und der Migrationshintergrund der Familie oft in unterschiedlichen Lernvoraussetzungen und Einstellungen zum Lernen nieder<text:span text:style-name="Absatz-Standardschriftart"><text:span text:style-name="T5">schlagen</text:span></text:span>. <text:span text:style-name="Absatz-Standardschriftart"><text:span text:style-name="T5">In der folgenden Fragestellung werden die grundlegenden Kompetenzbereiche von Schülerinnen und Schülern und nämlich die Lese- und Mathematikkompetenzen sowie der Einfluss unterschiedlicher Faktoren auf diese</text:span></text:span><text:span text:style-name="Absatz-Standardschriftart"><text:span text:style-name="T5"> betrachtet</text:span></text:span><text:span text:style-name="Absatz-Standardschriftart"><text:span text:style-name="T5">. </text:span></text:span><text:s text:c="5"/></text:p>
      <text:p text:style-name="P25"><text:tab/><text:span text:style-name="Absatz-Standardschriftart"><text:span text:style-name="T50">Wie in der Einleitung </text:span></text:span><text:span text:style-name="Absatz-Standardschriftart"><text:span text:style-name="T50">bereits erwähnt</text:span></text:span><text:span text:style-name="Absatz-Standardschriftart"><text:span text:style-name="T50">, werden Migranten häufig in Verbindung mit geringerem schulischen Erfolg und schlechterer Bildung gebracht. Als Ursachen dafür werden oft der soziale Status und die Herkunft der Familie, Migration, weniger Wissen über die Struktur des Bildungssystems oder auch Diskriminierung </text:span></text:span><text:span text:style-name="Absatz-Standardschriftart"><text:span text:style-name="T50">genannt</text:span></text:span><text:span text:style-name="Absatz-Standardschriftart"><text:span text:style-name="T50">. Vor allem werden für einen geringeren Bildungs- und Berufserfolg mangelnde Sprachkenntnisse verantwortlich gemacht.</text:span></text:span></text:p>
      <text:p text:style-name="P66">Das Ziel der Untersuchung ist zum einen, der Frage nachzugehen, inwieweit sich Mädchen und Jungen in ihren Deutsch- und Mathematikleistungen unterscheiden. Zum anderen die Einflüsse der sozioökonomischen Herkunft und Migration auf die Deutsch- und Mathematikleistungen der Schülerinnen und Schüler zu ermitteln. Und als Letztes zu prüfen, ob es einen Zusammenhang zwischen dem Einwanderungsalter von Jungen und Mädchen und ihren Leistungen in Deutsch und Mathematik gibt?</text:p>
      <text:p text:style-name="P25"><text:span text:style-name="Absatz-Standardschriftart"><text:span text:style-name="T50"><text:tab/></text:span></text:span><text:span text:style-name="Absatz-Standardschriftart"><text:span text:style-name="T56">Ausgehend von der Literaturrecherche, der Analyse der Befunde im theoretischen Teil und der zuvor formulierten Fragestellung ergeben sich für die empirische Untersuchung folgende Hypothesen, die anhand der vorliegenden Daten geprüft werden sollen:</text:span></text:span></text:p>
      <text:p text:style-name="P36"/>
      <text:p text:style-name="P41">1. Mädchen und Jungen unterscheiden sich in ihren Deutsch- und Mathematikleistungen.</text:p>
      <text:p text:style-name="P41">2. Je höher die sozioökonomische Herkunft der Familie ist, desto bessere Schulleistungen erzielen die Schüler.</text:p>
      <text:p text:style-name="P41">3. Die Kinder, deren beide Eltern nicht in Deutschland geboren wurden, haben schlechtere schulische Leistungen, als diejenigen, deren entweder beide Eltern oder nur ein Elternteil in Deutschland geboren wurde.</text:p>
      <text:p text:style-name="P25"><text:span text:style-name="Absatz-Standardschriftart"><text:span text:style-name="T27">4. </text:span></text:span><text:span text:style-name="Absatz-Standardschriftart"><text:span text:style-name="T27">Es gibt einen Zusammenhang zwischen dem Einwanderungsalter von Jungen und Mädchen und ihren Leistungen in Deutsch und Mathematik.</text:span></text:span></text:p>
      <text:p text:style-name="P25">Es ist anzunehmen, dass die Kinder, die früher nach Deutschland eingereist sind, bessere Leistungen in Deutsch und Mathematik erzielen als die Kinder, die später nach Deutschland eingewandert sind. Man geht davon aus, dass diese Kinder, die mit niedrigem Alter zugewandert sind, sind vor allem länger und früher in die Berührung mit der Deutschen Sprache, z.B. durch einen früheren Eintritt in die außerfamiliäre Betreuung, gekommen. Was <text:soft-page-break/>sich, wie auch die wissenschaftlichen Studien das bestätigen, positiv auf das Kommunikationsverhalten der Kinder auswirkt.</text:p>
      <text:p text:style-name="P43">Die aufgestellten Hypothesen werden im weiteren Verlauf der Arbeit mit geeigneten Daten und dafür angebrachten statistischen Methoden überprüft.</text:p>
      <text:h text:style-name="Heading_20_1" text:outline-level="1"><text:bookmark-start text:name="_Toc338079044"/><text:span text:style-name="Absatz-Standardschriftart"><text:span text:style-name="T35">4. Datengrundlage und Methode</text:span></text:span><text:span text:style-name="Absatz-Standardschriftart"><text:span text:style-name="T35">n</text:span></text:span><text:bookmark-end text:name="_Toc338079044"/></text:h>
      <text:p text:style-name="P30"/>
      <text:h text:style-name="Heading_20_2" text:outline-level="2"><text:bookmark-start text:name="_Toc338079045"/><text:span text:style-name="Absatz-Standardschriftart"><text:span text:style-name="T37">4.1 Datengrundlage</text:span></text:span><text:bookmark-end text:name="_Toc338079045"/></text:h>
      <text:p text:style-name="P68"/>
      <text:p text:style-name="P25"><text:span text:style-name="Absatz-Standardschriftart"><text:span text:style-name="T6">Die PISA-Studie („Programme for International Student Assessment“) ist </text:span></text:span><text:span text:style-name="Absatz-Standardschriftart"><text:span text:style-name="T83">ein Programm der zyklischen Erfassung basaler Kompetenzen der nachwachsenden Generation, das von der Organisation für wirtschaftliche Zusammenarbeit und Entwicklung (OECD) durchgeführt und von allen Mitgliedsstaaten gemeinschaftlich getragen und verantwortet wird. In jedem Land werden zwischen 4.500 und 10.000 Schülerinnen und Schüler getestet.</text:span></text:span><text:span text:style-name="Absatz-Standardschriftart"><text:span text:style-name="T29"> </text:span></text:span><text:span text:style-name="Absatz-Standardschriftart"><text:span text:style-name="T7">Im Zentrum der PISA-Studie stehen </text:span></text:span><text:span text:style-name="Absatz-Standardschriftart"><text:span text:style-name="T83">die Beschreibung und Analyse schulisch erworbener Kompetenzen und zwar werden drei Bereiche erfasst: </text:span></text:span><text:span text:style-name="Absatz-Standardschriftart"><text:span text:style-name="T8">Lesekompetenz </text:span></text:span><text:span text:style-name="Absatz-Standardschriftart"><text:span text:style-name="T9">(Reading Literacy), </text:span></text:span><text:span text:style-name="Absatz-Standardschriftart"><text:span text:style-name="T8">mathematische Grundbildung </text:span></text:span><text:span text:style-name="Absatz-Standardschriftart"><text:span text:style-name="T29">(Mathematical Literacy) </text:span></text:span><text:span text:style-name="Absatz-Standardschriftart"><text:span text:style-name="T84">und naturwissenschaftliche Grundbildung </text:span></text:span><text:span text:style-name="Absatz-Standardschriftart"><text:span text:style-name="T29">(Scientific Literacy)</text:span></text:span><text:span text:style-name="Absatz-Standardschriftart"><text:span text:style-name="T83">. Die Erhebungen finden </text:span></text:span><text:span text:style-name="Absatz-Standardschriftart"><text:span text:style-name="T8">in einem Dreijahreszyklus</text:span></text:span><text:span text:style-name="Absatz-Standardschriftart"><text:span text:style-name="T14"> </text:span></text:span><text:span text:style-name="Absatz-Standardschriftart"><text:span text:style-name="T8">statt. </text:span></text:span><text:span text:style-name="Absatz-Standardschriftart"><text:span text:style-name="T5">Im Abstand von drei Jahren werden jeweils alle drei Kompetenzbereiche getestet, innerhalb des Zyklus wechseln dabei die Schwerpunkte. Die zu untersuchende Stichprobe besteht aus Schülerinnen und Schüler, die gegen Ende ihrer Pflichtschulzeit stehen, also im Alter von durchsch</text:span></text:span><text:span text:style-name="Absatz-Standardschriftart"><text:span text:style-name="T5">nittlich fünfzehn Jahren (vgl. Deutsches PISA-Konsortium 2002: 11-13).</text:span></text:span></text:p>
      <text:p text:style-name="P24"><text:span text:style-name="Absatz-Standardschriftart"><text:span text:style-name="T5">Basierend auf den für PISA 2000 erhobenen Daten </text:span></text:span>wurde ein Datensatz erstellt, der N=5000 vollständige Fälle enthält. Insofern beziehen sich alle Analysen und Ergebnisse auf diesen Datensatz. Die Daten werden mit dem statistischen „R“ Programm ausgewertet.</text:p>
      <text:p text:style-name="P25">Um die aufgestellten Hypothesen zu überprüfen und statistisch auswerten zu können, wurden folgende Variablen erfasst:</text:p>
      <text:list text:style-name="L1">
        <text:list-item>
          <text:p text:style-name="P88"><text:span text:style-name="Absatz-Standardschriftart"><text:span text:style-name="T24">„ankd“ </text:span></text:span>(Seit wann lebst du in Deutschland?). Die Antworten wurden <text:s/>folgendermaßen zusammengefasst:</text:p>
        </text:list-item>
      </text:list>
      <text:p text:style-name="P66">Gruppe 1= Geburt,</text:p>
      <text:p text:style-name="P71">Gruppe 2= 1.-3. Lebensjahr,</text:p>
      <text:p text:style-name="P66">Gruppe 3= 4.-6. Lebensjahr,</text:p>
      <text:p text:style-name="P66">Gruppe 4= 7.-11. Lebensjahr, <text:s/></text:p>
      <text:p text:style-name="P66">Gruppe 5= 12.-Lebensjahr.</text:p>
      <text:list text:style-name="L1" text:continue-numbering="true">
        <text:list-item>
          <text:p text:style-name="P88"><text:span text:style-name="Absatz-Standardschriftart"><text:span text:style-name="T24">„migr“</text:span></text:span> (Herkunft der Eltern):</text:p>
        </text:list-item>
      </text:list>
      <text:p text:style-name="P66">1= Vater und Mutter in Deutschland geboren,</text:p>
      <text:p text:style-name="P66"><text:soft-page-break/>2= Vater oder Mutter in Deutschland geboren <text:s/></text:p>
      <text:p text:style-name="P73"><text:s text:c="6"/>3= Weder Vater noch Mutter in Deutschland geboren.</text:p>
      <text:list text:style-name="L1" text:continue-numbering="true">
        <text:list-item>
          <text:p text:style-name="P88"><text:span text:style-name="Absatz-Standardschriftart"><text:span text:style-name="T24">„sprach“</text:span></text:span> (Welche Sprache sprecht ihr normalerweise zu Hause?):</text:p>
        </text:list-item>
      </text:list>
      <text:p text:style-name="P66">1= Deutsch,</text:p>
      <text:p text:style-name="P66">4= andere Sprache</text:p>
      <text:list text:style-name="L1" text:continue-numbering="true">
        <text:list-item>
          <text:p text:style-name="P88"><text:span text:style-name="Absatz-Standardschriftart"><text:span text:style-name="T24">„read“</text:span></text:span> (Leselesitung)</text:p>
        </text:list-item>
        <text:list-item>
          <text:p text:style-name="P88"><text:span text:style-name="Absatz-Standardschriftart"><text:span text:style-name="T24">„math“</text:span></text:span> (Mathematikleistung)</text:p>
        </text:list-item>
        <text:list-item>
          <text:p text:style-name="P88"><text:span text:style-name="Absatz-Standardschriftart"><text:span text:style-name="T24">„isei“</text:span></text:span> (sozioökonomischer Status der Familie)</text:p>
        </text:list-item>
        <text:list-item>
          <text:p text:style-name="P88"><text:span text:style-name="Absatz-Standardschriftart"><text:span text:style-name="T24">„geschl“</text:span></text:span> (Geschlecht)</text:p>
        </text:list-item>
      </text:list>
      <text:p text:style-name="P66">1= männlich</text:p>
      <text:p text:style-name="P66">2= weiblich</text:p>
      <text:p text:style-name="P32"/>
      <text:h text:style-name="Heading_20_2" text:outline-level="2"><text:bookmark-start text:name="_Toc338079046"/><text:span text:style-name="Absatz-Standardschriftart"><text:span text:style-name="T36">4.2 Methoden: Korrelation, Multiple Regression, t-Test für unabhängige Stichproben, einfaktoriele Varianzanalyse ohne Messwiederholung</text:span></text:span><text:bookmark-end text:name="_Toc338079046"/></text:h>
      <text:p text:style-name="Standard"/>
      <text:p text:style-name="P43">Zur Überprüfung der aufgestellten Hypothesen werden zuerst Korrelationsanalysen durchgeführt. Dadurch sollen erste Erkenntnisse über die Zusammenhänge der abhängigen und unabhängigen Variablen gewonnen werden. Um jedoch genauere Aussagen über die Gültigkeit der Hypothesen treffen zu können, werden im Anschluss daran multiple Regression, t-Test und Varianzanalyse durchgeführt. Diese statistischen Datenanalysen werden mit dem „R“ Programm ausgewertet. Mit Hilfe dieser Ergebnisse kann man schließlich die Hypothesen annehmen bzw. ablehnen. Das theoretische Analyseverfahren der oben genannten Methoden wird im folgenden Abschnitt vorgestellt.</text:p>
      <text:p text:style-name="P43"/>
      <text:h text:style-name="Heading_20_3" text:outline-level="3"><text:bookmark-start text:name="_Toc338079047"/><text:span text:style-name="Absatz-Standardschriftart"><text:span text:style-name="T26">4.2.1 Multiple Regression</text:span></text:span><text:bookmark-end text:name="_Toc338079047"/></text:h>
      <text:p text:style-name="P11"/>
      <text:p text:style-name="P25"><text:span text:style-name="Absatz-Standardschriftart"><text:span text:style-name="T50">Der Grundgedanke einer Regression liegt darin, die abhängige Variable aus der Kombination verschiedener unabhängiger Variablen vorherzusagen bzw. zu erklären</text:span></text:span><text:span text:style-name="Absatz-Standardschriftart"><text:span text:style-name="T85">. </text:span></text:span><text:span text:style-name="Absatz-Standardschriftart"><text:span text:style-name="T50">Mit Hilfe einer Regressionsgleichung können dann Aussagen darüber getroffen werden, welchen Einfluss die verschiedenen unabhängigen Variablen auf die abhängige Variable haben (vgl. </text:span></text:span><text:span text:style-name="Absatz-Standardschriftart"><text:span text:style-name="T50">Eid</text:span></text:span><text:span text:style-name="Absatz-Standardschriftart"><text:span text:style-name="T50">/</text:span></text:span><text:span text:style-name="Absatz-Standardschriftart"><text:span text:style-name="T50"> </text:span></text:span><text:span text:style-name="Absatz-Standardschriftart"><text:span text:style-name="T50">Gollwitzer/</text:span></text:span><text:span text:style-name="Absatz-Standardschriftart"><text:span text:style-name="T50">Schmitt</text:span></text:span><text:span text:style-name="Absatz-Standardschriftart"><text:span text:style-name="T50"> </text:span></text:span><text:span text:style-name="Absatz-Standardschriftart"><text:span text:style-name="T50">2010: 602-603).</text:span></text:span></text:p>
      <text:p text:style-name="P25"><text:span text:style-name="Absatz-Standardschriftart"><text:span text:style-name="T50"><text:tab/>Die empirische Forschung unterscheidet zwischen verschiedenen Arten der Regressionsanalyse. Da in der vorliegenden Arbeit der Zusammenhang zwischen mehreren Prädiktoren (Einwanderungsalter, Migration, sozioökonomische Herkunft und Geschlecht) und einer Kriteriumsvariable (Deutschleistung/Mathematikleistung) überprüft werden soll, wird als Analyseverfahren multiple Regression gewählt. Mit ihr sollen Aussagen darüber </text:span></text:span><text:soft-page-break/><text:span text:style-name="Absatz-Standardschriftart"><text:span text:style-name="T50">gemacht werden, welche von vier unabhängigen Variablen am stärksten die abhängige Variable beeinflusst.</text:span></text:span></text:p>
      <text:p text:style-name="P25"><text:span text:style-name="Absatz-Standardschriftart"><text:span text:style-name="T50"><text:tab/>Die Gleichung der multiplen Regression, welche die Beziehung zwischen der abhängigen (Y) und mehreren unabhängigen (</text:span></text:span><text:span text:style-name="Absatz-Standardschriftart"><text:span text:style-name="T89">X</text:span></text:span><text:span text:style-name="Absatz-Standardschriftart"><text:span text:style-name="T90">i</text:span></text:span><text:span text:style-name="Absatz-Standardschriftart"><text:span text:style-name="T50">) Variablen abbildet, lautet wie folgt:</text:span></text:span></text:p>
      <text:p text:style-name="P25"><text:span text:style-name="Absatz-Standardschriftart"><text:span text:style-name="T50">Y=b</text:span></text:span><text:span text:style-name="Absatz-Standardschriftart"><text:span text:style-name="T93">0 </text:span></text:span><text:span text:style-name="Absatz-Standardschriftart"><text:span text:style-name="T50">+ b</text:span></text:span><text:span text:style-name="Absatz-Standardschriftart"><text:span text:style-name="T93">1</text:span></text:span><text:span text:style-name="Absatz-Standardschriftart"><text:span text:style-name="T50">*</text:span></text:span><text:span text:style-name="Absatz-Standardschriftart"><text:span text:style-name="T90">X</text:span></text:span><text:span text:style-name="Absatz-Standardschriftart"><text:span text:style-name="T93">1 </text:span></text:span><text:span text:style-name="Absatz-Standardschriftart"><text:span text:style-name="T50">+ b</text:span></text:span><text:span text:style-name="Absatz-Standardschriftart"><text:span text:style-name="T93">2</text:span></text:span><text:span text:style-name="Absatz-Standardschriftart"><text:span text:style-name="T50">*</text:span></text:span><text:span text:style-name="Absatz-Standardschriftart"><text:span text:style-name="T90">X2 </text:span></text:span><text:span text:style-name="Absatz-Standardschriftart"><text:span text:style-name="T50">+...+ b</text:span></text:span><text:span text:style-name="Absatz-Standardschriftart"><text:span text:style-name="T93">j</text:span></text:span><text:span text:style-name="Absatz-Standardschriftart"><text:span text:style-name="T50">*</text:span></text:span><text:span text:style-name="Absatz-Standardschriftart"><text:span text:style-name="T90">X </text:span></text:span><text:span text:style-name="Absatz-Standardschriftart"><text:span text:style-name="T93">j</text:span></text:span><text:span text:style-name="Absatz-Standardschriftart"><text:span text:style-name="T50">+...+ b</text:span></text:span><text:span text:style-name="Absatz-Standardschriftart"><text:span text:style-name="T93">k</text:span></text:span><text:span text:style-name="Absatz-Standardschriftart"><text:span text:style-name="T50">*</text:span></text:span><text:span text:style-name="Absatz-Standardschriftart"><text:span text:style-name="T90">X</text:span></text:span><text:span text:style-name="Absatz-Standardschriftart"><text:span text:style-name="T93">k </text:span></text:span><text:span text:style-name="Absatz-Standardschriftart"><text:span text:style-name="T50">+ e</text:span></text:span></text:p>
      <text:p text:style-name="P42">Y: abhängige Variable</text:p>
      <text:p text:style-name="P42">Xi: Ausprägung der unabhängigen Variablen</text:p>
      <text:p text:style-name="P42">b0: Regressionskonstante</text:p>
      <text:p text:style-name="P27"><text:span text:style-name="Absatz-Standardschriftart"><text:span text:style-name="T27">bi: Regressionskoeffizient </text:span></text:span><text:span text:style-name="Absatz-Standardschriftart"><text:span text:style-name="T50">(vgl. Eid</text:span></text:span><text:span text:style-name="Absatz-Standardschriftart"><text:span text:style-name="T50">/Gollwitzer/</text:span></text:span><text:span text:style-name="Absatz-Standardschriftart"><text:span text:style-name="T50">Schmitt</text:span></text:span><text:span text:style-name="Absatz-Standardschriftart"><text:span text:style-name="T50"> 2010: 604)</text:span></text:span></text:p>
      <text:p text:style-name="P25"><text:span text:style-name="Absatz-Standardschriftart"><text:span text:style-name="T50"><text:tab/>In diesem Fall sieht die Pfadanalytische Darstellung der multiplen Regression mit vier unabhängigen Variablen folgendermaßen aus:</text:span></text:span></text:p>
      <text:p text:style-name="P25"><draw:custom-shape text:anchor-type="paragraph" draw:z-index="6" draw:name="Ellipse 11" draw:style-name="gr6" svg:width="1.452cm" svg:height="1.218cm" svg:x="11.92cm" svg:y="0.434cm"><text:p text:style-name="P103"><text:span text:style-name="T117">e</text:span></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p>
      <text:p text:style-name="P25"><draw:frame draw:style-name="fr1" draw:name="Rahmen1" text:anchor-type="paragraph" svg:x="0.067cm" svg:y="0.021cm" svg:width="1.944cm" style:rel-width="scale" svg:height="0.767cm" style:rel-height="scale" draw:z-index="10"><draw:text-box><text:p text:style-name="P28"><text:span text:style-name="Absatz-Standardschriftart"><text:span text:style-name="T86">ankd</text:span></text:span></text:p></draw:text-box></draw:frame><draw:connector text:anchor-type="paragraph" draw:z-index="1" draw:name="Gerade Verbindung mit Pfeil 6" draw:style-name="gr1" draw:type="line" svg:x1="-0.168cm" svg:y1="0.233cm" svg:x2="6.953cm" svg:y2="1.821cm"><text:p/></draw:connector> <text:s text:c="8"/>b<text:span text:style-name="Absatz-Standardschriftart"><text:span text:style-name="T91">1</text:span></text:span></text:p>
      <text:p text:style-name="P25"><draw:connector text:anchor-type="paragraph" draw:z-index="5" draw:name="Gerade Verbindung mit Pfeil 10" draw:style-name="gr5" draw:type="line" svg:x1="9.892cm" svg:y1="0.203cm" svg:x2="9.232cm" svg:y2="0.872cm"><text:p/></draw:connector></text:p>
      <text:p text:style-name="P25"><draw:frame draw:style-name="fr1" draw:name="Rahmen5" text:anchor-type="paragraph" svg:x="9.486cm" svg:y="0.148cm" svg:width="1.995cm" style:rel-width="scale" svg:height="1.055cm" style:rel-height="scale" draw:z-index="9"><draw:text-box><text:p text:style-name="P23"><text:span text:style-name="Absatz-Standardschriftart"><text:span text:style-name="T31"><text:s/></text:span></text:span><text:span text:style-name="Absatz-Standardschriftart"><text:span text:style-name="T87">read/math</text:span></text:span></text:p></draw:text-box></draw:frame><draw:frame draw:style-name="fr1" draw:name="Rahmen2" text:anchor-type="paragraph" svg:x="0.069cm" svg:y="0.108cm" svg:width="1.995cm" style:rel-width="scale" svg:height="0.767cm" style:rel-height="scale" draw:z-index="0"><draw:text-box><text:p text:style-name="P28"><text:span text:style-name="Absatz-Standardschriftart"><text:span text:style-name="T86">isei</text:span></text:span></text:p></draw:text-box></draw:frame><draw:connector text:anchor-type="paragraph" draw:z-index="3" draw:name="Gerade Verbindung mit Pfeil 8" draw:style-name="gr3" draw:type="line" svg:x1="-0.22cm" svg:y1="0.519cm" svg:x2="6.901cm" svg:y2="0.597cm"><text:p/></draw:connector> <text:s text:c="9"/>b<text:span text:style-name="Absatz-Standardschriftart"><text:span text:style-name="T91">2</text:span></text:span></text:p>
      <text:p text:style-name="P25"><draw:connector text:anchor-type="paragraph" draw:z-index="4" draw:name="Gerade Verbindung mit Pfeil 9" draw:style-name="gr4" draw:type="line" svg:x1="-0.22cm" svg:y1="2.457cm" svg:x2="6.901cm" svg:y2="0.423cm"><text:p/></draw:connector><draw:connector text:anchor-type="paragraph" draw:z-index="2" draw:name="Gerade Verbindung mit Pfeil 7" draw:style-name="gr2" draw:type="line" svg:x1="-0.379cm" svg:y1="1.238cm" svg:x2="6.901cm" svg:y2="0.106cm"><text:p/></draw:connector><text:span text:style-name="Absatz-Standardschriftart"><text:span text:style-name="T79"> <text:s text:c="16"/>b</text:span></text:span><text:span text:style-name="Absatz-Standardschriftart"><text:span text:style-name="T92">3</text:span></text:span></text:p>
      <text:p text:style-name="P24"><draw:frame draw:style-name="fr1" draw:name="Rahmen3" text:anchor-type="paragraph" svg:x="0.069cm" svg:y="0.064cm" svg:width="1.995cm" style:rel-width="scale" svg:height="0.767cm" style:rel-height="scale" draw:z-index="7"><draw:text-box><text:p text:style-name="P28"><text:span text:style-name="Absatz-Standardschriftart"><text:span text:style-name="T86">migr</text:span></text:span></text:p></draw:text-box></draw:frame><text:span text:style-name="Absatz-Standardschriftart"><text:span text:style-name="T79"><text:tab/></text:span></text:span><text:span text:style-name="Absatz-Standardschriftart"><text:span text:style-name="T79"><text:tab/></text:span></text:span><text:span text:style-name="Absatz-Standardschriftart"><text:span text:style-name="T79"><text:tab/></text:span></text:span><text:span text:style-name="Absatz-Standardschriftart"><text:span text:style-name="T79"><text:tab/></text:span></text:span><text:span text:style-name="Absatz-Standardschriftart"><text:span text:style-name="T25"><text:tab/></text:span></text:span></text:p>
      <text:p text:style-name="Standard"><text:span text:style-name="Absatz-Standardschriftart"><text:span text:style-name="T79"><text:s text:c="10"/>b</text:span></text:span><text:span text:style-name="Absatz-Standardschriftart"><text:span text:style-name="T92">4</text:span></text:span></text:p>
      <text:p text:style-name="Standard"><draw:frame draw:style-name="fr1" draw:name="Rahmen4" text:anchor-type="paragraph" svg:x="0.042cm" svg:y="0.109cm" svg:width="1.995cm" style:rel-width="scale" svg:height="0.767cm" style:rel-height="scale" draw:z-index="8"><draw:text-box><text:p text:style-name="P28"><text:span text:style-name="Absatz-Standardschriftart"><text:span text:style-name="T86">geschl</text:span></text:span></text:p></draw:text-box></draw:frame></text:p>
      <text:p text:style-name="P9"><text:s text:c="12"/></text:p>
      <text:p text:style-name="P9"/>
      <text:p text:style-name="P9"/>
      <text:p text:style-name="P9"/>
      <text:h text:style-name="Heading_20_3" text:outline-level="3"><text:bookmark-start text:name="_Toc338079048"/><text:span text:style-name="Absatz-Standardschriftart"><text:span text:style-name="T23">4.2.2 <text:s/>t-Test für unabhängige Stichproben</text:span></text:span><text:bookmark-end text:name="_Toc338079048"/></text:h>
      <text:p text:style-name="Standard"/>
      <text:p text:style-name="P24">Mit dem t-Test für unabhängige Stichproben werden zwei Gruppen in Bezug auf den jeweiligen Mittelwert auf der abhängigen Variablen verglichen. In der vorliegenden Arbeit wird überprüft, ob sich Frauen und Männer hinsichtlich ihrer mittleren Deutschleistungswerte sowie hinsichtlich ihrer mittleren Mathematikleistungswerte unterscheiden. Es werden also zwei t-Tests durchgeführt. Die unabhängige Variable ist in beiden Fällen das Geschlecht. Die abhängigen Variablen sind Mathematik- und Deutschleistung.</text:p>
      <text:p text:style-name="P24"><text:tab/>Bevor der t-Test durchgeführt wird, sollten zuerst die Voraussetzungen des t-Tests für unabhängige Stichproben überprüft werden:</text:p>
      <text:list text:style-name="L2">
        <text:list-item>
          <text:p text:style-name="P95">metrisch skalierte abhängige Variable</text:p>
        </text:list-item>
        <text:list-item>
          <text:p text:style-name="P95">bei N<text:span text:style-name="Absatz-Standardschriftart"><text:span text:style-name="T94">1 </text:span></text:span>&lt; 30 und N<text:span text:style-name="Absatz-Standardschriftart"><text:span text:style-name="T94">2 </text:span></text:span>&lt; 30: Normalverteilung der abhängigen Variablen in den beiden Populationen</text:p>
        </text:list-item>
        <text:list-item>
          <text:p text:style-name="P95">Varianzhomogenität (vgl. Luhmann 2010: 181). </text:p>
        </text:list-item>
      </text:list>
      <text:p text:style-name="P9"/>
      <text:h text:style-name="Heading_20_3" text:outline-level="3"><text:bookmark-start text:name="_Toc338079049"/><text:soft-page-break/><text:span text:style-name="Absatz-Standardschriftart"><text:span text:style-name="T23">4.2.3 Einfaktoriele Varianzanalyse ohne Messwiederholung</text:span></text:span><text:bookmark-end text:name="_Toc338079049"/></text:h>
      <text:h text:outline-level="2"/>
      <text:p text:style-name="P24">Die Varianzanalyse ist eine Erweiterung des t-Tests. Wie es schon oben erwähnt wurde, vergleicht der t-Test zwei Mittelwerte miteinander. Wenn es jedoch mehr als zwei Mittelwerte miteinander verglichen werden sollen, ist der t-Test dafür nicht mehr geeignet. Stattdessen wird in der Regel eine Varianzanalyse gerechnet. In dieser Arbeit wird eine Varianzanalyse ohne Messwiederholung durchgeführt, weil die zu vergleichenden Mittelwerte aus unabhängigen Stichproben stammen. Einmal wird die Varianzanalyse für die unabhängige Variable „ankd“ und das zweite Mal für die unabhängige Variable „migr“ gerechnet. Es wird untersucht, ob sich die fünf Gruppen der Variable „ankd“ und die drei der Variable „migr“ in ihren mittleren Deutsch- und Mathematikleistungswerten unterscheiden. Eine wichtige Voraussetzung der Varianzanalyse ist die Varianzhomogenität. Deswegen ist es wichtig diese zu überprüfen, bevor man zur Varianzanalyse kommt. Die statistische Bedeutsamkeit der Varianzhomogenität wird mit Hilfe des Levene-Tests durchgeführt (vgl. Luhmann 2010: 192).</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Toc338079050"/><text:soft-page-break/><text:span text:style-name="Absatz-Standardschriftart"><text:span text:style-name="T35">5. Ergebnisse</text:span></text:span><text:bookmark-end text:name="_Toc338079050"/></text:h>
      <text:p text:style-name="P30"/>
      <text:p text:style-name="P25"><text:span text:style-name="Absatz-Standardschriftart"><text:span text:style-name="T95">Im vorliegenden Bericht wurden insbesondere die Aspekte des Einwanderungsalter</text:span></text:span><text:span text:style-name="Absatz-Standardschriftart"><text:span text:style-name="T95">s</text:span></text:span><text:span text:style-name="Absatz-Standardschriftart"><text:span text:style-name="T95">, der Geschlechtsunterschiede sowie der sozioökonomischer Herkunft und Migration in Bezug auf die Deutsch- und Mathematikleistung von Schülern unter die Lupe genommen.</text:span></text:span><text:span text:style-name="Absatz-Standardschriftart"><text:span text:style-name="T96"> </text:span></text:span><text:span text:style-name="Absatz-Standardschriftart"><text:span text:style-name="T50">Es wurden</text:span></text:span><text:span text:style-name="Absatz-Standardschriftart"><text:span text:style-name="T85"> </text:span></text:span><text:span text:style-name="Absatz-Standardschriftart"><text:span text:style-name="T50">5000 Fälle in die Analyse einbezogen. </text:span></text:span><text:span text:style-name="Absatz-Standardschriftart"><text:span text:style-name="T56">Das Geschlechterverhältnis war mit </text:span></text:span><text:span text:style-name="Absatz-Standardschriftart"><text:span text:style-name="T50">2509 Jungen (50 %) und 2491 Mädchen (50 %)</text:span></text:span><text:span text:style-name="Absatz-Standardschriftart"><text:span text:style-name="T56"> komplett ausgeglichen. 88% Prozent der Schülerinnen und Schüler besitzen keinen Migrationshintergrund, 5% Prozent haben ein Elternteil, der in Deutschland geboren wurde und 8% sind Jugendliche, deren weder Vater noch Mutter in Deutschland geboren sind. Die Mittelwerte in Lese- und Mathematikle</text:span></text:span><text:span text:style-name="Absatz-Standardschriftart"><text:span text:style-name="T56">is</text:span></text:span><text:span text:style-name="Absatz-Standardschriftart"><text:span text:style-name="T56">tungen im Gesamtdatensatz der PISA 2000 betragen 500 und die Standardabweichung 100.</text:span></text:span></text:p>
      <text:p text:style-name="P25"><text:span text:style-name="Absatz-Standardschriftart"><text:span text:style-name="T59"><text:tab/></text:span></text:span><text:span text:style-name="Absatz-Standardschriftart"><text:span text:style-name="T56">Zur Überprüfung der aufgestellten Hypothesen</text:span></text:span><text:span text:style-name="Absatz-Standardschriftart"><text:span text:style-name="T59"> </text:span></text:span><text:span text:style-name="Absatz-Standardschriftart"><text:span text:style-name="T56">wurde zunächst eine Reihe von Korrelationsanalysen durchgeführt. Dadurch sollten erste Erkenntnisse über die Zusammenhänge der abhängigen </text:span></text:span><text:span text:style-name="Absatz-Standardschriftart"><text:span text:style-name="T50">und unabhängigen Variablen gewonnen werden. </text:span></text:span><text:span text:style-name="Absatz-Standardschriftart"><text:span text:style-name="T56">Es ergaben sich positive Korrelationen mittlerer Größenordnung zwischen</text:span></text:span><text:span text:style-name="Absatz-Standardschriftart"><text:span text:style-name="T60"> </text:span></text:span><text:span text:style-name="Absatz-Standardschriftart"><text:span text:style-name="T56">den Variablen Leseleistung und sozioökonomischer Status der Familie </text:span></text:span><text:span text:style-name="Absatz-Standardschriftart"><text:span text:style-name="T60">(r= 0.4)</text:span></text:span><text:span text:style-name="Absatz-Standardschriftart"><text:span text:style-name="T56"> sowie zwischen der Mathematikleistung und dem sozioökonomischen Status </text:span></text:span><text:span text:style-name="Absatz-Standardschriftart"><text:span text:style-name="T60">(r= 0.3)</text:span></text:span><text:span text:style-name="Absatz-Standardschriftart"><text:span text:style-name="T56">. Das heißt, je höher der sozioökonomische Status der Familie ist, desto bessere Schulleistungen erzielen die Kinder. Insbesondere signifikant positiver Zusammenhang existiert zwischen Deutsch- und Mathematikleistung </text:span></text:span><text:span text:style-name="Absatz-Standardschriftart"><text:span text:style-name="T60">(r= 0.8)</text:span></text:span><text:span text:style-name="Absatz-Standardschriftart"><text:span text:style-name="T56">. Es lässt sich damit erklären, </text:span></text:span><text:span text:style-name="Absatz-Standardschriftart"><text:span text:style-name="T62">dass auch im Mathematikunterricht der </text:span></text:span><text:span text:style-name="Absatz-Standardschriftart"><text:span text:style-name="T63">mündlichen und schriftlichen Ausdrucksfähigkeit ein beträchtliches Gewicht </text:span></text:span><text:span text:style-name="Absatz-Standardschriftart"><text:span text:style-name="T62">zukommt. E</text:span></text:span><text:span text:style-name="Absatz-Standardschriftart"><text:span text:style-name="T56">in signifikant negativer Zusammenhang besteht zwischen dem Einreisealter und den Lese- und Mathematikleistungen </text:span></text:span><text:span text:style-name="Absatz-Standardschriftart"><text:span text:style-name="T60">(r= -0.2)</text:span></text:span><text:span text:style-name="Absatz-Standardschriftart"><text:span text:style-name="T56">. Je früher die Kinder eingereist sind, desto bessere Lese- und Mathematikle</text:span></text:span><text:span text:style-name="Absatz-Standardschriftart"><text:span text:style-name="T56">is</text:span></text:span><text:span text:style-name="Absatz-Standardschriftart"><text:span text:style-name="T56">tungen sie erreichen.</text:span></text:span></text:p>
      <text:p text:style-name="P25"><text:span text:style-name="Absatz-Standardschriftart"><text:span text:style-name="T56"><text:tab/>Mit dem</text:span></text:span><text:span text:style-name="Absatz-Standardschriftart"><text:span text:style-name="T60"> t-Test </text:span></text:span><text:span text:style-name="Absatz-Standardschriftart"><text:span text:style-name="T56">für zwei unabhängige Stichproben (Männer und Frauen) wurde untersucht, ob sich Frauen und Männer in Bezug auf ihre Deutsc</text:span></text:span><text:span text:style-name="Absatz-Standardschriftart"><text:span text:style-name="T56">h- und Mathematikleistungen von</text:span></text:span><text:span text:style-name="Absatz-Standardschriftart"><text:span text:style-name="T56">einander unterscheiden. Der t-Test hat gezeigt, dass sich </text:span></text:span><text:span text:style-name="Absatz-Standardschriftart"><text:span text:style-name="T56">beide Geschlechter</text:span></text:span><text:span text:style-name="Absatz-Standardschriftart"><text:span text:style-name="T56"> signifikant in ihren mittleren Lese- und Mathematikle</text:span></text:span><text:span text:style-name="Absatz-Standardschriftart"><text:span text:style-name="T56">is</text:span></text:span><text:span text:style-name="Absatz-Standardschriftart"><text:span text:style-name="T56">tungswerten unterscheiden. Der Mittelwert der Frauen in der Deutschleistung ist um 28 Punkte höher </text:span></text:span><text:span text:style-name="Absatz-Standardschriftart"><text:span text:style-name="T60">(μ=519)</text:span></text:span><text:span text:style-name="Absatz-Standardschriftart"><text:span text:style-name="T56"> als der Mittelwert von Männern </text:span></text:span><text:span text:style-name="Absatz-Standardschriftart"><text:span text:style-name="T60">(μ=491)</text:span></text:span><text:span text:style-name="Absatz-Standardschriftart"><text:span text:style-name="T56">. </text:span></text:span><text:span text:style-name="Absatz-Standardschriftart"><text:span text:style-name="T3"><text:s/>Dabei ist der Mittelwert der Männer in der Mathematikleistung um 19 Punkte höher </text:span></text:span><text:span text:style-name="Absatz-Standardschriftart"><text:span text:style-name="T15">μ=517 </text:span></text:span><text:span text:style-name="Absatz-Standardschriftart"><text:span text:style-name="T3">als der Mittelwert der Frauen </text:span></text:span><text:span text:style-name="Absatz-Standardschriftart"><text:span text:style-name="T15">μ=498</text:span></text:span><text:span text:style-name="Absatz-Standardschriftart"><text:span text:style-name="T3">. Zusammenfassend lässt sich sagen, dass Jungen deutlich geringere Kompetenzen im Lesen erzielen als Mädchen und Mädchen weisen dagegen niedrigere Kompetenzen in der Mathematik auf als Jungen.</text:span></text:span></text:p>
      <text:p text:style-name="P36">Anhand der folgenden zwei Diagramme werden die Mittelwerte von Frauen und Männern für</text:p>
      <text:p text:style-name="P36">Deutsch- und Mathematikleistungen noch mal grafisch dargestellt.</text:p>
      <text:p text:style-name="P36"/>
      <text:p text:style-name="P25"><draw:frame draw:style-name="fr2" draw:name="Grafik 18" text:anchor-type="paragraph" svg:x="-0.039cm" svg:y="0cm" svg:width="6.668cm" style:rel-width="scale" svg:height="6.271cm" style:rel-height="scale" draw:z-index="11"><draw:image/></draw:frame><draw:frame draw:style-name="fr2" draw:name="Grafik 19" text:anchor-type="paragraph" svg:x="9.195cm" svg:y="0.185cm" svg:width="6.405cm" style:rel-width="scale" svg:height="6.085cm" style:rel-height="scale" draw:z-index="12"><draw:image/></draw:frame><text:soft-page-break/><text:span text:style-name="Absatz-Standardschriftart"><text:span text:style-name="T56"/></text:span></text:p>
      <text:p text:style-name="P36"/>
      <text:p text:style-name="P36"/>
      <text:p text:style-name="P75"><text:s text:c="28"/></text:p>
      <text:p text:style-name="P75"/>
      <text:p text:style-name="P75"/>
      <text:p text:style-name="P75"/>
      <text:p text:style-name="P75"><text:tab/><text:tab/><text:tab/><text:tab/><text:tab/></text:p>
      <text:p text:style-name="P36"/>
      <text:p text:style-name="P76"/>
      <text:p text:style-name="P37"/>
      <text:p text:style-name="P4"><text:span text:style-name="Absatz-Standardschriftart"><text:span text:style-name="T97">Abbildung 1: Mittelwerte der Frauen und Männer</text:span></text:span><text:span text:style-name="Absatz-Standardschriftart"><text:span text:style-name="T97"> </text:span></text:span><text:span text:style-name="Absatz-Standardschriftart"><text:span text:style-name="T97"><text:s text:c="11"/></text:span></text:span><text:span text:style-name="Absatz-Standardschriftart"><text:span text:style-name="T97"><text:s text:c="9"/></text:span></text:span><text:span text:style-name="Absatz-Standardschriftart"><text:span text:style-name="T97">Abbildung 2</text:span></text:span><text:span text:style-name="Absatz-Standardschriftart"><text:span text:style-name="T97">: Mittelwerte der Frauen und <text:s text:c="2"/></text:span></text:span></text:p>
      <text:p text:style-name="P77"><text:span text:style-name="Absatz-Standardschriftart"><text:span text:style-name="T97">in der Deutschleistung <text:s text:c="2"/></text:span></text:span><text:span text:style-name="Absatz-Standardschriftart"><text:span text:style-name="T97"><text:s text:c="18"/>Männer in der Mathematik- <text:s text:c="9"/></text:span></text:span><text:span text:style-name="Absatz-Standardschriftart"><text:span text:style-name="T97"><text:s text:c="75"/></text:span></text:span><text:span text:style-name="Absatz-Standardschriftart"><text:span text:style-name="T97"><text:tab/> <text:s text:c="29"/></text:span></text:span><text:span text:style-name="Absatz-Standardschriftart"><text:span text:style-name="T97"><text:tab/></text:span></text:span><text:span text:style-name="Absatz-Standardschriftart"><text:span text:style-name="T97"><text:tab/></text:span></text:span><text:span text:style-name="Absatz-Standardschriftart"><text:span text:style-name="T97"><text:tab/> <text:s text:c="27"/>leistung</text:span></text:span><text:span text:style-name="Absatz-Standardschriftart"><text:span text:style-name="T97"><text:tab/></text:span></text:span><text:span text:style-name="Absatz-Standardschriftart"><text:span text:style-name="T97"><text:tab/></text:span></text:span><text:span text:style-name="Absatz-Standardschriftart"><text:span text:style-name="T97"><text:tab/></text:span></text:span></text:p>
      <text:p text:style-name="P25"><text:span text:style-name="Absatz-Standardschriftart"><text:span text:style-name="T56">Im ersten Diagramm kann man erkennen, dass die mittlere Deutschleistung der Frauen (2=weiblich) über dem der Männer (1=männlich) liegt. Das zweite Diagramm zeigt, dass der Mittelwert der Männer höher ist als der Mittelwert von Frauen.</text:span></text:span><text:span text:style-name="Absatz-Standardschriftart"><text:span text:style-name="T56"> </text:span></text:span></text:p>
      <text:p text:style-name="P66">Des Weiteren<text:span text:style-name="Absatz-Standardschriftart"><text:span text:style-name="T56"> ist der Zusammenhang zwischen Prädiktoren (Einwanderungsalter, Migration, sozioökonomische Herkunft und Geschlecht) und einer Kriteriumsvariable (Deutschleistung/Mathematikleistung) zu überprüfen. Hier sollte untersucht werden, welche von vier unabhängigen Variablen am stärksten die abhängige Variable beeinflusst. Aus den unten stehenden Daten geht hervor, dass d</text:span></text:span><text:span text:style-name="Absatz-Standardschriftart"><text:span text:style-name="T62">ie Variable sozioökonomische Herkunft („isei“= </text:span></text:span><text:span text:style-name="Absatz-Standardschriftart"><text:span text:style-name="T61">.26</text:span></text:span><text:span text:style-name="Absatz-Standardschriftart"><text:span text:style-name="T62"> <text:s/>und </text:span></text:span><text:span text:style-name="Absatz-Standardschriftart"><text:span text:style-name="T61">.</text:span></text:span><text:span text:style-name="Absatz-Standardschriftart"><text:span text:style-name="T61">23</text:span></text:span><text:span text:style-name="Absatz-Standardschriftart"><text:span text:style-name="T62">)</text:span></text:span><text:span text:style-name="Absatz-Standardschriftart"><text:span text:style-name="T61"> </text:span></text:span><text:span text:style-name="Absatz-Standardschriftart"><text:span text:style-name="T62">der signifikant höchste Prädiktor ist, der die Deutsch- und Mathematikleistung von Schülern beeinflusst. Das Geschlecht („geschl“=</text:span></text:span><text:span text:style-name="Absatz-Standardschriftart"><text:span text:style-name="T61">.11 </text:span></text:span><text:span text:style-name="Absatz-Standardschriftart"><text:span text:style-name="T62">und</text:span></text:span><text:span text:style-name="Absatz-Standardschriftart"><text:span text:style-name="T61"> .-7</text:span></text:span><text:span text:style-name="Absatz-Standardschriftart"><text:span text:style-name="T62">) und die Einreisealter („ankd“=</text:span></text:span><text:span text:style-name="Absatz-Standardschriftart"><text:span text:style-name="T61"> .-8 </text:span></text:span><text:span text:style-name="Absatz-Standardschriftart"><text:span text:style-name="T62">und</text:span></text:span><text:span text:style-name="Absatz-Standardschriftart"><text:span text:style-name="T61"> .-7</text:span></text:span><text:span text:style-name="Absatz-Standardschriftart"><text:span text:style-name="T62">) erweisen sich aus regression</text:span></text:span><text:span text:style-name="Absatz-Standardschriftart"><text:span text:style-name="T62">sanalytischer Sicht e</text:span></text:span><text:span text:style-name="Absatz-Standardschriftart"><text:span text:style-name="T62">benso als bedeutsame </text:span></text:span><text:span text:style-name="Absatz-Standardschriftart"><text:span text:style-name="T62">Prädiktoren</text:span></text:span><text:span text:style-name="Absatz-Standardschriftart"><text:span text:style-name="T62"> für die Vorhersage der Schulleistung. Von allen vier Prädiktoren beeinflusst die Variable Migration („migr“= </text:span></text:span><text:span text:style-name="Absatz-Standardschriftart"><text:span text:style-name="T61">.-2</text:span></text:span><text:span text:style-name="Absatz-Standardschriftart"><text:span text:style-name="T62"> und </text:span></text:span><text:span text:style-name="Absatz-Standardschriftart"><text:span text:style-name="T61">.-3</text:span></text:span><text:span text:style-name="Absatz-Standardschriftart"><text:span text:style-name="T62">) am wenigsten die Lese- und Mathematikleistungen.</text:span></text:span></text:p>
      <text:p text:style-name="P9"/>
      <text:p text:style-name="P78">Coefficients:</text:p>
      <text:p text:style-name="P80"><text:span text:style-name="Absatz-Standardschriftart"><text:span text:style-name="T19"><text:s text:c="17"/></text:span></text:span><text:span text:style-name="Absatz-Standardschriftart"><text:span text:style-name="T21">Estimate <text:s text:c="9"/>Std. Error <text:s text:c="6"/>t value <text:s text:c="12"/>Pr(&gt;|t|) <text:s text:c="2"/></text:span></text:span><text:span text:style-name="Absatz-Standardschriftart"><text:span text:style-name="T19"><text:s/></text:span></text:span></text:p>
      <text:p text:style-name="P80">(Intercept) 388.29247 <text:s text:c="7"/>6.54016 <text:s text:c="9"/><text:span text:style-name="Absatz-Standardschriftart"><text:span text:style-name="T30">59.370</text:span></text:span> <text:s text:c="6"/>&lt; 0.0000000000000002 ***</text:p>
      <text:p text:style-name="P80"><text:span text:style-name="Absatz-Standardschriftart"><text:span text:style-name="T31">ankd</text:span></text:span><text:span text:style-name="Absatz-Standardschriftart"><text:span text:style-name="T24"> <text:s/></text:span></text:span><text:s text:c="6"/><text:span text:style-name="Absatz-Standardschriftart"><text:span text:style-name="T99">-18.64291 </text:span></text:span><text:s text:c="10"/>2.27293 <text:s text:c="9"/><text:span text:style-name="Absatz-Standardschriftart"><text:span text:style-name="T30">-8.202</text:span></text:span> <text:s text:c="8"/>0.000000000000000298 ***</text:p>
      <text:p text:style-name="P80"><text:span text:style-name="Absatz-Standardschriftart"><text:span text:style-name="T32">isei </text:span></text:span><text:span text:style-name="Absatz-Standardschriftart"><text:span text:style-name="T33"><text:s/></text:span></text:span><text:span text:style-name="Absatz-Standardschriftart"><text:span text:style-name="T99"><text:s text:c="10"/>2.11255 <text:s text:c="2"/></text:span></text:span><text:s text:c="10"/>0.08067 <text:s text:c="9"/><text:span text:style-name="Absatz-Standardschriftart"><text:span text:style-name="T30">26.186</text:span></text:span> <text:s text:c="6"/>&lt; 0.0000000000000002 ***</text:p>
      <text:p text:style-name="P80"><text:span text:style-name="Absatz-Standardschriftart"><text:span text:style-name="T31">migr</text:span></text:span><text:span text:style-name="Absatz-Standardschriftart"><text:span text:style-name="T88"> </text:span></text:span><text:s text:c="8"/><text:span text:style-name="Absatz-Standardschriftart"><text:span text:style-name="T99">-6.98676</text:span></text:span> <text:s text:c="11"/>2.84401 <text:s text:c="8"/><text:span text:style-name="Absatz-Standardschriftart"><text:span text:style-name="T30">-2.457</text:span></text:span> <text:s text:c="14"/>0.0141 * <text:s/></text:p>
      <text:p text:style-name="P82"><text:span text:style-name="Absatz-Standardschriftart"><text:span text:style-name="T66">geschl </text:span></text:span><text:span text:style-name="Absatz-Standardschriftart"><text:span text:style-name="T60"><text:s text:c="6"/></text:span></text:span><text:span text:style-name="Absatz-Standardschriftart"><text:span text:style-name="T71">29.01401 </text:span></text:span><text:span text:style-name="Absatz-Standardschriftart"><text:span text:style-name="T56"><text:s text:c="9"/>2.48337 <text:s text:c="9"/></text:span></text:span><text:span text:style-name="Absatz-Standardschriftart"><text:span text:style-name="T65">11.683</text:span></text:span><text:span text:style-name="Absatz-Standardschriftart"><text:span text:style-name="T56"> <text:s text:c="7"/>&lt; 0.0000000000000002 ***</text:span></text:span></text:p>
      <text:p text:style-name="P25"><text:span text:style-name="Absatz-Standardschriftart"><text:span text:style-name="T67"><text:s text:c="22"/></text:span></text:span><text:span text:style-name="Absatz-Standardschriftart"><text:span text:style-name="T72">Abbildung 3 „Regressionsanalyse für die Deutschleistung“</text:span></text:span></text:p>
      <text:p text:style-name="P44"/>
      <text:p text:style-name="P24">Die Regressionsanalyse zeigt, dass<text:span text:style-name="Absatz-Standardschriftart"><text:span text:style-name="T88"> 17,8%</text:span></text:span> der beobachteten Varianz in der Deutschleistung und <text:span text:style-name="Absatz-Standardschriftart"><text:span text:style-name="T88">14,5%</text:span></text:span> der Varianz in der Mathematikleistung durch die <text:span text:style-name="Absatz-Standardschriftart"><text:span text:style-name="T56">Prädiktoren Einreisealter, </text:span></text:span><text:soft-page-break/><text:span text:style-name="Absatz-Standardschriftart"><text:span text:style-name="T56">sozioökonomische Herkunft, Migration und Geschlecht aufgeklärt sind.</text:span></text:span></text:p>
      <text:p text:style-name="P10"/>
      <text:p text:style-name="P79">Coefficients:</text:p>
      <text:p text:style-name="P79"><text:s text:c="17"/>Estimate <text:s text:c="12"/>Std. Error <text:s text:c="3"/>t value <text:s text:c="12"/>Pr(&gt;|t|) <text:s text:c="3"/></text:p>
      <text:p text:style-name="P80">(Intercept) 475.24658 <text:s text:c="8"/>6.43190 <text:s text:c="8"/><text:span text:style-name="Absatz-Standardschriftart"><text:span text:style-name="T30">73.889</text:span></text:span> <text:s text:c="6"/>&lt; 0.0000000000000002 ***</text:p>
      <text:p text:style-name="P80"><text:span text:style-name="Absatz-Standardschriftart"><text:span text:style-name="T31">ankd </text:span></text:span><text:s text:c="8"/><text:span text:style-name="Absatz-Standardschriftart"><text:span text:style-name="T99">-16.25712 </text:span></text:span><text:s text:c="10"/>2.23531 <text:s text:c="7"/>-<text:span text:style-name="Absatz-Standardschriftart"><text:span text:style-name="T30">7.273</text:span></text:span> <text:s text:c="8"/>0.00000000000040650 ***</text:p>
      <text:p text:style-name="P80"><text:span text:style-name="Absatz-Standardschriftart"><text:span text:style-name="T31">isei </text:span></text:span><text:s text:c="12"/><text:span text:style-name="Absatz-Standardschriftart"><text:span text:style-name="T99">1.85022 </text:span></text:span><text:s text:c="12"/>0.07934 <text:s text:c="7"/><text:span text:style-name="Absatz-Standardschriftart"><text:span text:style-name="T30">23.320</text:span></text:span> <text:s text:c="6"/>&lt; 0.0000000000000002 ***</text:p>
      <text:p text:style-name="P80"><text:span text:style-name="Absatz-Standardschriftart"><text:span text:style-name="T31">migr </text:span></text:span><text:span text:style-name="Absatz-Standardschriftart"><text:span text:style-name="T24"><text:s/></text:span></text:span><text:s text:c="7"/><text:span text:style-name="Absatz-Standardschriftart"><text:span text:style-name="T99">-8.90431 </text:span></text:span><text:s text:c="12"/>2.79693 <text:s text:c="7"/><text:span text:style-name="Absatz-Standardschriftart"><text:span text:style-name="T30">-3.184</text:span></text:span> <text:s text:c="13"/>0.00146 **</text:p>
      <text:p text:style-name="P81"><text:span text:style-name="Absatz-Standardschriftart"><text:span text:style-name="T31">geschl</text:span></text:span><text:span text:style-name="Absatz-Standardschriftart"><text:span text:style-name="T24"> <text:s/></text:span></text:span><text:s text:c="4"/><text:span text:style-name="Absatz-Standardschriftart"><text:span text:style-name="T99">-19.20383</text:span></text:span> <text:s text:c="10"/>2.44226 <text:s text:c="7"/>-<text:span text:style-name="Absatz-Standardschriftart"><text:span text:style-name="T30">7.863</text:span></text:span> <text:s text:c="8"/>0.00000000000000456 ***</text:p>
      <text:p text:style-name="P25"><text:span text:style-name="Absatz-Standardschriftart"><text:span text:style-name="T67"><text:s text:c="25"/></text:span></text:span><text:span text:style-name="Absatz-Standardschriftart"><text:span text:style-name="T72">Abbildung 4„Regressionsanalyse für die Mathematikle</text:span></text:span><text:span text:style-name="Absatz-Standardschriftart"><text:span text:style-name="T72">is</text:span></text:span><text:span text:style-name="Absatz-Standardschriftart"><text:span text:style-name="T72">tung“</text:span></text:span></text:p>
      <text:p text:style-name="P38"/>
      <text:p text:style-name="P25"><text:span text:style-name="Absatz-Standardschriftart"><text:span text:style-name="T62">Zusammenfassend kann festgehalten werden, dass sich in dieser Studie der sozioökonomische Status der Familie als stärkster Prädiktor der Deutsch- und Mathematikleistungen identifizieren ließ. Der zweite Stellenwert kommt dem Geschlecht und dem Einreisealter zu und am wenigsten beeinflusst die schulischen Leistungen die Variable </text:span></text:span><text:span text:style-name="Absatz-Standardschriftart"><text:span text:style-name="T62">‚</text:span></text:span><text:span text:style-name="Absatz-Standardschriftart"><text:span text:style-name="T62">Migration</text:span></text:span><text:span text:style-name="Absatz-Standardschriftart"><text:span text:style-name="T62">‘</text:span></text:span><text:span text:style-name="Absatz-Standardschriftart"><text:span text:style-name="T62">.</text:span></text:span></text:p>
      <text:p text:style-name="P25"><text:span text:style-name="Absatz-Standardschriftart"><text:span text:style-name="T56"><text:tab/>Anhand der</text:span></text:span><text:span text:style-name="Absatz-Standardschriftart"><text:span text:style-name="T60"> einfaktorielen Varianzanalyse </text:span></text:span><text:span text:style-name="Absatz-Standardschriftart"><text:span text:style-name="T56">wurde untersucht, ob sich die fünf Gruppen der Variable </text:span></text:span><text:span text:style-name="Absatz-Standardschriftart"><text:span text:style-name="T67">„ankd“ </text:span></text:span><text:span text:style-name="Absatz-Standardschriftart"><text:span text:style-name="T58">(Ankunftsalter)</text:span></text:span><text:span text:style-name="Absatz-Standardschriftart"><text:span text:style-name="T67"> </text:span></text:span><text:span text:style-name="Absatz-Standardschriftart"><text:span text:style-name="T56">in ihren mittleren Deutsch- und Mathematik</text:span></text:span><text:span text:style-name="Absatz-Standardschriftart"><text:span text:style-name="T56">-</text:span></text:span><text:span text:style-name="Absatz-Standardschriftart"><text:span text:style-name="T56">leistungswerten unterscheiden. Betrachtet man unten stehenden Ergebnisse aus der einfaktorielen Varianzanalyse, kann man sehen, dass </text:span></text:span><text:span text:style-name="Absatz-Standardschriftart"><text:span text:style-name="T56">sich </text:span></text:span><text:span text:style-name="Absatz-Standardschriftart"><text:span text:style-name="T56">d</text:span></text:span><text:span text:style-name="Absatz-Standardschriftart"><text:span text:style-name="T56">ie fünf Gruppen statistisch bedeutsam </text:span></text:span><text:span text:style-name="Absatz-Standardschriftart"><text:span text:style-name="T60">(p=.</text:span></text:span><text:span text:style-name="Absatz-Standardschriftart"><text:span text:style-name="T60"> </text:span></text:span><text:span text:style-name="Absatz-Standardschriftart"><text:span text:style-name="T60">&lt;2e-16)</text:span></text:span><text:span text:style-name="Absatz-Standardschriftart"><text:span text:style-name="T56"> in ihren mittleren Deutsch- und Mathematikleistungswerten unterscheiden. Es ist deutlich zu erkennen, dass sich die erste und die fünfte Gruppen signifikant voneinander unterscheiden. Die Kinder, die von Geburt an in Deutschland leben, liegen in ihren Deutsch- und Mathematikleistungen über dem Durchschnitt, also erzielen bessere schulische Leistungen als diejenigen, die erst mit 12 Jahren nach Deutschland gekommen sind. Ein interessantes Ergebn</text:span></text:span><text:span text:style-name="Absatz-Standardschriftart"><text:span text:style-name="T56">i</text:span></text:span><text:span text:style-name="Absatz-Standardschriftart"><text:span text:style-name="T56">s, im Gegensatz zum Erwarteten ist, dass die Kinder, die im 4.-6. Lebensjahr eingereist sind, haben höhere Mittelwerte sowohl in Deutsch als auch in Mathematik als die Kinder, die mit dem 1.-3. </text:span></text:span><text:span text:style-name="Absatz-Standardschriftart"><text:span text:style-name="T73">Lebensjahr nach Deutschland gekommen sind.</text:span></text:span></text:p>
      <text:p text:style-name="P25"/>
      <text:p text:style-name="P24"><text:span text:style-name="Absatz-Standardschriftart"><text:span text:style-name="T10"><text:tab/></text:span></text:span><text:span text:style-name="Absatz-Standardschriftart"><text:span text:style-name="T10"><text:tab/></text:span></text:span><text:span text:style-name="Absatz-Standardschriftart"><text:span text:style-name="T10"><text:tab/></text:span></text:span><text:span text:style-name="Absatz-Standardschriftart"><text:span text:style-name="T11">Die Mittelwerte der fünf Gruppen der Variable 'Einreisealter'</text:span></text:span></text:p>
      <text:p text:style-name="P24"><text:span text:style-name="Absatz-Standardschriftart"><text:span text:style-name="T12"><text:s text:c="7"/></text:span></text:span><text:span text:style-name="Absatz-Standardschriftart"><text:span text:style-name="T1"><text:s text:c="9"/>Deutschleistung</text:span></text:span><text:span text:style-name="Absatz-Standardschriftart"><text:span text:style-name="T1"><text:tab/></text:span></text:span><text:span text:style-name="Absatz-Standardschriftart"><text:span text:style-name="T1"><text:tab/></text:span></text:span><text:span text:style-name="Absatz-Standardschriftart"><text:span text:style-name="T1"><text:tab/></text:span></text:span><text:span text:style-name="Absatz-Standardschriftart"><text:span text:style-name="T1"><text:tab/></text:span></text:span><text:span text:style-name="Absatz-Standardschriftart"><text:span text:style-name="T1"><text:tab/>Mathematikleistung <text:s text:c="5"/></text:span></text:span><text:s/><text:tab/> <text:s text:c="13"/></text:p>
      <table:table table:name="Tabelle1" table:style-name="Tabelle1">
        <table:table-column table:style-name="Tabelle1.A"/>
        <table:table-column table:style-name="Tabelle1.B"/>
        <table:table-row>
          <table:table-cell table:style-name="Tabelle1.A1" office:value-type="string">
            <text:p text:style-name="P18"><text:s text:c="5"/>1 <text:s text:c="13"/>2 <text:s text:c="11"/>3 <text:s text:c="10"/>4 <text:s text:c="13"/>5</text:p>
          </table:table-cell>
          <table:table-cell table:style-name="Tabelle1.B1" office:value-type="string">
            <text:p text:style-name="P24"><text:span text:style-name="Absatz-Standardschriftart"><text:span text:style-name="T18"><text:s/></text:span></text:span><text:span text:style-name="Absatz-Standardschriftart"><text:span text:style-name="T17"><text:s text:c="2"/>1 <text:s text:c="13"/>2 <text:s text:c="14"/>3 <text:s text:c="11"/>4 <text:s text:c="12"/>5</text:span></text:span></text:p>
          </table:table-cell>
        </table:table-row>
        <table:table-row table:style-name="Tabelle1.2">
          <table:table-cell table:style-name="Tabelle1.A2" office:value-type="string">
            <text:p text:style-name="P24"><text:span text:style-name="Absatz-Standardschriftart"><text:span text:style-name="T1"><text:s text:c="2"/></text:span></text:span><text:span text:style-name="Absatz-Standardschriftart"><text:span text:style-name="T16">510.6 <text:s text:c="4"/>443.8 <text:s text:c="4"/>478.9 <text:s text:c="4"/>416.9 <text:s text:c="7"/>396.5</text:span></text:span></text:p>
          </table:table-cell>
          <table:table-cell table:style-name="Tabelle1.B2" office:value-type="string">
            <text:p text:style-name="P20">512.4 <text:s text:c="6"/>448.8 <text:s text:c="8"/>488.1 <text:s text:c="4"/>424.8 <text:s text:c="5"/>411.8</text:p>
          </table:table-cell>
        </table:table-row>
      </table:table>
      <text:p text:style-name="P19"/>
      <text:p text:style-name="P25"/>
      <text:p text:style-name="P25"><draw:frame draw:style-name="fr3" draw:name="Grafik 21" text:anchor-type="paragraph" svg:x="9.686cm" svg:y="-0.205cm" svg:width="6.638cm" style:rel-width="scale" svg:height="7.26cm" style:rel-height="scale" draw:z-index="14"><draw:image/><draw:contour-polygon svg:width="0px" svg:height="0px" svg:viewBox="0 0 0 0" draw:points="" draw:recreate-on-edit="true"/></draw:frame><draw:frame draw:style-name="fr3" draw:name="Grafik 20" text:anchor-type="paragraph" svg:x="-0.49cm" svg:y="-0.284cm" svg:width="6.518cm" style:rel-width="scale" svg:height="7.329cm" style:rel-height="scale" draw:z-index="13"><draw:image/><draw:contour-polygon svg:width="0px" svg:height="0px" svg:viewBox="0 0 0 0" draw:points="" draw:recreate-on-edit="true"/></draw:frame></text:p>
      <text:p text:style-name="P21"><text:soft-page-break/><text:s text:c="2"/></text:p>
      <text:p text:style-name="P46"><text:s/></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pan text:style-name="Absatz-Standardschriftart"><text:span text:style-name="T97">Abbildung 5</text:span></text:span><text:span text:style-name="Absatz-Standardschriftart"><text:span text:style-name="T97">:</text:span></text:span><text:span text:style-name="Absatz-Standardschriftart"><text:span text:style-name="T97">Mittelwerte der Variable 'ankd' <text:s text:c="15"/></text:span></text:span><text:span text:style-name="Absatz-Standardschriftart"><text:span text:style-name="T97"><text:s/></text:span></text:span><text:span text:style-name="Absatz-Standardschriftart"><text:span text:style-name="T97"><text:s text:c="3"/></text:span></text:span><text:span text:style-name="Absatz-Standardschriftart"><text:span text:style-name="T97"><text:s text:c="3"/></text:span></text:span><text:span text:style-name="Absatz-Standardschriftart"><text:span text:style-name="T97">Abbildung 6</text:span></text:span><text:span text:style-name="Absatz-Standardschriftart"><text:span text:style-name="T97">:</text:span></text:span><text:span text:style-name="Absatz-Standardschriftart"><text:span text:style-name="T97">Mittelwerte der Variable 'ankd</text:span></text:span><text:span text:style-name="Absatz-Standardschriftart"><text:span text:style-name="T97"><text:tab/> <text:s text:c="7"/></text:span></text:span><text:span text:style-name="Absatz-Standardschriftart"><text:span text:style-name="T97">für die Deutschleistung <text:s text:c="54"/></text:span></text:span><text:span text:style-name="Absatz-Standardschriftart"><text:span text:style-name="T97"><text:s text:c="3"/></text:span></text:span><text:span text:style-name="Absatz-Standardschriftart"><text:span text:style-name="T97"><text:s text:c="3"/></text:span></text:span><text:span text:style-name="Absatz-Standardschriftart"><text:span text:style-name="T97"><text:s text:c="3"/></text:span></text:span><text:span text:style-name="Absatz-Standardschriftart"><text:span text:style-name="T97">für die Mathematikleistung</text:span></text:span></text:p>
      <text:p text:style-name="P19"/>
      <text:p text:style-name="P24"><text:span text:style-name="Absatz-Standardschriftart"><text:span text:style-name="T62">Eine weitere Varianzanalyse wurde für die Variable “migr” (Migration) unternommen. Es war interessant zu schauen, ob sich auch die drei Gruppen</text:span></text:span></text:p>
      <text:list text:style-name="L3">
        <text:list-item>
          <text:p text:style-name="P98"><text:span text:style-name="Absatz-Standardschriftart"><text:span text:style-name="T68">Vater und Mutter in Deutschland geboren</text:span></text:span></text:p>
        </text:list-item>
        <text:list-item>
          <text:p text:style-name="P98"><text:span text:style-name="Absatz-Standardschriftart"><text:span text:style-name="T24">Vater oder Mutter in Deutschland geboren und</text:span></text:span></text:p>
        </text:list-item>
        <text:list-item>
          <text:p text:style-name="P98"><text:span text:style-name="Absatz-Standardschriftart"><text:span text:style-name="T68">Weder Vater noch Mutter in Deutschland geboren</text:span></text:span></text:p>
        </text:list-item>
      </text:list>
      <text:p text:style-name="P24"><text:span text:style-name="Absatz-Standardschriftart"><text:span text:style-name="T62">bedeutsam in ihren </text:span></text:span><text:span text:style-name="Absatz-Standardschriftart"><text:span text:style-name="T62">Deutsc</text:span></text:span><text:span text:style-name="Absatz-Standardschriftart"><text:span text:style-name="T62">h- und Mathematikleistungen</text:span></text:span><text:span text:style-name="Absatz-Standardschriftart"><text:span text:style-name="T62"> voneinander unterscheiden. Ergebnisse </text:span></text:span><text:span text:style-name="Absatz-Standardschriftart"><text:span text:style-name="T62">haben gezeigt</text:span></text:span><text:span text:style-name="Absatz-Standardschriftart"><text:span text:style-name="T62">, dass</text:span></text:span> es einen signifikanten Unterschied zwischen den Gruppen in ihren mittleren Mathematik- und Deutschleistungen gibt.<text:span text:style-name="Absatz-Standardschriftart"><text:span text:style-name="T1"> </text:span></text:span><text:span text:style-name="Absatz-Standardschriftart"><text:span text:style-name="T56">Die mittlere Deutschleistung der Gruppe 1 beträgt </text:span></text:span><text:span text:style-name="Absatz-Standardschriftart"><text:span text:style-name="T60">(</text:span></text:span><text:span text:style-name="Absatz-Standardschriftart"><text:span text:style-name="T74">μ</text:span></text:span><text:span text:style-name="Absatz-Standardschriftart"><text:span text:style-name="T60">=510)</text:span></text:span><text:span text:style-name="Absatz-Standardschriftart"><text:span text:style-name="T56"> und die mittlere</text:span></text:span><text:span text:style-name="Absatz-Standardschriftart"><text:span text:style-name="T56"> Mathematikleistung </text:span></text:span><text:span text:style-name="Absatz-Standardschriftart"><text:span text:style-name="T56">ergibt </text:span></text:span><text:span text:style-name="Absatz-Standardschriftart"><text:span text:style-name="T60">(</text:span></text:span><text:span text:style-name="Absatz-Standardschriftart"><text:span text:style-name="T74">μ</text:span></text:span><text:span text:style-name="Absatz-Standardschriftart"><text:span text:style-name="T60">=512)</text:span></text:span><text:span text:style-name="Absatz-Standardschriftart"><text:span text:style-name="T60">.</text:span></text:span><text:span text:style-name="Absatz-Standardschriftart"><text:span text:style-name="T60"> </text:span></text:span><text:span text:style-name="Absatz-Standardschriftart"><text:span text:style-name="T56">D</text:span></text:span><text:span text:style-name="Absatz-Standardschriftart"><text:span text:style-name="T56">er mittlere Wert der Deutschleistung in der zweiten Gruppe</text:span></text:span><text:span text:style-name="Absatz-Standardschriftart"><text:span text:style-name="T60"> </text:span></text:span><text:span text:style-name="Absatz-Standardschriftart"><text:span text:style-name="T56">ergibt</text:span></text:span><text:span text:style-name="Absatz-Standardschriftart"><text:span text:style-name="T60"> (</text:span></text:span><text:span text:style-name="Absatz-Standardschriftart"><text:span text:style-name="T74">μ</text:span></text:span><text:span text:style-name="Absatz-Standardschriftart"><text:span text:style-name="T60">=509) </text:span></text:span><text:span text:style-name="Absatz-Standardschriftart"><text:span text:style-name="T56">und</text:span></text:span><text:span text:style-name="Absatz-Standardschriftart"><text:span text:style-name="T60"> </text:span></text:span><text:span text:style-name="Absatz-Standardschriftart"><text:span text:style-name="T56">der</text:span></text:span><text:span text:style-name="Absatz-Standardschriftart"><text:span text:style-name="T60"> </text:span></text:span><text:span text:style-name="Absatz-Standardschriftart"><text:span text:style-name="T56">Mathematikleistung</text:span></text:span><text:span text:style-name="Absatz-Standardschriftart"><text:span text:style-name="T60"> (</text:span></text:span><text:span text:style-name="Absatz-Standardschriftart"><text:span text:style-name="T74">μ</text:span></text:span><text:span text:style-name="Absatz-Standardschriftart"><text:span text:style-name="T60">=506). </text:span></text:span><text:span text:style-name="Absatz-Standardschriftart"><text:span text:style-name="T1">Ein auffälliges Ergebnis ist, dass sich Jugendliche, deren beide Elternteile nicht in Deutschland geboren sind, sowohl in ihren Deutsch- als auch Mathematikleistungen signifikant von denen Kindern unterscheiden, deren beide Eltern bzw. nur ein Elternteil in Deutschland geboren wurde. D</text:span></text:span><text:span text:style-name="Absatz-Standardschriftart"><text:span text:style-name="T56">ie Kinder, deren beide Eltern oder nur ein Elternteil in Deutschland geboren wurde, erzielen relativ gleiche schulische Leistungen. <text:s/></text:span></text:span><text:span text:style-name="Absatz-Standardschriftart"><text:span text:style-name="T62">Leistungsbezogen erzielt </text:span></text:span><text:span text:style-name="Absatz-Standardschriftart"><text:span text:style-name="T62">die </text:span></text:span><text:span text:style-name="Absatz-Standardschriftart"><text:span text:style-name="T62">Gruppe 1 durchgängig</text:span></text:span><text:span text:style-name="Absatz-Standardschriftart"><text:span text:style-name="T62"> die besten Ergebnisse.</text:span></text:span><text:span text:style-name="Absatz-Standardschriftart"><text:span text:style-name="T62"> </text:span></text:span><text:span text:style-name="Absatz-Standardschriftart"><text:span text:style-name="T62">Die Angehörigen dieser Gruppe</text:span></text:span><text:span text:style-name="Absatz-Standardschriftart"><text:span text:style-name="T62"> schneiden in beiden betrachteten Kompetenzbereichen am besten ab </text:span></text:span><text:span text:style-name="Absatz-Standardschriftart"><text:span text:style-name="T62">gefolg</text:span></text:span><text:span text:style-name="Absatz-Standardschriftart"><text:span text:style-name="T62">t</text:span></text:span><text:span text:style-name="Absatz-Standardschriftart"><text:span text:style-name="T62"> von </text:span></text:span><text:span text:style-name="Absatz-Standardschriftart"><text:span text:style-name="T62">der </text:span></text:span><text:span text:style-name="Absatz-Standardschriftart"><text:span text:style-name="T62">Gruppe 2, während von der Gruppe 3 die ungünstigsten Resultate ausgehen</text:span></text:span><text:span text:style-name="Absatz-Standardschriftart"><text:span text:style-name="T62">. </text:span></text:span>Die unten stehenden Grafiken veranschaulichen noch mal die Mittelwerte der Deutsch- und Mathematikleistungen der Variable „migr“.</text:p>
      <text:p text:style-name="P23"><text:s text:c="2"/></text:p>
      <text:p text:style-name="P45"/>
      <text:p text:style-name="P45"/>
      <text:p text:style-name="P45"/>
      <text:p text:style-name="P4"><draw:frame draw:style-name="fr3" draw:name="Grafik 22" text:anchor-type="paragraph" svg:x="0.064cm" svg:y="-0.049cm" svg:width="6.181cm" style:rel-width="scale" svg:height="6.733cm" style:rel-height="scale" draw:z-index="15"><draw:image/><draw:contour-polygon svg:width="0px" svg:height="0px" svg:viewBox="0 0 0 0" draw:points="" draw:recreate-on-edit="true"/></draw:frame><draw:frame draw:style-name="fr3" draw:name="Grafik 23" text:anchor-type="paragraph" svg:x="9.696cm" svg:y="0.166cm" svg:width="6.66cm" style:rel-width="scale" svg:height="6.518cm" style:rel-height="scale" draw:z-index="16"><draw:image/><draw:contour-polygon svg:width="21210px" svg:height="19481px" svg:viewBox="0 0 21210 19481" draw:points="21210,41 21210,83 21210,124 21210,166 21210,208 21210,249 21210,291 21210,333 21210,374 21210,416 21210,457 21210,499 21210,541 21210,582 21210,624 21210,666 21210,707 21210,749 21210,790 21210,832 21210,874 21210,915 21210,957 21210,999 21210,1040 21210,1082 21210,1123 21210,1165 21210,1207 21210,1248 21210,1290 21210,1332 21210,1373 21210,1415 21210,1456 21210,1498 21210,1540 21210,1581 21210,1623 21210,1665 21210,1706 21210,1748 21210,1789 21210,1831 21210,1873 21210,1914 21210,1956 21210,1998 21210,2039 21210,2081 21210,2123 21210,2164 21210,2206 21210,2247 21210,2289 21210,2331 21210,2372 21210,2414 21210,2456 21210,2497 21210,2539 21210,2580 21210,2622 21210,2664 21210,2705 21210,2747 21210,2789 21210,2830 21210,2872 21210,2913 21210,2955 21210,2997 21210,3038 21210,3080 21210,3122 21210,3163 21210,3205 21210,3246 21210,3288 21210,3330 21210,3371 21210,3413 21210,3455 21210,3496 21210,3538 21210,3579 21210,3621 21210,3663 21210,3704 21210,3746 21210,3788 21210,3829 21210,3871 21210,3913 21210,3954 21210,3996 21210,4037 21210,4079 21210,4121 21210,4162 21210,4204 21210,4246 21210,4287 21210,4329 21210,4370 21210,4412 21210,4454 21210,4495 21210,4537 21210,4579 21210,4620 21210,4662 21210,4703 21210,4745 21210,4787 21210,4828 21210,4870 21210,4912 21210,4953 21210,4995 21210,5036 21210,5078 21210,5120 21210,5161 21210,5203 21210,5245 21210,5286 21210,5328 21210,5369 21210,5411 21210,5453 21210,5494 21210,5536 21210,5578 21210,5619 21210,5661 21210,5702 21210,5744 21210,5786 21210,5827 21210,5869 21210,5911 21210,5952 21210,5994 21210,6036 21210,6077 21210,6119 21210,6160 21210,6202 21210,6244 21210,6285 21210,6327 21210,6369 21210,6410 21210,6452 21210,6493 21210,6535 21210,6577 21210,6618 21210,6660 21210,6702 21210,6743 21210,6785 21210,6826 21210,6868 21210,6910 21210,6951 21210,6993 21210,7035 21210,7076 21210,7118 21210,7159 21210,7201 21210,7243 21210,7284 21210,7326 21210,7368 21210,7409 21210,7451 21210,7492 21210,7534 21210,7576 21210,7617 21210,7659 21210,7701 21210,7742 21210,7784 21210,7826 21210,7867 21210,7909 21210,7950 21210,7992 21210,8034 21210,8075 21210,8117 21210,8159 21210,8200 21210,8242 21210,8283 21210,8325 21210,8367 21210,8408 21210,8450 21210,8492 21210,8533 21210,8575 21210,8616 21210,8658 21210,8700 21210,8741 21210,8783 21210,8825 21210,8866 21210,8908 21210,8949 21210,8991 21210,9033 21210,9074 21210,9116 21210,9158 21210,9199 21210,9241 21210,9282 21210,9324 21210,9366 21210,9407 21210,9449 21210,9491 21210,9532 21210,9574 21210,9615 21210,9657 21210,9699 21210,9740 21210,9782 21210,9824 21210,9865 21210,9907 21210,9949 21210,9990 21210,10032 21210,10073 21210,10115 21210,10157 21210,10198 21210,10240 21210,10282 21210,10323 21210,10365 21210,10406 21210,10448 21210,10490 21210,10531 21210,10573 21210,10615 21210,10656 21210,10698 21210,10739 21210,10781 21210,10823 21210,10864 21210,10906 21210,10948 21210,10989 21210,11031 21210,11072 21210,11114 21210,11156 21210,11197 21210,11239 21210,11281 21210,11322 21210,11364 21210,11405 21210,11447 21210,11489 21210,11530 21210,11572 21210,11614 21210,11655 21210,11697 21210,11739 21210,11780 21210,11822 21210,11863 21210,11905 21210,11947 21210,11988 21210,12030 21210,12072 21210,12113 21210,12155 21210,12196 21210,12238 21210,12280 21210,12321 21210,12363 21210,12405 21210,12446 21210,12488 21210,12529 21210,12571 21210,12613 21210,12654 21210,12696 21210,12738 21210,12779 21210,12821 21210,12862 21210,12904 21210,12946 21210,12987 21210,13029 21210,13071 21210,13112 21210,13154 21210,13195 21210,13237 21210,13279 21210,13320 21210,13362 21210,13404 21210,13445 21210,13487 21210,13528 21210,13570 21210,13612 21210,13653 21210,13695 21210,13737 21210,13778 21210,13820 21210,13862 21210,13903 21210,13945 21210,13986 21210,14028 21210,14070 21210,14111 21210,14153 21210,14195 21210,14236 21210,14278 21210,14319 21210,14361 21210,14403 21210,14444 21210,14486 21210,14528 21210,14569 21210,14611 21210,14652 21210,14694 21210,14736 21210,14777 21210,14819 21210,14861 21210,14902 21210,14944 21210,14985 21210,15027 21210,15069 21210,15110 21210,15152 21210,15194 21210,15235 21210,15277 21210,15318 21210,15360 21210,15402 21210,15443 21210,15485 21210,15527 21210,15568 21210,15610 21210,15652 21210,15693 21210,15735 21210,15776 21210,15818 21210,15860 21210,15901 21210,15943 21210,15985 21210,16026 21210,16068 21210,16109 21210,16151 21210,16193 21210,16234 21210,16276 21210,16318 21210,16359 21210,16401 21210,16442 21210,16484 21210,16526 21210,16567 21210,16609 21210,16651 21210,16692 21210,16734 21210,16775 21210,16817 21210,16859 21210,16900 21210,16942 21210,16984 21210,17025 21210,17067 21210,17108 21210,17150 21210,17192 21210,17233 21210,17275 21210,17317 21210,17358 21210,17400 21210,17441 21210,17483 21210,17525 21210,17566 21210,17608 21210,17650 21210,17691 21210,17733 21210,17775 21210,17816 21210,17858 21210,17899 21210,17941 21210,17983 21210,18024 21210,18066 21210,18108 21210,18149 21210,18191 21210,18232 21210,18274 21210,18316 21210,18357 21210,18399 21210,18441 21210,18482 21210,18524 21210,18565 21210,18607 21210,18649 21210,18690 21210,18732 21210,18774 21210,18815 21210,18857 21210,18898 21210,18940 21210,18982 21210,19023 21210,19065 21210,19107 21210,19148 21210,19190 21210,19231 21210,19273 21210,19315 21210,19356 21210,19398 21210,19440 21210,19481 21210,19481 21210,19440 21210,19398 21210,19356 21210,19315 21210,19273 21210,19231 21210,19190 21210,19148 21210,19107 21210,19065 21210,19023 21210,18982 21210,18940 21210,18898 21210,18857 21210,18815 21210,18774 21210,18732 21210,18690 21210,18649 21210,18607 21210,18565 21210,18524 21210,18482 21210,18441 21210,18399 21210,18357 21210,18316 21210,18274 21210,18232 21210,18191 21210,18149 21210,18108 21210,18066 21210,18024 21210,17983 21210,17941 21210,17899 21210,17858 21210,17816 21210,17775 21210,17733 21210,17691 21210,17650 21210,17608 21210,17566 21210,17525 21210,17483 21210,17441 21210,17400 21210,17358 21210,17317 21210,17275 21210,17233 21210,17192 21210,17150 21210,17108 21210,17067 21210,17025 21210,16984 21210,16942 21210,16900 21210,16859 21210,16817 21210,16775 21210,16734 21210,16692 21210,16651 21210,16609 21210,16567 21210,16526 21210,16484 21210,16442 21210,16401 21210,16359 21210,16318 21210,16276 21210,16234 21210,16193 21210,16151 21210,16109 21210,16068 21210,16026 21210,15985 21210,15943 21210,15901 21210,15860 21210,15818 21210,15776 21210,15735 21210,15693 21210,15652 21210,15610 21210,15568 21210,15527 21210,15485 21210,15443 21210,15402 21210,15360 21210,15318 21210,15277 21210,15235 21210,15194 21210,15152 21210,15110 21210,15069 21210,15027 21210,14985 21210,14944 21210,14902 21210,14861 21210,14819 21210,14777 21210,14736 21210,14694 21210,14652 21210,14611 21210,14569 21210,14528 21210,14486 21210,14444 21210,14403 21210,14361 21210,14319 21210,14278 21210,14236 21210,14195 21210,14153 21210,14111 21210,14070 21210,14028 21210,13986 21210,13945 21210,13903 21210,13862 21210,13820 21210,13778 21210,13737 21210,13695 21210,13653 21210,13612 21210,13570 21210,13528 21210,13487 21210,13445 21210,13404 21210,13362 21210,13320 21210,13279 21210,13237 21210,13195 21210,13154 21210,13112 21210,13071 21210,13029 21210,12987 21210,12946 21210,12904 21210,12862 21210,12821 21210,12779 21210,12738 21210,12696 21210,12654 21210,12613 21210,12571 21210,12529 21210,12488 21210,12446 21210,12405 21210,12363 21210,12321 21210,12280 21210,12238 21210,12196 21210,12155 21210,12113 21210,12072 21210,12030 21210,11988 21210,11947 21210,11905 21210,11863 21210,11822 21210,11780 21210,11739 21210,11697 21210,11655 21210,11614 21210,11572 21210,11530 21210,11489 21210,11447 21210,11405 21210,11364 21210,11322 21210,11281 21210,11239 21210,11197 21210,11156 21210,11114 21210,11072 21210,11031 21210,10989 21210,10948 21210,10906 21210,10864 21210,10823 21210,10781 21210,10739 21210,10698 21210,10656 21210,10615 21210,10573 21210,10531 21210,10490 21210,10448 21210,10406 21210,10365 21210,10323 21210,10282 21210,10240 21210,10198 21210,10157 21210,10115 21210,10073 21210,10032 21210,9990 21210,9949 21210,9907 21210,9865 21210,9824 21210,9782 21210,9740 21210,9699 21210,9657 21210,9615 21210,9574 21210,9532 21210,9491 21210,9449 21210,9407 21210,9366 21210,9324 21210,9282 21210,9241 21210,9199 21210,9158 21210,9116 21210,9074 21210,9033 21210,8991 21210,8949 21210,8908 21210,8866 21210,8825 21210,8783 21210,8741 21210,8700 21210,8658 21210,8616 21210,8575 21210,8533 21210,8492 21210,8450 21210,8408 21210,8367 21210,8325 21210,8283 21210,8242 21210,8200 21210,8159 21210,8117 21210,8075 21210,8034 21210,7992 21210,7950 21210,7909 21210,7867 21210,7826 21210,7784 21210,7742 21210,7701 21210,7659 21210,7617 21210,7576 21210,7534 21210,7492 21210,7451 21210,7409 21210,7368 21210,7326 21210,7284 21210,7243 21210,7201 21210,7159 21210,7118 21210,7076 21210,7035 21210,6993 21210,6951 21210,6910 21210,6868 21210,6826 21210,6785 21210,6743 21210,6702 21210,6660 21210,6618 21210,6577 21210,6535 21210,6493 21210,6452 21210,6410 21210,6369 21210,6327 21210,6285 21210,6244 21210,6202 21210,6160 21210,6119 21210,6077 21210,6036 21210,5994 21210,5952 21210,5911 21210,5869 21210,5827 21210,5786 21210,5744 21210,5702 21210,5661 21210,5619 21210,5578 21210,5536 21210,5494 21210,5453 21210,5411 21210,5369 21210,5328 21210,5286 21210,5245 21210,5203 21210,5161 21210,5120 21210,5078 21210,5036 21210,4995 21210,4953 21210,4912 21210,4870 21210,4828 21210,4787 21210,4745 21210,4703 21210,4662 21210,4620 21210,4579 21210,4537 21210,4495 21210,4454 21210,4412 21210,4370 21210,4329 21210,4287 21210,4246 21210,4204 21210,4162 21210,4121 21210,4079 21210,4037 21210,3996 21210,3954 21210,3913 21210,3871 21210,3829 21210,3788 21210,3746 21210,3704 21210,3663 21210,3621 21210,3579 21210,3538 21210,3496 21210,3455 21210,3413 21210,3371 21210,3330 21210,3288 21210,3246 21210,3205 21210,3163 21210,3122 21210,3080 21210,3038 21210,2997 21210,2955 21210,2913 21210,2872 21210,2830 21210,2789 21210,2747 21210,2705 21210,2664 21210,2622 21210,2580 21210,2539 21210,2497 21210,2456 21210,2414 21210,2372 21210,2331 21210,2289 21210,2247 21210,2206 21210,2164 21210,2123 21210,2081 21210,2039 21210,1998 21210,1956 21210,1914 21210,1873 21210,1831 21210,1789 21210,1748 21210,1706 21210,1665 21210,1623 21210,1581 21210,1540 21210,1498 21210,1456 21210,1415 21210,1373 21210,1332 21210,1290 21210,1248 21210,1207 21210,1165 21210,1123 21210,1082 21210,1040 21210,999 21210,957 21210,915 21210,874 21210,832 21210,790 21210,749 21210,707 21210,666 21210,624 21210,582 21210,541 21210,499 21210,457 21210,416 21210,374 21210,333 21210,291 21210,249 21210,208 21210,166 21210,124 21210,83 21210,41" draw:recreate-on-edit="true"/></draw:frame><text:span text:style-name="Absatz-Standardschriftart"><text:span text:style-name="T98"/></text:span></text:p>
      <text:p text:style-name="P45"><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text:span text:style-name="Absatz-Standardschriftart"><text:span text:style-name="T98">Abbildung 7</text:span></text:span><text:span text:style-name="Absatz-Standardschriftart"><text:span text:style-name="T98">:</text:span></text:span><text:span text:style-name="Absatz-Standardschriftart"><text:span text:style-name="T76">Mittelwerte der Variable 'migr</text:span></text:span><text:span text:style-name="Absatz-Standardschriftart"><text:span text:style-name="T77">”</text:span></text:span><text:span text:style-name="Absatz-Standardschriftart"><text:span text:style-name="T16"> <text:s/></text:span></text:span><text:span text:style-name="Absatz-Standardschriftart"><text:span text:style-name="T16"><text:s text:c="27"/></text:span></text:span><text:span text:style-name="Absatz-Standardschriftart"><text:span text:style-name="T98">Abbildung 8</text:span></text:span><text:span text:style-name="Absatz-Standardschriftart"><text:span text:style-name="T98">:</text:span></text:span><text:span text:style-name="Absatz-Standardschriftart"><text:span text:style-name="T76">Mittel</text:span></text:span><text:span text:style-name="Absatz-Standardschriftart"><text:span text:style-name="T76">werte der Variable</text:span></text:span><text:span text:style-name="Absatz-Standardschriftart"><text:span text:style-name="T76"> ‚migr‘</text:span></text:span></text:p>
      <text:p text:style-name="P39"><text:s text:c="22"/>für die Deutschleistung <text:s text:c="70"/>für die <text:s/>Mathematikleistung</text:p>
      <text:p text:style-name="P83"><text:span text:style-name="Absatz-Standardschriftart"><text:span text:style-name="T76"><text:s text:c="6"/></text:span></text:span></text:p>
      <text:p text:style-name="P72"><text:span text:style-name="Absatz-Standardschriftart"><text:span text:style-name="T16"><text:s text:c="6"/></text:span></text:span><text:span text:style-name="Absatz-Standardschriftart"><text:span text:style-name="T16"><text:tab/> <text:s text:c="14"/></text:span></text:span><text:span text:style-name="Absatz-Standardschriftart"><text:span text:style-name="T16"><text:s text:c="42"/></text:span></text:span></text:p>
      <text:p text:style-name="P33"/>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Toc338079051"/><text:soft-page-break/><text:span text:style-name="Absatz-Standardschriftart"><text:span text:style-name="T35">6. </text:span></text:span><text:span text:style-name="Absatz-Standardschriftart"><text:span text:style-name="T35">Zusammenfassung</text:span></text:span><text:bookmark-end text:name="_Toc338079051"/></text:h>
      <text:p text:style-name="P23"/>
      <text:p text:style-name="P24"><text:span text:style-name="Absatz-Standardschriftart"><text:span text:style-name="T56">Im folgenden Abschnit</text:span></text:span><text:span text:style-name="Absatz-Standardschriftart"><text:span text:style-name="T56">t</text:span></text:span><text:span text:style-name="Absatz-Standardschriftart"><text:span text:style-name="T56"> werden die wesentlichen Erkenntnisse noch mal zusammengefasst.</text:span></text:span><text:span text:style-name="Absatz-Standardschriftart"><text:span text:style-name="T51"> </text:span></text:span></text:p>
      <text:p text:style-name="P24"><text:span text:style-name="Absatz-Standardschriftart"><text:span text:style-name="T51">Zuerst </text:span></text:span><text:span text:style-name="Absatz-Standardschriftart"><text:span text:style-name="T51">wurden </text:span></text:span><text:span text:style-name="Absatz-Standardschriftart"><text:span text:style-name="T51">in der Arbeit </text:span></text:span><text:span text:style-name="Absatz-Standardschriftart"><text:span text:style-name="T54">die vorliegenden Ergebnisse der empirischen Bildungsforschung aufgegriffen</text:span></text:span><text:span text:style-name="Absatz-Standardschriftart"><text:span text:style-name="T56"> und daraus weitere forschungsleitende Hypothesen abgeleitet. Anschließend wurden die Hypothesen mit geeigneten Daten überprüft. </text:span></text:span>Die empirische Untersuchung <text:span text:style-name="Absatz-Standardschriftart"><text:span text:style-name="T56">im Rahmen der vorliegenden Arbeit diente der Analyse der Deutsch- und Mathematikleistung von </text:span></text:span>fünfzehnjährigen Schülerinnen und Schüler. Darüber hinaus sollte geklärt werden, inwieweit die Variablen 'Einreisealter', 'sozioökonomischer Status der Familie', 'Migration' und 'Geschlecht' die schulischen Leistungen vor allem Deutsch und Mathematik beeinflussen.</text:p>
      <text:p text:style-name="P24">Die folgenden Hypothesen sollten mit Hilfe von statistischen Methoden überprüft werden:</text:p>
      <text:p text:style-name="P24"/>
      <text:p text:style-name="P41">1. Mädchen und Jungen unterscheiden sich in ihren Deutsch- und Mathematikleistungen.</text:p>
      <text:p text:style-name="P25"><text:span text:style-name="Absatz-Standardschriftart"><text:span text:style-name="T27">2. </text:span></text:span><text:span text:style-name="Absatz-Standardschriftart"><text:span text:style-name="T27">Je höher die sozioökonomische Herkunft, desto bessere Schulleistungen erzielen die Schüler.</text:span></text:span></text:p>
      <text:p text:style-name="P41">3. Die Kinder, deren beide Eltern nicht in Deutschland geboren wurden, haben schlechtere schulische Leistungen, als diejenigen, deren entweder beide Eltern oder nur ein Elternteil in Deutschland geboren wurde.</text:p>
      <text:p text:style-name="P25"><text:span text:style-name="Absatz-Standardschriftart"><text:span text:style-name="T27">4. Es gibt einen Zusammenhang zwischen dem Einwanderungsalter von Jungen und Mädchen und ihren Leistungen in Deutsch und Mathematik.</text:span></text:span></text:p>
      <text:p text:style-name="P47"/>
      <text:p text:style-name="P27"><text:span text:style-name="Absatz-Standardschriftart"><text:span text:style-name="T100">Bei der <text:s/>Überprüfung von Hypothesen, ergaben sich folgende Ergebnisse:</text:span></text:span></text:p>
      <text:p text:style-name="P48"/>
      <text:p text:style-name="P25"><text:span text:style-name="Absatz-Standardschriftart"><text:span text:style-name="T13">Hypothese 1:</text:span></text:span></text:p>
      <text:p text:style-name="P25"><text:span text:style-name="Absatz-Standardschriftart"><text:span text:style-name="T3">Im Fach Deutsch lassen sich signifikante Geschlechterunterschiede zugunsten der Mädchen beobachten. Dagegen weisen Jungen höhere Kompetenzen in der Mathematik auf.</text:span></text:span><text:span text:style-name="Absatz-Standardschriftart"><text:span text:style-name="T3"> </text:span></text:span></text:p>
      <text:p text:style-name="P40"/>
      <text:p text:style-name="P25"><text:span text:style-name="Absatz-Standardschriftart"><text:span text:style-name="T69">Hypothese 2:</text:span></text:span></text:p>
      <text:p text:style-name="P25"><text:span text:style-name="Absatz-Standardschriftart"><text:span text:style-name="T57">Des Weiteren</text:span></text:span><text:span text:style-name="Absatz-Standardschriftart"><text:span text:style-name="T57"> war</text:span></text:span><text:span text:style-name="Absatz-Standardschriftart"><text:span text:style-name="T56"> zu prüfen, ob dem sozioökonomischen Status der Familie und der Migration eine hohe Bedeutung für die schulischen Leistungen zukommt oder ob solche Faktoren wie Ankunftsalter oder Geschlecht eine größere Rolle spielen. </text:span></text:span><text:span text:style-name="Absatz-Standardschriftart"><text:span text:style-name="T62">Zusammenfassend kann festgehalten werden, dass sich in dieser Studie der sozioökonomische Status der Familie als stärkster Prädiktor der Deutsch- und Mathematikleistungen identifizieren ließ. Der zweite Stellenwert kommt dem Geschlecht und dem Einreisealter zu und am wenigsten beeinflusst die schulischen Leistungen die Variable </text:span></text:span><text:span text:style-name="Absatz-Standardschriftart"><text:span text:style-name="T62">‚</text:span></text:span><text:span text:style-name="Absatz-Standardschriftart"><text:span text:style-name="T62">Migration</text:span></text:span><text:span text:style-name="Absatz-Standardschriftart"><text:span text:style-name="T62">‘</text:span></text:span><text:span text:style-name="Absatz-Standardschriftart"><text:span text:style-name="T62">. Alle Variablen zusammen erklärten <text:s/></text:span></text:span><text:span text:style-name="Absatz-Standardschriftart"><text:span text:style-name="T61">17,8%</text:span></text:span><text:span text:style-name="Absatz-Standardschriftart"><text:span text:style-name="T62"> der beobachteten Varianz in der Deutschleistung und </text:span></text:span><text:span text:style-name="Absatz-Standardschriftart"><text:span text:style-name="T61">14,5%</text:span></text:span><text:span text:style-name="Absatz-Standardschriftart"><text:span text:style-name="T62"> der Varianz in der Mathematikleistung.</text:span></text:span></text:p>
      <text:p text:style-name="P24"><text:soft-page-break/><text:span text:style-name="Absatz-Standardschriftart"><text:span text:style-name="T70">Hypothese 3:</text:span></text:span></text:p>
      <text:p text:style-name="P24"><text:span text:style-name="Absatz-Standardschriftart"><text:span text:style-name="T62">Leistungsbezogen erzielen Kinder, deren beide Eltern (Gruppe 1) in Deutschland geboren wurden, durchgängig die besten Ergebnisse gefolg</text:span></text:span><text:span text:style-name="Absatz-Standardschriftart"><text:span text:style-name="T62">t</text:span></text:span><text:span text:style-name="Absatz-Standardschriftart"><text:span text:style-name="T62"> von den Kindern, deren nur ein Elternteil (Gruppe 2) deutsche Herkunft hat, während von den Kindern, deren weder Vater noch Mutter (Gruppe 3) in Deutschland geboren sind, die ungünstigsten </text:span></text:span><text:span text:style-name="Absatz-Standardschriftart"><text:span text:style-name="T62">Ergebnisse ausfallen. </text:span></text:span><text:span text:style-name="Absatz-Standardschriftart"><text:span text:style-name="T62">Die Ergebnisse zeigen, dass es ein beträchtliches Gefälle </text:span></text:span><text:span text:style-name="Absatz-Standardschriftart"><text:span text:style-name="T64">zwischen Kindern und Jugendlichen deutscher und nichtdeutscher Herkunft existiert, sowohl, wie oben bereits erwähnt wurde, hinsichtlich der Bildungsbeteiligung als auch der im deutschen Schulsystem erzielten Ergebnisse.</text:span></text:span><text:span text:style-name="Absatz-Standardschriftart"><text:span text:style-name="T62"> </text:span></text:span>Jugendliche mit Migrationshintergrund erreichen ein geringeres Kompetenz-niveau in Mathematik und Deutsch als Jugendliche ohne Migrationshintergrund.<text:span text:style-name="Absatz-Standardschriftart"><text:span text:style-name="T41"> Die zahlreichen Autoren erklären d</text:span></text:span><text:span text:style-name="Absatz-Standardschriftart"><text:span text:style-name="T62">ie geringere Fachleistung der Migranten mit der ungünstigeren sozialen Stellung der Eltern und deren niedrigeren Bildungsabschlüssen sowie weniger bildungsrelevanten Ressourcen im Haushalt und dem zu geringen außerschulischen Gebrauch der deutschen Sprache.</text:span></text:span></text:p>
      <text:p text:style-name="P52"/>
      <text:p text:style-name="P25"><text:span text:style-name="Absatz-Standardschriftart"><text:span text:style-name="T34">Hypothese 4:</text:span></text:span></text:p>
      <text:p text:style-name="P25"><text:span text:style-name="Absatz-Standardschriftart"><text:span text:style-name="T62">Die Kinder, die von Geburt an in Deutschland leben, liegen in ihren Deutsch- und Mathematikleistungen über dem Durchschnitt, also erzielen bessere schulische Leistungen als diejenigen, die erst mit 12 Jahren nach Deutschland gekommen sind. Ein interessantes </text:span></text:span><text:span text:style-name="Absatz-Standardschriftart"><text:span text:style-name="T62">Ergebnis</text:span></text:span><text:span text:style-name="Absatz-Standardschriftart"><text:span text:style-name="T62"> ist</text:span></text:span><text:span text:style-name="Absatz-Standardschriftart"><text:span text:style-name="T62">, dass die Kinder, die im 4.-6. Lebensjahr eingereist sind, haben höhere Mittelwerte sowohl in Deutsch als auch in Mathematik als die Kinder, die mit dem 1.-3. </text:span></text:span><text:span text:style-name="Absatz-Standardschriftart"><text:span text:style-name="T75">Lebensjahr</text:span></text:span><text:span text:style-name="Absatz-Standardschriftart"><text:span text:style-name="T75"> </text:span></text:span><text:span text:style-name="Absatz-Standardschriftart"><text:span text:style-name="T75"><text:s/>nach Deutschland gekommen sind.</text:span></text:span></text:p>
      <text:p text:style-name="Standard"/>
      <text:p text:style-name="P25"><text:span text:style-name="Absatz-Standardschriftart"><text:span text:style-name="T56">Insbesondere sozial benachteiligte Kinder und Kinder mit Migrationshintergrund würden vom Besuch einer Kindertageseinrichtung profitieren z. B. in Bezug auf sprachliche und soziale Kompetenzen. Bos et al. (2003) beschreiben für die IGLU-Ergebnisse, dass Kinder aus Elternhäusern mit geringerem sozioökonomischem Status bessere Lesekompetenzen zeigen, wenn sie länger als ein Jahr einen Kindergarten besucht hatten.</text:span></text:span></text:p>
      <text:p text:style-name="P30"/>
      <text:p text:style-name="P25"><text:span text:style-name="Absatz-Standardschriftart"><text:span text:style-name="T56">Da schulisches Wissen und schulische Aufgaben überwiegend sprachlich vermittelt werden, <text:s/>sind hinreichende sprachliche Fähigkeiten in allen Unterrichtsfächern von enormer Bedeutung. Selbst im Fach Mathematik sind z. B. im Rahmen von Sachaufgaben die Fertigkeiten Lesen, Schreiben und Textverständnis unabdingbar.</text:span></text:span></text:p>
      <text:p text:style-name="P9"/>
      <text:p text:style-name="P30"/>
      <text:p text:style-name="P30"/>
      <text:h text:outline-level="1"><text:soft-page-break/>7. <text:bookmark-start text:name="_Toc338079052"/>Literaturverzeichnis<text:bookmark-end text:name="_Toc338079052"/></text:h>
      <text:p text:style-name="P85"/>
      <text:p text:style-name="P24"><text:span text:style-name="Absatz-Standardschriftart"><text:span text:style-name="T101">Autorengruppe Bildungsberichterstattung im Auftrag der Ständigen Konferenz der Kultusminister der Länder der Bundesrepublik Deutschland und des BMBF (2006): </text:span></text:span><text:span text:style-name="Absatz-Standardschriftart"><text:span text:style-name="T103">Bildung in Deutschland</text:span></text:span><text:span text:style-name="Absatz-Standardschriftart"><text:span text:style-name="T101"> </text:span></text:span><text:span text:style-name="Absatz-Standardschriftart"><text:span text:style-name="T103">2006</text:span></text:span><text:span text:style-name="Absatz-Standardschriftart"><text:span text:style-name="T101">. Bielefeld: Bertelsmann.</text:span></text:span></text:p>
      <text:p text:style-name="P49"/>
      <text:p text:style-name="P24"><text:span text:style-name="Absatz-Standardschriftart"><text:span text:style-name="T101">Autorengruppe Bildungsberichterstattung im Auft</text:span></text:span><text:span text:style-name="Absatz-Standardschriftart"><text:span text:style-name="T101">rag der Ständigen Konferenz der </text:span></text:span><text:span text:style-name="Absatz-Standardschriftart"><text:span text:style-name="T101">Kultusminister der Länder der Bundesrepublik D</text:span></text:span><text:span text:style-name="Absatz-Standardschriftart"><text:span text:style-name="T101">eutschland und des BMBF (2008): </text:span></text:span><text:span text:style-name="Absatz-Standardschriftart"><text:span text:style-name="T103">Bildung in Deutschland in 2008. Ein indikatorengestützt</text:span></text:span><text:span text:style-name="Absatz-Standardschriftart"><text:span text:style-name="T103">er Bericht mit einer Analyse zu </text:span></text:span><text:span text:style-name="Absatz-Standardschriftart"><text:span text:style-name="T103">Übergängen im Anschluss an den Sekundarbereich I.</text:span></text:span><text:span text:style-name="Absatz-Standardschriftart"><text:span text:style-name="T101"> Bielefeld: Bertelsmann.</text:span></text:span></text:p>
      <text:p text:style-name="P49"/>
      <text:p text:style-name="P29"><text:span text:style-name="Absatz-Standardschriftart"><text:span text:style-name="T101">Autorengruppe Bildungsberichterstattung im Auftrag der Ständigen Konferenz der Kultusminister der Länder der Bundesrepublik Deutschland und des BMBF (2010</text:span></text:span><text:span text:style-name="Absatz-Standardschriftart"><text:span text:style-name="T103">): Bildung in Deutschland 2010. Ein indikatorengestützter Bericht mit einer Analyse </text:span></text:span><text:span text:style-name="Absatz-Standardschriftart"><text:span text:style-name="T106">zu Perspektiven des Bildungswesens im demografischen Wandel</text:span></text:span><text:span text:style-name="Absatz-Standardschriftart"><text:span text:style-name="T103">. </text:span></text:span><text:span text:style-name="Absatz-Standardschriftart"><text:span text:style-name="T101">Bielefeld: Bertelsmann. </text:span></text:span><text:span text:style-name="Absatz-Standardschriftart"><text:span text:style-name="T40">URL: </text:span></text:span><text:a xlink:type="simple" xlink:href="http://www.bildungsbericht.de/daten2010/bb_2010.pdf"><text:span text:style-name="Internet_20_link"><text:span text:style-name="T101">http://www.bildungsbericht.de/daten2010/bb_2010.pdf</text:span></text:span></text:a><text:span text:style-name="Absatz-Standardschriftart"><text:span text:style-name="T40"> (Zugriff am 09.09.2012).</text:span></text:span></text:p>
      <text:p text:style-name="P50"/>
      <text:p text:style-name="P26"><text:span text:style-name="Absatz-Standardschriftart"><text:span text:style-name="T108">Boehnke, K./ Bergs-Winkels, D. (1991</text:span></text:span><text:span text:style-name="Absatz-Standardschriftart"><text:span text:style-name="T105">): Zur Vergleichbarkeit von Erziehungsstilen in unterschiedl</text:span></text:span><text:span text:style-name="Absatz-Standardschriftart"><text:span text:style-name="T105">i</text:span></text:span><text:span text:style-name="Absatz-Standardschriftart"><text:span text:style-name="T105">chen Kulturen und zu ihrem Einfluss auf die schulische Leistung von Kindern</text:span></text:span><text:span text:style-name="Absatz-Standardschriftart"><text:span text:style-name="T108">. In: Bott, P. u.a. (Hg.) (1991): Türkische Jugendliche und Aussiedlerkinder in Familie und Schule. Baltmannsweiler.</text:span></text:span></text:p>
      <text:p text:style-name="P51"/>
      <text:p text:style-name="P26"><text:span text:style-name="Absatz-Standardschriftart"><text:span text:style-name="T109">Bourdieu, P./Passeron, J.-C.</text:span></text:span><text:span text:style-name="Absatz-Standardschriftart"><text:span text:style-name="T109"> (2007): </text:span></text:span><text:span text:style-name="Absatz-Standardschriftart"><text:span text:style-name="T106">Die Erben – Studenten, Bildung und Kultur. </text:span></text:span><text:span text:style-name="Absatz-Standardschriftart"><text:span text:style-name="T109">Konstanz: UVK Ve</text:span></text:span><text:span text:style-name="Absatz-Standardschriftart"><text:span text:style-name="T109">r</text:span></text:span><text:span text:style-name="Absatz-Standardschriftart"><text:span text:style-name="T109">lagsgesellschaft. (Titel der Originalausgabe: Les héritiers. </text:span></text:span><text:span text:style-name="Absatz-Standardschriftart"><text:span text:style-name="T110">Les étudiants et la culture. 1985 by Les Editions de Minuit).</text:span></text:span></text:p>
      <text:p text:style-name="P49"/>
      <text:p text:style-name="P24"><text:span text:style-name="Absatz-Standardschriftart"><text:span text:style-name="T101">Bundesministerium für Bildung und Forschung (BMBF) (Hg) (2006): </text:span></text:span><text:span text:style-name="Absatz-Standardschriftart"><text:span text:style-name="T103">Schulerfolg von Jugendlichen mit Migrationshintergrund im internationalen Vergleich.</text:span></text:span><text:span text:style-name="Absatz-Standardschriftart"><text:span text:style-name="T101"> Bildungsforschung Band 19. Bonn, Berlin: BMBF.</text:span></text:span></text:p>
      <text:p text:style-name="P49"/>
      <text:p text:style-name="P24"><text:span text:style-name="Absatz-Standardschriftart"><text:span text:style-name="T101">Bundesamt für Migration und Flüchtlinge (2009): </text:span></text:span><text:span text:style-name="Absatz-Standardschriftart"><text:span text:style-name="T103">Berufliche und akademische Ausbildung von Migranten in Deutschland.</text:span></text:span><text:span text:style-name="Absatz-Standardschriftart"><text:span text:style-name="T101"> Working Paper 22 der Forschungsgruppe des Bundesamtes,</text:span></text:span><text:span text:style-name="Absatz-Standardschriftart"><text:span text:style-name="T103"> </text:span></text:span><text:span text:style-name="Absatz-Standardschriftart"><text:span text:style-name="T101">Reihe „Integrationsreport“, Teil 5.</text:span></text:span></text:p>
      <text:p text:style-name="P54"/>
      <text:p text:style-name="P24"><text:span text:style-name="Absatz-Standardschriftart"><text:span text:style-name="T112">Chilla S./ Rothweiler M./ Babur E</text:span></text:span><text:span text:style-name="Absatz-Standardschriftart"><text:span text:style-name="T113">. </text:span></text:span><text:span text:style-name="Absatz-Standardschriftart"><text:span text:style-name="T111">(2010). </text:span></text:span><text:span text:style-name="Absatz-Standardschriftart"><text:span text:style-name="T104">Kindliche Mehrsprachigkeit. Grundlagen – Störungen – Diagnostik. </text:span></text:span><text:span text:style-name="Absatz-Standardschriftart"><text:span text:style-name="T101">München</text:span></text:span><text:span text:style-name="Absatz-Standardschriftart"><text:span text:style-name="T104">: </text:span></text:span><text:span text:style-name="Absatz-Standardschriftart"><text:span text:style-name="T101">Reinhardt.</text:span></text:span></text:p>
      <text:p text:style-name="P56"/>
      <text:p text:style-name="P24"><text:span text:style-name="Absatz-Standardschriftart"><text:span text:style-name="T101">Deutsches PISA-Konsortium (2002): </text:span></text:span><text:span text:style-name="Absatz-Standardschriftart"><text:span text:style-name="T103">PISA 2000 – Die Länder der Bundesrepublik Deutschland im Vergleich.</text:span></text:span><text:span text:style-name="Absatz-Standardschriftart"><text:span text:style-name="T101"> Opladen: Leske+Budrich.</text:span></text:span></text:p>
      <text:p text:style-name="P101"><text:span text:style-name="T39"/></text:p>
      <text:p text:style-name="P101"><text:span text:style-name="T39">Dirim, I.; Hauenschild, K. &amp; Lütje-Klose, B. (2008): </text:span><text:span text:style-name="T38">Ethnische Vielfalt und Mehrsprachigkeit an Schulen. I</text:span><text:span text:style-name="T39">n: Dirim, I.; Hauenschild, K.; Lütje-Klose, B.; Löser, J. M. &amp; Sievers, I. (Hrsg.): </text:span><text:soft-page-break/><text:span text:style-name="T38">Ethnische Vielfalt und Mehrsprachigkeit an Schulen. Beispiele aus verschiedenen nationalen Kontexten.</text:span><text:span text:style-name="T39"> 1. Auflage. Frankfurt am Main: Brandes &amp; Apsel, S. 9-19. </text:span></text:p>
      <text:p text:style-name="P101"><text:span text:style-name="T39"/></text:p>
      <text:p text:style-name="P26"><text:span text:style-name="Absatz-Standardschriftart"><text:span text:style-name="T114">Eid</text:span></text:span><text:span text:style-name="Absatz-Standardschriftart"><text:span text:style-name="T114">, M./</text:span></text:span><text:span text:style-name="Absatz-Standardschriftart"><text:span text:style-name="T114">Gollwitzer, M.</text:span></text:span><text:span text:style-name="Absatz-Standardschriftart"><text:span text:style-name="T114">/</text:span></text:span><text:span text:style-name="Absatz-Standardschriftart"><text:span text:style-name="T114">Schmitt, M. (2010). </text:span></text:span><text:span text:style-name="Absatz-Standardschriftart"><text:span text:style-name="T107">Statistik und Forschungsmethoden:</text:span></text:span><text:span text:style-name="Absatz-Standardschriftart"><text:span text:style-name="T103"> </text:span></text:span><text:span text:style-name="Absatz-Standardschriftart"><text:span text:style-name="T107">Lehrbuch mit Online-Materialien.</text:span></text:span><text:span text:style-name="Absatz-Standardschriftart"><text:span text:style-name="T114"> </text:span></text:span><text:span text:style-name="Absatz-Standardschriftart"><text:span text:style-name="T101">Weinheim</text:span></text:span><text:span text:style-name="Absatz-Standardschriftart"><text:span text:style-name="T114">: Beltz.</text:span></text:span></text:p>
      <text:p text:style-name="P56"/>
      <text:p text:style-name="P24"><text:span text:style-name="Absatz-Standardschriftart"><text:span text:style-name="T101">Haas, Erika (1999): </text:span></text:span><text:span text:style-name="Absatz-Standardschriftart"><text:span text:style-name="T103">Arbeiter- und Akademikerkinder an der Universität: eine geschlechts- und schichtspezifische Analyse.</text:span></text:span><text:span text:style-name="Absatz-Standardschriftart"><text:span text:style-name="T101"> Frankfurt/M.: Campus.</text:span></text:span></text:p>
      <text:p text:style-name="P56"/>
      <text:p text:style-name="P24"><text:span text:style-name="Absatz-Standardschriftart"><text:span text:style-name="T101">Helmke, A./Jäger, R./Balzer, L./Hosenfeld, I./Ridder, A.</text:span></text:span><text:span text:style-name="Absatz-Standardschriftart"><text:span text:style-name="T101"> &amp; </text:span></text:span><text:span text:style-name="Absatz-Standardschriftart"><text:span text:style-name="T101">Schrader, F.-W.</text:span></text:span><text:span text:style-name="Absatz-Standardschriftart"><text:span text:style-name="T101"> (2002): </text:span></text:span><text:span text:style-name="Absatz-Standardschriftart"><text:span text:style-name="T103">Das Projekt MARKUS (Mathematikgesamterhebung Rheinland-Pfalz: Kompetenzen, Unterrichtsmerkmale, Schulkontext) </text:span></text:span><text:span text:style-name="Absatz-Standardschriftart"><text:span text:style-name="T101">(Abschließender Kurzbericht). Mainz: Ministerium für Bildung, Frauen und Jugend.</text:span></text:span></text:p>
      <text:p text:style-name="P56"/>
      <text:p text:style-name="P24"><text:span text:style-name="Absatz-Standardschriftart"><text:span text:style-name="T101">Helmke, Andreas, Hosenfeld, Ingmar &amp; Schrader, Friedrich-Wilhelm, Wagner, W. (2002</text:span></text:span><text:span text:style-name="Absatz-Standardschriftart"><text:span text:style-name="T103">): Sozialer und sprachlicher Hintergrund.</text:span></text:span><text:span text:style-name="Absatz-Standardschriftart"><text:span text:style-name="T101"> In: Helmke, A. &amp; Jäger, R.S. (Hg): </text:span></text:span><text:span text:style-name="Absatz-Standardschriftart"><text:span text:style-name="T103">Das Projekt MARKUS – Mathematik-Gesamterhebung Rheinland-Pfalz: Kompetenzen, Unterrichtsmerkmale, Schulkontext, Grundlagen und Perspektiven</text:span></text:span><text:span text:style-name="Absatz-Standardschriftart"><text:span text:style-name="T101">. Landau: Verlag Empirische Pädagogik.. S. 71-153.</text:span></text:span></text:p>
      <text:p text:style-name="P59"/>
      <text:p text:style-name="P24"><text:span text:style-name="Absatz-Standardschriftart"><text:span text:style-name="T101">Luhmann, M.(2010). </text:span></text:span><text:span text:style-name="Absatz-Standardschriftart"><text:span text:style-name="T103">R für Einsteiger. Einführung in die Statistiksoftware für die Sozialwissenschaften. </text:span></text:span><text:span text:style-name="Absatz-Standardschriftart"><text:span text:style-name="T101">Weinheim, Basel: <text:s/>Beltz.</text:span></text:span></text:p>
      <text:p text:style-name="P57"/>
      <text:p text:style-name="P24"><text:span text:style-name="Absatz-Standardschriftart"><text:span text:style-name="T102">Meisel M. J.</text:span></text:span><text:span text:style-name="Absatz-Standardschriftart"><text:span text:style-name="T101"> (2007). </text:span></text:span><text:span text:style-name="Absatz-Standardschriftart"><text:span text:style-name="T104">Mehrsprachigkeit in der frühen Kindheit: Zur Rolle des Alters bei Erwerbsbeginn.</text:span></text:span><text:span text:style-name="Absatz-Standardschriftart"><text:span text:style-name="T101"> In: Anstatt T. (Hrsg.). </text:span></text:span><text:span text:style-name="Absatz-Standardschriftart"><text:span text:style-name="T104">Mehrsprachigkeit bei Kindern und Erwachsenen. Erwerb. Formen. Förderung</text:span></text:span><text:span text:style-name="Absatz-Standardschriftart"><text:span text:style-name="T101">. Tübingen: Attempto,</text:span></text:span><text:span text:style-name="Absatz-Standardschriftart"><text:span text:style-name="T115"> </text:span></text:span><text:span text:style-name="Absatz-Standardschriftart"><text:span text:style-name="T101">S. 93-114.</text:span></text:span></text:p>
      <text:p text:style-name="P56"/>
      <text:p text:style-name="P24"><text:span text:style-name="Absatz-Standardschriftart"><text:span text:style-name="T101">Rothweiler, M./ Ruberg.T</text:span></text:span><text:span text:style-name="Absatz-Standardschriftart"><text:span text:style-name="T101"> (2011). </text:span></text:span><text:span text:style-name="Absatz-Standardschriftart"><text:span text:style-name="T104">Der Erwerb des Deutschen bei Kindern mit nichtdeutscher Erstsprache. Sprachliche und außersprachliche Einflussfaktoren.</text:span></text:span><text:span text:style-name="Absatz-Standardschriftart"><text:span text:style-name="T101"> <text:s/>Deutsche Jugendinstitut e.V. <text:s text:c="2"/>(Hrsg.). München.</text:span></text:span></text:p>
      <text:p text:style-name="P56"/>
      <text:p text:style-name="P60"/>
      <text:p text:style-name="P55">Internetquellen:</text:p>
      <text:p text:style-name="P53"/>
      <text:p text:style-name="P23"><text:span text:style-name="Absatz-Standardschriftart"><text:span text:style-name="T101">Statistisches</text:span></text:span><text:span text:style-name="Absatz-Standardschriftart"><text:span text:style-name="T101"> </text:span></text:span><text:span text:style-name="Absatz-Standardschriftart"><text:span text:style-name="T101">Bundesamt: </text:span></text:span><text:span text:style-name="Absatz-Standardschriftart"><text:span text:style-name="T101">unter </text:span></text:span><text:a xlink:type="simple" xlink:href="https://www.destatis.de/DE/ZahlenFakten/GesellschaftStaat/Bevoelkerung/MigrationIntegration/Migrationshintergrund/Aktuell.html" office:target-frame-name="_top" xlink:show="replace"><text:span text:style-name="Absatz-Standardschriftart"><text:span text:style-name="T101">https://www.destatis.de/DE/ZahlenFakten/GesellschaftStaat/Bevoelkerung/MigrationIntegrat</text:span></text:span></text:a><text:a xlink:type="simple" xlink:href="https://www.destatis.de/DE/ZahlenFakten/GesellschaftStaat/Bevoelkerung/MigrationIntegration/Migrationshintergrund/Aktuell.html" office:target-frame-name="_top" xlink:show="replace"><text:span text:style-name="Absatz-Standardschriftart"><text:span text:style-name="T101">ion/Migrationshintergrund/</text:span></text:span></text:a><text:a xlink:type="simple" xlink:href="https://www.destatis.de/DE/ZahlenFakten/GesellschaftStaat/Bevoelkerung/MigrationIntegration/Migrationshintergrund/Aktuell.html" office:target-frame-name="_top" xlink:show="replace"><text:span text:style-name="Absatz-Standardschriftart"><text:span text:style-name="T101">Aktuell.html</text:span></text:span></text:a><text:span text:style-name="Absatz-Standardschriftart"><text:span text:style-name="T101"> (Zugriff am 23.09.12)</text:span></text:span><text:span text:style-name="Absatz-Standardschriftart"><text:span text:style-name="T101">.</text:span></text:span></text:p>
      <text:p text:style-name="P58"/>
      <text:p text:style-name="P24"><text:span text:style-name="Absatz-Standardschriftart"><text:span text:style-name="T101">Westphal, Manuela/ Behrensen, Birgit (2009): </text:span></text:span><text:span text:style-name="Absatz-Standardschriftart"><text:span text:style-name="T103">Wege zum beruflichen Erfolg bei Frauen mit</text:span></text:span></text:p>
      <text:p text:style-name="P61">Migrationshintergrund der ersten und zweiten Generation und Ursachen für die gelungene</text:p>
      <text:p text:style-name="P24"><text:span text:style-name="Absatz-Standardschriftart"><text:span text:style-name="T103">Positionierung im Erwerbsleben.</text:span></text:span><text:span text:style-name="Absatz-Standardschriftart"><text:span text:style-name="T101"> Universität Osnabrück, unter </text:span></text:span></text:p>
      <text:p text:style-name="P56"><text:soft-page-break/>http://www.bamf.de/cln_101/nn_442266/SharedDocs/Anlagen/DE/Migration/Publikationen</text:p>
      <text:p text:style-name="P56">/Forschung/Expertisen/erfolgsbiographien,templateId=raw,property=publicationFile.pdf/erf</text:p>
      <text:p text:style-name="P56">olgsbiographien.pdf.</text:p>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TimesNewRomanPSMT" svg:font-family="TimesNewRomanPSMT" style:font-family-generic="roman"/>
    <style:font-face style:name="TimesNewRomanPS-ItalicMT" svg:font-family="TimesNewRomanPS-ItalicMT" style:font-family-generic="script"/>
    <style:font-face style:name="AgfaRotisSansSerif" svg:font-family="AgfaRotisSansSerif" style:font-family-generic="swiss"/>
    <style:font-face style:name="AgfaRotisSansSerif-Italic" svg:font-family="AgfaRotisSansSerif-Italic" style:font-family-generic="swiss"/>
    <style:font-face style:name="AgfaRotisSansSerifExtraBold" svg:font-family="AgfaRotisSansSerifExtraBold" style:font-family-generic="swiss"/>
    <style:font-face style:name="ArialMT" svg:font-family="ArialMT" style:font-family-generic="swiss"/>
    <style:font-face style:name="FFScala" svg:font-family="FFScala" style:font-family-generic="system"/>
    <style:font-face style:name="StarSymbol" svg:font-family="StarSymbol" style:font-family-generic="system"/>
    <style:font-face style:name="TimesNewRomanPS-BoldMT" svg:font-family="TimesNewRomanPS-BoldMT" style:font-family-generic="system"/>
    <style:font-face style:name="MS Mincho" svg:font-family="'MS Mincho'" style:font-family-generic="modern" style:font-pitch="fixed"/>
    <style:font-face style:name="Cambria" svg:font-family="Cambria" style:font-family-generic="roman" style:font-pitch="variable"/>
    <style:font-face style:name="Minion Pro" svg:font-family="'Minion Pro'" style:font-family-generic="roman" style:font-pitch="variable"/>
    <style:font-face style:name="Perpetua" svg:font-family="Perpet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draw:marker draw:name="a10" svg:viewBox="0 0 20 30" svg:d="m10 0-10 30h20z"/>
    <draw:marker draw:name="a12" svg:viewBox="0 0 20 30" svg:d="m10 0-10 30h20z"/>
    <draw:marker draw:name="a2" svg:viewBox="0 0 20 30" svg:d="m10 0-10 30h20z"/>
    <draw:marker draw:name="a4" svg:viewBox="0 0 20 30" svg:d="m10 0-10 30h20z"/>
    <draw:marker draw:name="a8" svg:viewBox="0 0 20 30" svg:d="m10 0-10 30h20z"/>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de" style:country-asian="DE"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rial Unicode MS"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S Mincho"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class="text" style:default-outline-level="1">
      <style:paragraph-properties fo:margin-top="0.847cm" fo:margin-bottom="0cm" fo:keep-together="always" fo:hyphenation-ladder-count="no-limit" fo:keep-with-next="always"/>
      <style:text-properties fo:color="#365f91" style:font-name="Cambria" fo:font-size="14pt"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Heading_20_2" style:display-name="Heading 2" style:family="paragraph" style:parent-style-name="Standard" style:next-style-name="Standard" style:class="text" style:default-outline-level="2">
      <style:paragraph-properties fo:margin-top="0.353cm" fo:margin-bottom="0cm" fo:keep-together="always" fo:hyphenation-ladder-count="no-limit" fo:keep-with-next="always"/>
      <style:text-properties fo:color="#4f81bd" style:font-name="Cambria" fo:font-size="13pt" fo:font-weight="bold" style:font-name-asian="Times New Roman" style:font-size-asian="13pt" style:font-weight-asian="bold" style:font-name-complex="Times New Roman" style:font-size-complex="13pt" style:font-weight-complex="bold" fo:hyphenate="false" fo:hyphenation-remain-char-count="0" fo:hyphenation-push-char-count="0"/>
    </style:style>
    <style:style style:name="Heading_20_3" style:display-name="Heading 3" style:family="paragraph" style:parent-style-name="Standard" style:next-style-name="Standard" style:class="text" style:default-outline-level="3">
      <style:paragraph-properties fo:margin-top="0.353cm" fo:margin-bottom="0cm" fo:keep-together="always" fo:hyphenation-ladder-count="no-limit" fo:keep-with-next="always"/>
      <style:text-properties fo:color="#4f81bd" style:font-name="Cambria" fo:font-weight="bold" style:font-name-asian="Times New Roman" style:font-weight-asian="bold" style:font-name-complex="Times New Roman"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Ü2" style:family="paragraph" style:parent-style-name="Standard">
      <style:paragraph-properties fo:margin-top="0cm" fo:margin-bottom="0.212cm" fo:line-height="0.67cm" fo:hyphenation-ladder-count="no-limit"/>
      <style:text-properties fo:font-weight="bold" style:font-weight-asian="bold" fo:hyphenate="false" fo:hyphenation-remain-char-count="0" fo:hyphenation-push-char-count="0"/>
    </style:style>
    <style:style style:name="Default" style:family="paragraph" style:parent-style-name="Standard">
      <style:paragraph-properties fo:hyphenation-ladder-count="no-limit" style:text-autospace="none"/>
      <style:text-properties fo:color="#000000" style:font-name="Minion Pro" style:font-name-asian="Minion Pro" style:font-name-complex="Minion Pro" fo:hyphenate="false" fo:hyphenation-remain-char-count="0" fo:hyphenation-push-char-count="0"/>
    </style:style>
    <style:style style:name="Pa9" style:family="paragraph" style:parent-style-name="Default" style:next-style-name="Default">
      <style:paragraph-properties style:line-height-at-least="0.383cm" fo:hyphenation-ladder-count="no-limit"/>
      <style:text-properties style:use-window-font-color="true" style:font-name="Times New Roman" style:font-name-asian="Arial Unicode MS" style:font-name-complex="Tahoma" fo:hyphenate="false" fo:hyphenation-remain-char-count="0" fo:hyphenation-push-char-count="0"/>
    </style:style>
    <style:style style:name="Pa8" style:family="paragraph" style:parent-style-name="Default" style:next-style-name="Default">
      <style:paragraph-properties style:line-height-at-least="0.383cm" fo:hyphenation-ladder-count="no-limit"/>
      <style:text-properties style:use-window-font-color="true" style:font-name="Times New Roman" style:font-name-asian="Arial Unicode MS" style:font-name-complex="Tahoma"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Sprechblasentext" style:family="paragraph" style:parent-style-name="Standard">
      <style:paragraph-properties fo:hyphenation-ladder-count="no-limit"/>
      <style:text-properties style:font-name="Tahoma" fo:font-size="8pt" style:font-size-asian="8pt" style:font-size-complex="8pt" fo:hyphenate="false" fo:hyphenation-remain-char-count="0" fo:hyphenation-push-char-count="0"/>
    </style:style>
    <style:style style:name="Verzeichnis_20_1" style:display-name="Verzeichnis 1" style:family="paragraph" style:parent-style-name="Standard" style:next-style-name="Standard" style:auto-update="true">
      <style:paragraph-properties fo:margin-top="0cm" fo:margin-bottom="0.176cm" fo:hyphenation-ladder-count="no-limit"/>
      <style:text-properties fo:hyphenate="false" fo:hyphenation-remain-char-count="0" fo:hyphenation-push-char-count="0"/>
    </style:style>
    <style:style style:name="Inhaltsverzeichnisüberschrift" style:family="paragraph" style:parent-style-name="Heading_20_1" style:next-style-name="Standard">
      <style:paragraph-properties fo:line-height="115%" fo:orphans="2" fo:widows="2" fo:hyphenation-ladder-count="no-limit" style:vertical-align="auto"/>
      <style:text-properties style:letter-kerning="false" fo:hyphenate="true" fo:hyphenation-remain-char-count="0" fo:hyphenation-push-char-count="0"/>
    </style:style>
    <style:style style:name="Verzeichnis_20_2" style:display-name="Verzeichnis 2" style:family="paragraph" style:parent-style-name="Standard" style:next-style-name="Standard" style:auto-update="true">
      <style:paragraph-properties fo:margin-left="0.423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Verzeichnis_20_3" style:display-name="Verzeichnis 3" style:family="paragraph" style:parent-style-name="Standard" style:next-style-name="Standard" style:auto-update="true">
      <style:paragraph-properties fo:margin-left="0.847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Absatz-Standardschriftart" style:family="text"/>
    <style:style style:name="Internet_20_link" style:display-name="Internet link" style:family="text">
      <style:text-properties fo:color="#000080" style:text-underline-style="solid" style:text-underline-width="auto" style:text-underline-color="font-color" style:text-underline-mode="continuous" style:text-line-through-mode="continuou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Sprechblasentext_20_Zchn" style:display-name="Sprechblasentext Zchn" style:family="text" style:parent-style-name="Absatz-Standardschriftart">
      <style:text-properties style:font-name="Tahoma" fo:font-size="8pt" style:font-size-asian="8pt" style:font-size-complex="8pt"/>
    </style:style>
    <style:style style:name="Überschrift_20_1_20_Zchn" style:display-name="Überschrift 1 Zchn" style:family="text" style:parent-style-name="Absatz-Standardschriftar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Überschrift_20_2_20_Zchn" style:display-name="Überschrift 2 Zchn" style:family="text" style:parent-style-name="Absatz-Standardschriftar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Überschrift_20_3_20_Zchn" style:display-name="Überschrift 3 Zchn" style:family="text" style:parent-style-name="Absatz-Standardschriftart">
      <style:text-properties fo:color="#4f81bd" style:font-name="Cambria" fo:font-weight="bold" style:font-name-asian="Times New Roman" style:font-weight-asian="bold" style:font-name-complex="Times New Roman" style:font-weight-complex="bold"/>
    </style:style>
    <style:style style:name="Hyperlink" style:family="text" style:parent-style-name="Absatz-Standardschriftart">
      <style:text-properties fo:color="#0000ff" style:text-underline-style="solid" style:text-underline-width="auto" style:text-underline-color="font-color" style:text-underline-mode="continuous" style:text-line-through-mode="continuous"/>
    </style:style>
    <style:style style:name="WW_5f_CharLFO1LVL2" style:display-name="WW_CharLFO1LVL2" style:family="text">
      <style:text-properties style:font-name="StarSymbol" fo:font-size="9pt" style:font-name-asian="StarSymbol" style:font-size-asian="9pt" style:font-name-complex="StarSymbol" style:font-size-complex="9pt"/>
    </style:style>
    <style:style style:name="WW_5f_CharLFO1LVL3" style:display-name="WW_CharLFO1LVL3" style:family="text">
      <style:text-properties style:font-name="StarSymbol" fo:font-size="9pt" style:font-name-asian="StarSymbol" style:font-size-asian="9pt" style:font-name-complex="StarSymbol" style:font-size-complex="9pt"/>
    </style:style>
    <style:style style:name="WW_5f_CharLFO1LVL4" style:display-name="WW_CharLFO1LVL4" style:family="text">
      <style:text-properties style:font-name="StarSymbol" fo:font-size="9pt" style:font-name-asian="StarSymbol" style:font-size-asian="9pt" style:font-name-complex="StarSymbol" style:font-size-complex="9pt"/>
    </style:style>
    <style:style style:name="WW_5f_CharLFO1LVL5" style:display-name="WW_CharLFO1LVL5" style:family="text">
      <style:text-properties style:font-name="StarSymbol" fo:font-size="9pt" style:font-name-asian="StarSymbol" style:font-size-asian="9pt" style:font-name-complex="StarSymbol" style:font-size-complex="9pt"/>
    </style:style>
    <style:style style:name="WW_5f_CharLFO1LVL6" style:display-name="WW_CharLFO1LVL6" style:family="text">
      <style:text-properties style:font-name="StarSymbol" fo:font-size="9pt" style:font-name-asian="StarSymbol" style:font-size-asian="9pt" style:font-name-complex="StarSymbol" style:font-size-complex="9pt"/>
    </style:style>
    <style:style style:name="WW_5f_CharLFO1LVL7" style:display-name="WW_CharLFO1LVL7" style:family="text">
      <style:text-properties style:font-name="StarSymbol" fo:font-size="9pt" style:font-name-asian="StarSymbol" style:font-size-asian="9pt" style:font-name-complex="StarSymbol" style:font-size-complex="9pt"/>
    </style:style>
    <style:style style:name="WW_5f_CharLFO1LVL8" style:display-name="WW_CharLFO1LVL8" style:family="text">
      <style:text-properties style:font-name="StarSymbol" fo:font-size="9pt" style:font-name-asian="StarSymbol" style:font-size-asian="9pt" style:font-name-complex="StarSymbol" style:font-size-complex="9pt"/>
    </style:style>
    <style:style style:name="WW_5f_CharLFO1LVL9" style:display-name="WW_CharLFO1LVL9" style:family="text">
      <style:text-properties style:font-name="StarSymbol" fo:font-size="9pt" style:font-name-asian="StarSymbol" style:font-size-asian="9pt" style:font-name-complex="StarSymbol" style:font-size-complex="9pt"/>
    </style:style>
    <style:style style:name="WW_5f_CharLFO2LVL1" style:display-name="WW_CharLFO2LVL1" style:family="text">
      <style:text-properties style:font-name="StarSymbol" fo:font-size="9pt" style:font-name-asian="StarSymbol" style:font-size-asian="9pt" style:font-name-complex="StarSymbol" style:font-size-complex="9pt"/>
    </style:style>
    <style:style style:name="WW_5f_CharLFO2LVL2" style:display-name="WW_CharLFO2LVL2" style:family="text">
      <style:text-properties style:font-name="StarSymbol" fo:font-size="9pt" style:font-name-asian="StarSymbol" style:font-size-asian="9pt" style:font-name-complex="StarSymbol" style:font-size-complex="9pt"/>
    </style:style>
    <style:style style:name="WW_5f_CharLFO2LVL3" style:display-name="WW_CharLFO2LVL3" style:family="text">
      <style:text-properties style:font-name="StarSymbol" fo:font-size="9pt" style:font-name-asian="StarSymbol" style:font-size-asian="9pt" style:font-name-complex="StarSymbol" style:font-size-complex="9pt"/>
    </style:style>
    <style:style style:name="WW_5f_CharLFO2LVL4" style:display-name="WW_CharLFO2LVL4" style:family="text">
      <style:text-properties style:font-name="StarSymbol" fo:font-size="9pt" style:font-name-asian="StarSymbol" style:font-size-asian="9pt" style:font-name-complex="StarSymbol" style:font-size-complex="9pt"/>
    </style:style>
    <style:style style:name="WW_5f_CharLFO2LVL5" style:display-name="WW_CharLFO2LVL5" style:family="text">
      <style:text-properties style:font-name="StarSymbol" fo:font-size="9pt" style:font-name-asian="StarSymbol" style:font-size-asian="9pt" style:font-name-complex="StarSymbol" style:font-size-complex="9pt"/>
    </style:style>
    <style:style style:name="WW_5f_CharLFO2LVL6" style:display-name="WW_CharLFO2LVL6" style:family="text">
      <style:text-properties style:font-name="StarSymbol" fo:font-size="9pt" style:font-name-asian="StarSymbol" style:font-size-asian="9pt" style:font-name-complex="StarSymbol" style:font-size-complex="9pt"/>
    </style:style>
    <style:style style:name="WW_5f_CharLFO2LVL7" style:display-name="WW_CharLFO2LVL7" style:family="text">
      <style:text-properties style:font-name="StarSymbol" fo:font-size="9pt" style:font-name-asian="StarSymbol" style:font-size-asian="9pt" style:font-name-complex="StarSymbol" style:font-size-complex="9pt"/>
    </style:style>
    <style:style style:name="WW_5f_CharLFO2LVL8" style:display-name="WW_CharLFO2LVL8" style:family="text">
      <style:text-properties style:font-name="StarSymbol" fo:font-size="9pt" style:font-name-asian="StarSymbol" style:font-size-asian="9pt" style:font-name-complex="StarSymbol" style:font-size-complex="9pt"/>
    </style:style>
    <style:style style:name="WW_5f_CharLFO2LVL9" style:display-name="WW_CharLFO2LVL9" style:family="text">
      <style:text-properties style:font-name="StarSymbol" fo:font-size="9pt" style:font-name-asian="StarSymbol" style:font-size-asian="9pt" style:font-name-complex="StarSymbol" style:font-size-complex="9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text:outline-level-style text:level="2" style:num-format=""/>
      <text:outline-level-style text:level="3" style:num-format=""/>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1.27cm" fo:margin-bottom="1.27cm" fo:margin-left="2.499cm" fo:margin-right="2.499cm" style:writing-mode="lr-tb" style:footnote-max-height="0cm">
        <style:footnote-sep style:width="0.018cm" style:adjustment="left" style:rel-width="33%" style:color="#000000"/>
      </style:page-layout-properties>
      <style:header-style/>
      <style:footer-style>
        <style:header-footer-properties fo:min-height="0cm" fo:margin-left="0cm" fo:margin-right="0cm" fo:margin-top="0cm" style:dynamic-spacing="true"/>
      </style:footer-style>
    </style:page-layout>
    <style:page-layout style:name="pm3">
      <style:page-layout-properties fo:page-width="21.001cm" fo:page-height="29.7cm" style:num-format="1" style:print-orientation="portrait" fo:margin-top="1.27cm" fo:margin-bottom="1.27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pm1"/>
    <style:master-page style:name="MP0" style:page-layout-name="pm2">
      <style:footer>
        <text:p text:style-name="P1"><text:page-number text:select-page="current">22</text:page-number></text:p>
        <text:p text:style-name="Footer"/>
      </style:footer>
    </style:master-page>
    <style:master-page style:name="MPF0" style:page-layout-name="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initial-creator>Karpyuk, Iryna</meta:initial-creator>
    <meta:creation-date>2012-10-15T13:14:00</meta:creation-date>
    <dc:creator>iryna karpyuk</dc:creator>
    <dc:date>2012-10-16T21:27:04</dc:date>
    <meta:editing-cycles>11</meta:editing-cycles>
    <meta:editing-duration>PT26M22S</meta:editing-duration>
    <meta:template xlink:type="simple" xlink:actuate="onRequest" xlink:href="../../AppData/Local/Temp/Forschungsbericht.odt/Normal"/>
    <meta:user-defined meta:name="Info 1"/>
    <meta:user-defined meta:name="Info 2"/>
    <meta:user-defined meta:name="Info 3"/>
    <meta:user-defined meta:name="Info 4"/>
    <meta:document-statistic meta:table-count="1" meta:image-count="6" meta:object-count="0" meta:page-count="22" meta:paragraph-count="211" meta:word-count="5157" meta:character-count="41487"/>
  </office:meta>
</office:document-meta>
</file>